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manifest.rdf" manifest:media-type="application/rdf+xml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9.23mm"/>
    </style:style>
    <style:style style:name="co7" style:family="table-column">
      <style:table-column-properties fo:break-before="auto" style:column-width="24.91mm"/>
    </style:style>
    <style:style style:name="co3" style:family="table-column">
      <style:table-column-properties fo:break-before="auto" style:column-width="17mm"/>
    </style:style>
    <style:style style:name="co4" style:family="table-column">
      <style:table-column-properties fo:break-before="auto" style:column-width="20.73mm"/>
    </style:style>
    <style:style style:name="co5" style:family="table-column">
      <style:table-column-properties fo:break-before="auto" style:column-width="21.55mm"/>
    </style:style>
    <style:style style:name="co8" style:family="table-column">
      <style:table-column-properties fo:break-before="auto" style:column-width="40.89mm"/>
    </style:style>
    <style:style style:name="co9" style:family="table-column">
      <style:table-column-properties fo:break-before="auto" style:column-width="25.75mm"/>
    </style:style>
    <style:style style:name="co10" style:family="table-column">
      <style:table-column-properties fo:break-before="auto" style:column-width="16.51mm"/>
    </style:style>
    <style:style style:name="co11" style:family="table-column">
      <style:table-column-properties fo:break-before="auto" style:column-width="10.92mm"/>
    </style:style>
    <style:style style:name="co12" style:family="table-column">
      <style:table-column-properties fo:break-before="auto" style:column-width="24.34mm"/>
    </style:style>
    <style:style style:name="co13" style:family="table-column">
      <style:table-column-properties fo:break-before="auto" style:column-width="21.84mm"/>
    </style:style>
    <style:style style:name="ro1" style:family="table-row">
      <style:table-row-properties style:row-height="5.29mm" fo:break-before="auto" style:use-optimal-row-height="false"/>
    </style:style>
    <style:style style:name="ta4" style:family="table" style:master-page-name="PageStyle_5f_4._20_Matematyczne_20_II">
      <style:table-properties table:display="true" style:writing-mode="lr-tb"/>
    </style:style>
    <style:style style:name="ta2" style:family="table" style:master-page-name="PageStyle_5f_1._20_Giełda">
      <style:table-properties table:display="true" style:writing-mode="lr-tb"/>
    </style:style>
    <style:style style:name="ta3" style:family="table" style:master-page-name="PageStyle_5f_2._20_Wybory">
      <style:table-properties table:display="true" style:writing-mode="lr-tb"/>
    </style:style>
    <style:style style:name="ta5" style:family="table" style:master-page-name="PageStyle_5f_3._20_Matematyczne_20_I">
      <style:table-properties table:display="true" style:writing-mode="lr-tb"/>
    </style:style>
    <style:style style:name="ta6" style:family="table" style:master-page-name="PageStyle_5f_5._20_Pomiary">
      <style:table-properties table:display="true" style:writing-mode="lr-tb"/>
    </style:style>
    <style:style style:name="ta7" style:family="table" style:master-page-name="PageStyle_5f_6._20_Nazwiska">
      <style:table-properties table:display="true" style:writing-mode="lr-tb"/>
    </style:style>
    <style:style style:name="ta8" style:family="table" style:master-page-name="PageStyle_5f_7._20_Klasyfikacja">
      <style:table-properties table:display="true" style:writing-mode="lr-tb"/>
    </style:style>
    <number:number-style style:name="N10004" number:language="pl" number:country="PL">
      <number:number number:decimal-places="2" loext:min-decimal-places="2" number:min-integer-digits="1" number:grouping="true"/>
    </number:number-style>
    <number:date-style style:name="N10084" number:language="pl" number:country="PL">
      <number:year number:style="long"/>
      <number:text>-</number:text>
      <number:month number:style="long"/>
      <number:text>-</number:text>
      <number:day number:style="long"/>
    </number:date-style>
    <style:style style:name="ce3" style:family="table-cell" style:parent-style-name="Default">
      <style:text-properties style:font-name="Arial" fo:font-size="10pt" style:font-size-asian="10pt" style:font-size-complex="10pt"/>
    </style:style>
    <style:style style:name="ce5" style:family="table-cell" style:parent-style-name="Default">
      <style:table-cell-properties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6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font-name="Arial" fo:font-size="10pt" style:font-size-asian="10pt" style:font-size-complex="10pt"/>
    </style:style>
    <style:style style:name="ce7" style:family="table-cell" style:parent-style-name="Default">
      <style:table-cell-properties style:diagonal-bl-tr="none" style:diagonal-tl-br="none" fo:border="none" style:rotation-align="none"/>
      <style:text-properties style:font-name="Arial" fo:font-size="10pt" style:font-size-asian="10pt" style:font-size-complex="10pt"/>
    </style:style>
    <style:style style:name="ce1" style:family="table-cell" style:parent-style-name="Default">
      <style:table-cell-properties fo:background-color="#ffff00"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2" style:family="table-cell" style:parent-style-name="Default" style:data-style-name="N10084">
      <style:table-cell-properties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15" style:family="table-cell" style:parent-style-name="Default">
      <style:text-properties style:font-name="Arial" fo:font-size="10pt" style:font-size-asian="10pt" style:font-size-complex="10pt"/>
    </style:style>
    <style:style style:name="ce4" style:family="table-cell" style:parent-style-name="Default" style:data-style-name="N10004">
      <style:table-cell-properties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17" style:family="table-cell" style:parent-style-name="Default">
      <style:table-cell-properties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18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font-name="Arial" fo:font-size="10pt" style:font-size-asian="10pt" style:font-size-complex="10pt"/>
    </style:style>
    <style:style style:name="ce19" style:family="table-cell" style:parent-style-name="Default">
      <style:table-cell-properties style:diagonal-bl-tr="none" style:diagonal-tl-br="none" fo:border="none" style:rotation-align="none"/>
      <style:text-properties style:font-name="Arial" fo:font-size="10pt" style:font-size-asian="10pt" style:font-size-complex="10pt"/>
    </style:style>
    <style:style style:name="ce8" style:family="table-cell" style:parent-style-name="Excel_20_Built-in_20_Percent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1. Giełda" table:style-name="ta2">
        <office:forms form:automatic-focus="false" form:apply-design-mode="false"/>
        <table:shapes>
          <draw:frame draw:z-index="0" draw:style-name="gr1" draw:text-style-name="P1" svg:width="159.99mm" svg:height="89.99mm" svg:x="43.29mm" svg:y="1mm">
            <loext:p/>
            <draw:object draw:notify-on-update-of-ranges="'1. Giełda'.A2:'1. Giełda'.A22 '1. Giełda'.B1:'1. Giełda'.B1 '1. Giełda'.B2:'1. Giełda'.B2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4" table:default-cell-style-name="ce15"/>
        <table:table-column table:style-name="co5" table:default-cell-style-name="ce15"/>
        <table:table-column table:style-name="co3" table:number-columns-repeated="1022" table:default-cell-style-name="ce15"/>
        <table:table-row table:style-name="ro1">
          <table:table-cell table:style-name="ce1" office:value-type="string" calcext:value-type="string">
            <text:p>Data</text:p>
          </table:table-cell>
          <table:table-cell table:style-name="ce1" office:value-type="string" calcext:value-type="string">
            <text:p>Indeks WIG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30" calcext:value-type="date">
            <text:p>2012-11-30</text:p>
          </table:table-cell>
          <table:table-cell table:style-name="ce4" office:value-type="float" office:value="47700.76" calcext:value-type="float">
            <text:p>47 700,76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9" calcext:value-type="date">
            <text:p>2012-11-29</text:p>
          </table:table-cell>
          <table:table-cell table:style-name="ce4" office:value-type="float" office:value="47911.46" calcext:value-type="float">
            <text:p>47 911,46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8" calcext:value-type="date">
            <text:p>2012-11-28</text:p>
          </table:table-cell>
          <table:table-cell table:style-name="ce4" office:value-type="float" office:value="47422.73" calcext:value-type="float">
            <text:p>47 422,73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7" calcext:value-type="date">
            <text:p>2012-11-27</text:p>
          </table:table-cell>
          <table:table-cell table:style-name="ce4" office:value-type="float" office:value="47596.12" calcext:value-type="float">
            <text:p>47 596,12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6" calcext:value-type="date">
            <text:p>2012-11-26</text:p>
          </table:table-cell>
          <table:table-cell table:style-name="ce4" office:value-type="float" office:value="47718.8" calcext:value-type="float">
            <text:p>47 718,80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3" calcext:value-type="date">
            <text:p>2012-11-23</text:p>
          </table:table-cell>
          <table:table-cell table:style-name="ce4" office:value-type="float" office:value="47693.24" calcext:value-type="float">
            <text:p>47 693,24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2" calcext:value-type="date">
            <text:p>2012-11-22</text:p>
          </table:table-cell>
          <table:table-cell table:style-name="ce4" office:value-type="float" office:value="47732.9" calcext:value-type="float">
            <text:p>47 732,90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1" calcext:value-type="date">
            <text:p>2012-11-21</text:p>
          </table:table-cell>
          <table:table-cell table:style-name="ce4" office:value-type="float" office:value="47363.9" calcext:value-type="float">
            <text:p>47 363,90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0" calcext:value-type="date">
            <text:p>2012-11-20</text:p>
          </table:table-cell>
          <table:table-cell table:style-name="ce4" office:value-type="float" office:value="47651.54" calcext:value-type="float">
            <text:p>47 651,54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19" calcext:value-type="date">
            <text:p>2012-11-19</text:p>
          </table:table-cell>
          <table:table-cell table:style-name="ce4" office:value-type="float" office:value="47516.86" calcext:value-type="float">
            <text:p>47 516,86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16" calcext:value-type="date">
            <text:p>2012-11-16</text:p>
          </table:table-cell>
          <table:table-cell table:style-name="ce4" office:value-type="float" office:value="47892.91" calcext:value-type="float">
            <text:p>47 892,91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15" calcext:value-type="date">
            <text:p>2012-11-15</text:p>
          </table:table-cell>
          <table:table-cell table:style-name="ce4" office:value-type="float" office:value="47637.57" calcext:value-type="float">
            <text:p>47 637,57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14" calcext:value-type="date">
            <text:p>2012-11-14</text:p>
          </table:table-cell>
          <table:table-cell table:style-name="ce4" office:value-type="float" office:value="47649.66" calcext:value-type="float">
            <text:p>47 649,66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13" calcext:value-type="date">
            <text:p>2012-11-13</text:p>
          </table:table-cell>
          <table:table-cell table:style-name="ce4" office:value-type="float" office:value="47510.17" calcext:value-type="float">
            <text:p>47 510,17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12" calcext:value-type="date">
            <text:p>2012-11-12</text:p>
          </table:table-cell>
          <table:table-cell table:style-name="ce4" office:value-type="float" office:value="47465.15" calcext:value-type="float">
            <text:p>47 465,15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09" calcext:value-type="date">
            <text:p>2012-11-09</text:p>
          </table:table-cell>
          <table:table-cell table:style-name="ce4" office:value-type="float" office:value="47554.07" calcext:value-type="float">
            <text:p>47 554,07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08" calcext:value-type="date">
            <text:p>2012-11-08</text:p>
          </table:table-cell>
          <table:table-cell table:style-name="ce4" office:value-type="float" office:value="47516.57" calcext:value-type="float">
            <text:p>47 516,57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07" calcext:value-type="date">
            <text:p>2012-11-07</text:p>
          </table:table-cell>
          <table:table-cell table:style-name="ce4" office:value-type="float" office:value="47348.16" calcext:value-type="float">
            <text:p>47 348,16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06" calcext:value-type="date">
            <text:p>2012-11-06</text:p>
          </table:table-cell>
          <table:table-cell table:style-name="ce4" office:value-type="float" office:value="46868.43" calcext:value-type="float">
            <text:p>46 868,43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05" calcext:value-type="date">
            <text:p>2012-11-05</text:p>
          </table:table-cell>
          <table:table-cell table:style-name="ce4" office:value-type="float" office:value="46481.15" calcext:value-type="float">
            <text:p>46 481,15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02" calcext:value-type="date">
            <text:p>2012-11-02</text:p>
          </table:table-cell>
          <table:table-cell table:style-name="ce4" office:value-type="float" office:value="46145.34" calcext:value-type="float">
            <text:p>46 145,34</text:p>
          </table:table-cell>
          <table:table-cell table:number-columns-repeated="1022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. Wybory" table:style-name="ta3">
        <table:shapes>
          <draw:frame draw:z-index="0" draw:style-name="gr1" draw:text-style-name="P1" svg:width="228.02mm" svg:height="146.96mm" svg:x="57.62mm" svg:y="1.06mm">
            <loext:p/>
            <draw:object draw:notify-on-update-of-ranges="'2. Wybory'.A2:'2. Wybory'.A5 '2. Wybory'.B1:'2. Wybory'.B1 '2. Wybory'.B2:'2. Wybory'.B5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8" table:default-cell-style-name="ce15"/>
        <table:table-column table:style-name="co9" table:default-cell-style-name="ce15"/>
        <table:table-column table:style-name="co3" table:number-columns-repeated="1022" table:default-cell-style-name="ce15"/>
        <table:table-row table:style-name="ro1">
          <table:table-cell table:style-name="ce1" office:value-type="string" calcext:value-type="string">
            <text:p>Kandydat</text:p>
          </table:table-cell>
          <table:table-cell table:style-name="ce1" office:value-type="string" calcext:value-type="string">
            <text:p>Liczba głosów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Janek Wiśniewski (1C)</text:p>
          </table:table-cell>
          <table:table-cell table:style-name="ce17" office:value-type="float" office:value="45" calcext:value-type="float">
            <text:p>45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Kasia Nowak (3B)</text:p>
          </table:table-cell>
          <table:table-cell table:style-name="ce17" office:value-type="float" office:value="32" calcext:value-type="float">
            <text:p>32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Dorota Kowalska (2A)</text:p>
          </table:table-cell>
          <table:table-cell table:style-name="ce17" office:value-type="float" office:value="116" calcext:value-type="float">
            <text:p>116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Marek Kowalski (2A)</text:p>
          </table:table-cell>
          <table:table-cell table:style-name="ce17" office:value-type="float" office:value="201" calcext:value-type="float">
            <text:p>201</text:p>
          </table:table-cell>
          <table:table-cell table:number-columns-repeated="1022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3. Matematyczne I" table:style-name="ta5">
        <table:shapes>
          <draw:frame draw:z-index="0" draw:style-name="gr1" draw:text-style-name="P1" svg:width="159.99mm" svg:height="89.99mm" svg:x="48.93mm" svg:y="13.42mm">
            <loext:p/>
            <draw:object draw:notify-on-update-of-ranges="'3. Matematyczne I'.B1:'3. Matematyczne I'.B1 '3. Matematyczne I'.B2:'3. Matematyczne I'.B102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3" table:number-columns-repeated="1024" table:default-cell-style-name="ce15"/>
        <table:table-row table:style-name="ro1"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number-columns-repeated="1022"/>
        </table:table-row>
        <table:table-row table:style-name="ro1">
          <table:table-cell table:style-name="ce17" office:value-type="float" office:value="-5" calcext:value-type="float">
            <text:p>-5</text:p>
          </table:table-cell>
          <table:table-cell table:style-name="ce17" table:formula="of:=1/(POWER([.A2];2)-1)" office:value-type="float" office:value="0.0416666666666667" calcext:value-type="float">
            <text:p>0,041666666666667</text:p>
          </table:table-cell>
          <table:table-cell table:number-columns-repeated="1022"/>
        </table:table-row>
        <table:table-row table:style-name="ro1">
          <table:table-cell table:style-name="ce17" office:value-type="float" office:value="-4.9" calcext:value-type="float">
            <text:p>-4,9</text:p>
          </table:table-cell>
          <table:table-cell table:style-name="ce17" table:formula="of:=1/(POWER([.A3];2)-1)" office:value-type="float" office:value="0.0434593654932638" calcext:value-type="float">
            <text:p>0,043459365493264</text:p>
          </table:table-cell>
          <table:table-cell table:number-columns-repeated="1022"/>
        </table:table-row>
        <table:table-row table:style-name="ro1">
          <table:table-cell table:style-name="ce17" office:value-type="float" office:value="-4.8" calcext:value-type="float">
            <text:p>-4,8</text:p>
          </table:table-cell>
          <table:table-cell table:style-name="ce17" table:formula="of:=1/(POWER([.A4];2)-1)" office:value-type="float" office:value="0.0453720508166969" calcext:value-type="float">
            <text:p>0,045372050816697</text:p>
          </table:table-cell>
          <table:table-cell table:number-columns-repeated="1022"/>
        </table:table-row>
        <table:table-row table:style-name="ro1">
          <table:table-cell table:style-name="ce17" office:value-type="float" office:value="-4.7" calcext:value-type="float">
            <text:p>-4,7</text:p>
          </table:table-cell>
          <table:table-cell table:style-name="ce17" table:formula="of:=1/(POWER([.A5];2)-1)" office:value-type="float" office:value="0.0474158368895211" calcext:value-type="float">
            <text:p>0,047415836889521</text:p>
          </table:table-cell>
          <table:table-cell table:number-columns-repeated="1022"/>
        </table:table-row>
        <table:table-row table:style-name="ro1">
          <table:table-cell table:style-name="ce17" office:value-type="float" office:value="-4.6" calcext:value-type="float">
            <text:p>-4,6</text:p>
          </table:table-cell>
          <table:table-cell table:style-name="ce17" table:formula="of:=1/(POWER([.A6];2)-1)" office:value-type="float" office:value="0.0496031746031746" calcext:value-type="float">
            <text:p>0,049603174603175</text:p>
          </table:table-cell>
          <table:table-cell table:number-columns-repeated="1022"/>
        </table:table-row>
        <table:table-row table:style-name="ro1">
          <table:table-cell table:style-name="ce17" office:value-type="float" office:value="-4.5" calcext:value-type="float">
            <text:p>-4,5</text:p>
          </table:table-cell>
          <table:table-cell table:style-name="ce17" table:formula="of:=1/(POWER([.A7];2)-1)" office:value-type="float" office:value="0.051948051948052" calcext:value-type="float">
            <text:p>0,051948051948052</text:p>
          </table:table-cell>
          <table:table-cell table:number-columns-repeated="1022"/>
        </table:table-row>
        <table:table-row table:style-name="ro1">
          <table:table-cell table:style-name="ce17" office:value-type="float" office:value="-4.4" calcext:value-type="float">
            <text:p>-4,4</text:p>
          </table:table-cell>
          <table:table-cell table:style-name="ce17" table:formula="of:=1/(POWER([.A8];2)-1)" office:value-type="float" office:value="0.0544662309368192" calcext:value-type="float">
            <text:p>0,054466230936819</text:p>
          </table:table-cell>
          <table:table-cell table:number-columns-repeated="1022"/>
        </table:table-row>
        <table:table-row table:style-name="ro1">
          <table:table-cell table:style-name="ce17" office:value-type="float" office:value="-4.3" calcext:value-type="float">
            <text:p>-4,3</text:p>
          </table:table-cell>
          <table:table-cell table:style-name="ce17" table:formula="of:=1/(POWER([.A9];2)-1)" office:value-type="float" office:value="0.0571755288736421" calcext:value-type="float">
            <text:p>0,057175528873642</text:p>
          </table:table-cell>
          <table:table-cell table:number-columns-repeated="1022"/>
        </table:table-row>
        <table:table-row table:style-name="ro1">
          <table:table-cell table:style-name="ce17" office:value-type="float" office:value="-4.2" calcext:value-type="float">
            <text:p>-4,2</text:p>
          </table:table-cell>
          <table:table-cell table:style-name="ce17" table:formula="of:=1/(POWER([.A10];2)-1)" office:value-type="float" office:value="0.0600961538461538" calcext:value-type="float">
            <text:p>0,060096153846154</text:p>
          </table:table-cell>
          <table:table-cell table:number-columns-repeated="1022"/>
        </table:table-row>
        <table:table-row table:style-name="ro1">
          <table:table-cell table:style-name="ce17" office:value-type="float" office:value="-4.1" calcext:value-type="float">
            <text:p>-4,1</text:p>
          </table:table-cell>
          <table:table-cell table:style-name="ce17" table:formula="of:=1/(POWER([.A11];2)-1)" office:value-type="float" office:value="0.0632511068943707" calcext:value-type="float">
            <text:p>0,063251106894371</text:p>
          </table:table-cell>
          <table:table-cell table:number-columns-repeated="1022"/>
        </table:table-row>
        <table:table-row table:style-name="ro1">
          <table:table-cell table:style-name="ce17" office:value-type="float" office:value="-4" calcext:value-type="float">
            <text:p>-4</text:p>
          </table:table-cell>
          <table:table-cell table:style-name="ce17" table:formula="of:=1/(POWER([.A12];2)-1)" office:value-type="float" office:value="0.0666666666666667" calcext:value-type="float">
            <text:p>0,066666666666667</text:p>
          </table:table-cell>
          <table:table-cell table:number-columns-repeated="1022"/>
        </table:table-row>
        <table:table-row table:style-name="ro1">
          <table:table-cell table:style-name="ce17" office:value-type="float" office:value="-3.9" calcext:value-type="float">
            <text:p>-3,9</text:p>
          </table:table-cell>
          <table:table-cell table:style-name="ce17" table:formula="of:=1/(POWER([.A13];2)-1)" office:value-type="float" office:value="0.0703729767769177" calcext:value-type="float">
            <text:p>0,070372976776918</text:p>
          </table:table-cell>
          <table:table-cell table:number-columns-repeated="1022"/>
        </table:table-row>
        <table:table-row table:style-name="ro1">
          <table:table-cell table:style-name="ce17" office:value-type="float" office:value="-3.8" calcext:value-type="float">
            <text:p>-3,8</text:p>
          </table:table-cell>
          <table:table-cell table:style-name="ce17" table:formula="of:=1/(POWER([.A14];2)-1)" office:value-type="float" office:value="0.0744047619047619" calcext:value-type="float">
            <text:p>0,074404761904762</text:p>
          </table:table-cell>
          <table:table-cell table:number-columns-repeated="1022"/>
        </table:table-row>
        <table:table-row table:style-name="ro1">
          <table:table-cell table:style-name="ce17" office:value-type="float" office:value="-3.7" calcext:value-type="float">
            <text:p>-3,7</text:p>
          </table:table-cell>
          <table:table-cell table:style-name="ce17" table:formula="of:=1/(POWER([.A15];2)-1)" office:value-type="float" office:value="0.0788022064617809" calcext:value-type="float">
            <text:p>0,078802206461781</text:p>
          </table:table-cell>
          <table:table-cell table:number-columns-repeated="1022"/>
        </table:table-row>
        <table:table-row table:style-name="ro1">
          <table:table-cell table:style-name="ce17" office:value-type="float" office:value="-3.6" calcext:value-type="float">
            <text:p>-3,6</text:p>
          </table:table-cell>
          <table:table-cell table:style-name="ce17" table:formula="of:=1/(POWER([.A16];2)-1)" office:value-type="float" office:value="0.0836120401337793" calcext:value-type="float">
            <text:p>0,083612040133779</text:p>
          </table:table-cell>
          <table:table-cell table:number-columns-repeated="1022"/>
        </table:table-row>
        <table:table-row table:style-name="ro1">
          <table:table-cell table:style-name="ce17" office:value-type="float" office:value="-3.50000000000001" calcext:value-type="float">
            <text:p>-3,50000000000001</text:p>
          </table:table-cell>
          <table:table-cell table:style-name="ce17" table:formula="of:=1/(POWER([.A17];2)-1)" office:value-type="float" office:value="0.0888888888888883" calcext:value-type="float">
            <text:p>0,088888888888888</text:p>
          </table:table-cell>
          <table:table-cell table:number-columns-repeated="1022"/>
        </table:table-row>
        <table:table-row table:style-name="ro1">
          <table:table-cell table:style-name="ce17" office:value-type="float" office:value="-3.40000000000001" calcext:value-type="float">
            <text:p>-3,40000000000001</text:p>
          </table:table-cell>
          <table:table-cell table:style-name="ce17" table:formula="of:=1/(POWER([.A18];2)-1)" office:value-type="float" office:value="0.0946969696969691" calcext:value-type="float">
            <text:p>0,094696969696969</text:p>
          </table:table-cell>
          <table:table-cell table:number-columns-repeated="1022"/>
        </table:table-row>
        <table:table-row table:style-name="ro1">
          <table:table-cell table:style-name="ce17" office:value-type="float" office:value="-3.30000000000001" calcext:value-type="float">
            <text:p>-3,30000000000001</text:p>
          </table:table-cell>
          <table:table-cell table:style-name="ce17" table:formula="of:=1/(POWER([.A19];2)-1)" office:value-type="float" office:value="0.101112234580384" calcext:value-type="float">
            <text:p>0,101112234580384</text:p>
          </table:table-cell>
          <table:table-cell table:number-columns-repeated="1022"/>
        </table:table-row>
        <table:table-row table:style-name="ro1">
          <table:table-cell table:style-name="ce17" office:value-type="float" office:value="-3.20000000000001" calcext:value-type="float">
            <text:p>-3,20000000000001</text:p>
          </table:table-cell>
          <table:table-cell table:style-name="ce17" table:formula="of:=1/(POWER([.A20];2)-1)" office:value-type="float" office:value="0.108225108225107" calcext:value-type="float">
            <text:p>0,108225108225107</text:p>
          </table:table-cell>
          <table:table-cell table:number-columns-repeated="1022"/>
        </table:table-row>
        <table:table-row table:style-name="ro1">
          <table:table-cell table:style-name="ce17" office:value-type="float" office:value="-3.10000000000001" calcext:value-type="float">
            <text:p>-3,10000000000001</text:p>
          </table:table-cell>
          <table:table-cell table:style-name="ce17" table:formula="of:=1/(POWER([.A21];2)-1)" office:value-type="float" office:value="0.116144018583042" calcext:value-type="float">
            <text:p>0,116144018583042</text:p>
          </table:table-cell>
          <table:table-cell table:number-columns-repeated="1022"/>
        </table:table-row>
        <table:table-row table:style-name="ro1">
          <table:table-cell table:style-name="ce17" office:value-type="float" office:value="-3.00000000000001" calcext:value-type="float">
            <text:p>-3,00000000000001</text:p>
          </table:table-cell>
          <table:table-cell table:style-name="ce17" table:formula="of:=1/(POWER([.A22];2)-1)" office:value-type="float" office:value="0.124999999999999" calcext:value-type="float">
            <text:p>0,124999999999999</text:p>
          </table:table-cell>
          <table:table-cell table:number-columns-repeated="1022"/>
        </table:table-row>
        <table:table-row table:style-name="ro1">
          <table:table-cell table:style-name="ce17" office:value-type="float" office:value="-2.90000000000001" calcext:value-type="float">
            <text:p>-2,90000000000001</text:p>
          </table:table-cell>
          <table:table-cell table:style-name="ce17" table:formula="of:=1/(POWER([.A23];2)-1)" office:value-type="float" office:value="0.134952766531713" calcext:value-type="float">
            <text:p>0,134952766531713</text:p>
          </table:table-cell>
          <table:table-cell table:number-columns-repeated="1022"/>
        </table:table-row>
        <table:table-row table:style-name="ro1">
          <table:table-cell table:style-name="ce17" office:value-type="float" office:value="-2.80000000000001" calcext:value-type="float">
            <text:p>-2,80000000000001</text:p>
          </table:table-cell>
          <table:table-cell table:style-name="ce17" table:formula="of:=1/(POWER([.A24];2)-1)" office:value-type="float" office:value="0.146198830409356" calcext:value-type="float">
            <text:p>0,146198830409356</text:p>
          </table:table-cell>
          <table:table-cell table:number-columns-repeated="1022"/>
        </table:table-row>
        <table:table-row table:style-name="ro1">
          <table:table-cell table:style-name="ce17" office:value-type="float" office:value="-2.70000000000001" calcext:value-type="float">
            <text:p>-2,70000000000001</text:p>
          </table:table-cell>
          <table:table-cell table:style-name="ce17" table:formula="of:=1/(POWER([.A25];2)-1)" office:value-type="float" office:value="0.158982511923687" calcext:value-type="float">
            <text:p>0,158982511923687</text:p>
          </table:table-cell>
          <table:table-cell table:number-columns-repeated="1022"/>
        </table:table-row>
        <table:table-row table:style-name="ro1">
          <table:table-cell table:style-name="ce17" office:value-type="float" office:value="-2.60000000000001" calcext:value-type="float">
            <text:p>-2,60000000000001</text:p>
          </table:table-cell>
          <table:table-cell table:style-name="ce17" table:formula="of:=1/(POWER([.A26];2)-1)" office:value-type="float" office:value="0.17361111111111" calcext:value-type="float">
            <text:p>0,17361111111111</text:p>
          </table:table-cell>
          <table:table-cell table:number-columns-repeated="1022"/>
        </table:table-row>
        <table:table-row table:style-name="ro1">
          <table:table-cell table:style-name="ce17" office:value-type="float" office:value="-2.50000000000001" calcext:value-type="float">
            <text:p>-2,50000000000001</text:p>
          </table:table-cell>
          <table:table-cell table:style-name="ce17" table:formula="of:=1/(POWER([.A27];2)-1)" office:value-type="float" office:value="0.190476190476189" calcext:value-type="float">
            <text:p>0,190476190476189</text:p>
          </table:table-cell>
          <table:table-cell table:number-columns-repeated="1022"/>
        </table:table-row>
        <table:table-row table:style-name="ro1">
          <table:table-cell table:style-name="ce17" office:value-type="float" office:value="-2.40000000000001" calcext:value-type="float">
            <text:p>-2,40000000000001</text:p>
          </table:table-cell>
          <table:table-cell table:style-name="ce17" table:formula="of:=1/(POWER([.A28];2)-1)" office:value-type="float" office:value="0.210084033613443" calcext:value-type="float">
            <text:p>0,210084033613443</text:p>
          </table:table-cell>
          <table:table-cell table:number-columns-repeated="1022"/>
        </table:table-row>
        <table:table-row table:style-name="ro1">
          <table:table-cell table:style-name="ce17" office:value-type="float" office:value="-2.30000000000001" calcext:value-type="float">
            <text:p>-2,30000000000001</text:p>
          </table:table-cell>
          <table:table-cell table:style-name="ce17" table:formula="of:=1/(POWER([.A29];2)-1)" office:value-type="float" office:value="0.233100233100231" calcext:value-type="float">
            <text:p>0,233100233100231</text:p>
          </table:table-cell>
          <table:table-cell table:number-columns-repeated="1022"/>
        </table:table-row>
        <table:table-row table:style-name="ro1">
          <table:table-cell table:style-name="ce17" office:value-type="float" office:value="-2.20000000000001" calcext:value-type="float">
            <text:p>-2,20000000000001</text:p>
          </table:table-cell>
          <table:table-cell table:style-name="ce17" table:formula="of:=1/(POWER([.A30];2)-1)" office:value-type="float" office:value="0.260416666666664" calcext:value-type="float">
            <text:p>0,260416666666664</text:p>
          </table:table-cell>
          <table:table-cell table:number-columns-repeated="1022"/>
        </table:table-row>
        <table:table-row table:style-name="ro1">
          <table:table-cell table:style-name="ce17" office:value-type="float" office:value="-2.10000000000001" calcext:value-type="float">
            <text:p>-2,10000000000001</text:p>
          </table:table-cell>
          <table:table-cell table:style-name="ce17" table:formula="of:=1/(POWER([.A31];2)-1)" office:value-type="float" office:value="0.293255131964806" calcext:value-type="float">
            <text:p>0,293255131964806</text:p>
          </table:table-cell>
          <table:table-cell table:number-columns-repeated="1022"/>
        </table:table-row>
        <table:table-row table:style-name="ro1">
          <table:table-cell table:style-name="ce17" office:value-type="float" office:value="-2.00000000000001" calcext:value-type="float">
            <text:p>-2,00000000000001</text:p>
          </table:table-cell>
          <table:table-cell table:style-name="ce17" table:formula="of:=1/(POWER([.A32];2)-1)" office:value-type="float" office:value="0.333333333333329" calcext:value-type="float">
            <text:p>0,333333333333329</text:p>
          </table:table-cell>
          <table:table-cell table:number-columns-repeated="1022"/>
        </table:table-row>
        <table:table-row table:style-name="ro1">
          <table:table-cell table:style-name="ce17" office:value-type="float" office:value="-1.90000000000001" calcext:value-type="float">
            <text:p>-1,90000000000001</text:p>
          </table:table-cell>
          <table:table-cell table:style-name="ce17" table:formula="of:=1/(POWER([.A33];2)-1)" office:value-type="float" office:value="0.383141762452102" calcext:value-type="float">
            <text:p>0,383141762452102</text:p>
          </table:table-cell>
          <table:table-cell table:number-columns-repeated="1022"/>
        </table:table-row>
        <table:table-row table:style-name="ro1">
          <table:table-cell table:style-name="ce17" office:value-type="float" office:value="-1.80000000000001" calcext:value-type="float">
            <text:p>-1,80000000000001</text:p>
          </table:table-cell>
          <table:table-cell table:style-name="ce17" table:formula="of:=1/(POWER([.A34];2)-1)" office:value-type="float" office:value="0.446428571428564" calcext:value-type="float">
            <text:p>0,446428571428564</text:p>
          </table:table-cell>
          <table:table-cell table:number-columns-repeated="1022"/>
        </table:table-row>
        <table:table-row table:style-name="ro1">
          <table:table-cell table:style-name="ce17" office:value-type="float" office:value="-1.70000000000001" calcext:value-type="float">
            <text:p>-1,70000000000001</text:p>
          </table:table-cell>
          <table:table-cell table:style-name="ce17" table:formula="of:=1/(POWER([.A35];2)-1)" office:value-type="float" office:value="0.52910052910052" calcext:value-type="float">
            <text:p>0,52910052910052</text:p>
          </table:table-cell>
          <table:table-cell table:number-columns-repeated="1022"/>
        </table:table-row>
        <table:table-row table:style-name="ro1">
          <table:table-cell table:style-name="ce17" office:value-type="float" office:value="-1.60000000000001" calcext:value-type="float">
            <text:p>-1,60000000000001</text:p>
          </table:table-cell>
          <table:table-cell table:style-name="ce17" table:formula="of:=1/(POWER([.A36];2)-1)" office:value-type="float" office:value="0.641025641025628" calcext:value-type="float">
            <text:p>0,641025641025628</text:p>
          </table:table-cell>
          <table:table-cell table:number-columns-repeated="1022"/>
        </table:table-row>
        <table:table-row table:style-name="ro1">
          <table:table-cell table:style-name="ce17" office:value-type="float" office:value="-1.50000000000001" calcext:value-type="float">
            <text:p>-1,50000000000001</text:p>
          </table:table-cell>
          <table:table-cell table:style-name="ce17" table:formula="of:=1/(POWER([.A37];2)-1)" office:value-type="float" office:value="0.799999999999981" calcext:value-type="float">
            <text:p>0,799999999999981</text:p>
          </table:table-cell>
          <table:table-cell table:number-columns-repeated="1022"/>
        </table:table-row>
        <table:table-row table:style-name="ro1">
          <table:table-cell table:style-name="ce17" office:value-type="float" office:value="-1.40000000000001" calcext:value-type="float">
            <text:p>-1,40000000000001</text:p>
          </table:table-cell>
          <table:table-cell table:style-name="ce17" table:formula="of:=1/(POWER([.A38];2)-1)" office:value-type="float" office:value="1.04166666666664" calcext:value-type="float">
            <text:p>1,04166666666664</text:p>
          </table:table-cell>
          <table:table-cell table:number-columns-repeated="1022"/>
        </table:table-row>
        <table:table-row table:style-name="ro1">
          <table:table-cell table:style-name="ce17" office:value-type="float" office:value="-1.30000000000001" calcext:value-type="float">
            <text:p>-1,30000000000001</text:p>
          </table:table-cell>
          <table:table-cell table:style-name="ce17" table:formula="of:=1/(POWER([.A39];2)-1)" office:value-type="float" office:value="1.44927536231879" calcext:value-type="float">
            <text:p>1,44927536231879</text:p>
          </table:table-cell>
          <table:table-cell table:number-columns-repeated="1022"/>
        </table:table-row>
        <table:table-row table:style-name="ro1">
          <table:table-cell table:style-name="ce17" office:value-type="float" office:value="-1.20000000000001" calcext:value-type="float">
            <text:p>-1,20000000000001</text:p>
          </table:table-cell>
          <table:table-cell table:style-name="ce17" table:formula="of:=1/(POWER([.A40];2)-1)" office:value-type="float" office:value="2.27272727272715" calcext:value-type="float">
            <text:p>2,27272727272715</text:p>
          </table:table-cell>
          <table:table-cell table:number-columns-repeated="1022"/>
        </table:table-row>
        <table:table-row table:style-name="ro1">
          <table:table-cell table:style-name="ce17" office:value-type="float" office:value="-1.10000000000001" calcext:value-type="float">
            <text:p>-1,10000000000001</text:p>
          </table:table-cell>
          <table:table-cell table:style-name="ce17" table:formula="of:=1/(POWER([.A41];2)-1)" office:value-type="float" office:value="4.76190476190426" calcext:value-type="float">
            <text:p>4,76190476190426</text:p>
          </table:table-cell>
          <table:table-cell table:number-columns-repeated="1022"/>
        </table:table-row>
        <table:table-row table:style-name="ro1">
          <table:table-cell table:style-name="ce17" office:value-type="float" office:value="-1.00000000000001" calcext:value-type="float">
            <text:p>-1,00000000000001</text:p>
          </table:table-cell>
          <table:table-cell table:style-name="ce17"/>
          <table:table-cell table:number-columns-repeated="1022"/>
        </table:table-row>
        <table:table-row table:style-name="ro1">
          <table:table-cell table:style-name="ce17" office:value-type="float" office:value="-0.90000000000001" calcext:value-type="float">
            <text:p>-0,90000000000001</text:p>
          </table:table-cell>
          <table:table-cell table:style-name="ce17" table:formula="of:=1/(POWER([.A43];2)-1)" office:value-type="float" office:value="-5.26315789473734" calcext:value-type="float">
            <text:p>-5,26315789473734</text:p>
          </table:table-cell>
          <table:table-cell table:number-columns-repeated="1022"/>
        </table:table-row>
        <table:table-row table:style-name="ro1">
          <table:table-cell table:style-name="ce17" office:value-type="float" office:value="-0.80000000000001" calcext:value-type="float">
            <text:p>-0,80000000000001</text:p>
          </table:table-cell>
          <table:table-cell table:style-name="ce17" table:formula="of:=1/(POWER([.A44];2)-1)" office:value-type="float" office:value="-2.7777777777779" calcext:value-type="float">
            <text:p>-2,7777777777779</text:p>
          </table:table-cell>
          <table:table-cell table:number-columns-repeated="1022"/>
        </table:table-row>
        <table:table-row table:style-name="ro1">
          <table:table-cell table:style-name="ce17" office:value-type="float" office:value="-0.70000000000001" calcext:value-type="float">
            <text:p>-0,70000000000001</text:p>
          </table:table-cell>
          <table:table-cell table:style-name="ce17" table:formula="of:=1/(POWER([.A45];2)-1)" office:value-type="float" office:value="-1.96078431372554" calcext:value-type="float">
            <text:p>-1,96078431372554</text:p>
          </table:table-cell>
          <table:table-cell table:number-columns-repeated="1022"/>
        </table:table-row>
        <table:table-row table:style-name="ro1">
          <table:table-cell table:style-name="ce17" office:value-type="float" office:value="-0.60000000000001" calcext:value-type="float">
            <text:p>-0,60000000000001</text:p>
          </table:table-cell>
          <table:table-cell table:style-name="ce17" table:formula="of:=1/(POWER([.A46];2)-1)" office:value-type="float" office:value="-1.56250000000003" calcext:value-type="float">
            <text:p>-1,56250000000003</text:p>
          </table:table-cell>
          <table:table-cell table:number-columns-repeated="1022"/>
        </table:table-row>
        <table:table-row table:style-name="ro1">
          <table:table-cell table:style-name="ce17" office:value-type="float" office:value="-0.500000000000009" calcext:value-type="float">
            <text:p>-0,500000000000009</text:p>
          </table:table-cell>
          <table:table-cell table:style-name="ce17" table:formula="of:=1/(POWER([.A47];2)-1)" office:value-type="float" office:value="-1.33333333333335" calcext:value-type="float">
            <text:p>-1,33333333333335</text:p>
          </table:table-cell>
          <table:table-cell table:number-columns-repeated="1022"/>
        </table:table-row>
        <table:table-row table:style-name="ro1">
          <table:table-cell table:style-name="ce17" office:value-type="float" office:value="-0.400000000000009" calcext:value-type="float">
            <text:p>-0,400000000000009</text:p>
          </table:table-cell>
          <table:table-cell table:style-name="ce17" table:formula="of:=1/(POWER([.A48];2)-1)" office:value-type="float" office:value="-1.1904761904762" calcext:value-type="float">
            <text:p>-1,1904761904762</text:p>
          </table:table-cell>
          <table:table-cell table:number-columns-repeated="1022"/>
        </table:table-row>
        <table:table-row table:style-name="ro1">
          <table:table-cell table:style-name="ce17" office:value-type="float" office:value="-0.300000000000009" calcext:value-type="float">
            <text:p>-0,300000000000009</text:p>
          </table:table-cell>
          <table:table-cell table:style-name="ce17" table:formula="of:=1/(POWER([.A49];2)-1)" office:value-type="float" office:value="-1.09890109890111" calcext:value-type="float">
            <text:p>-1,09890109890111</text:p>
          </table:table-cell>
          <table:table-cell table:number-columns-repeated="1022"/>
        </table:table-row>
        <table:table-row table:style-name="ro1">
          <table:table-cell table:style-name="ce17" office:value-type="float" office:value="-0.200000000000009" calcext:value-type="float">
            <text:p>-0,200000000000009</text:p>
          </table:table-cell>
          <table:table-cell table:style-name="ce17" table:formula="of:=1/(POWER([.A50];2)-1)" office:value-type="float" office:value="-1.04166666666667" calcext:value-type="float">
            <text:p>-1,04166666666667</text:p>
          </table:table-cell>
          <table:table-cell table:number-columns-repeated="1022"/>
        </table:table-row>
        <table:table-row table:style-name="ro1">
          <table:table-cell table:style-name="ce17" office:value-type="float" office:value="-0.10000000000001" calcext:value-type="float">
            <text:p>-0,10000000000001</text:p>
          </table:table-cell>
          <table:table-cell table:style-name="ce17" table:formula="of:=1/(POWER([.A51];2)-1)" office:value-type="float" office:value="-1.01010101010101" calcext:value-type="float">
            <text:p>-1,01010101010101</text:p>
          </table:table-cell>
          <table:table-cell table:number-columns-repeated="1022"/>
        </table:table-row>
        <table:table-row table:style-name="ro1">
          <table:table-cell table:style-name="ce17" office:value-type="float" office:value="0" calcext:value-type="float">
            <text:p>0</text:p>
          </table:table-cell>
          <table:table-cell table:style-name="ce17" table:formula="of:=1/(POWER([.A52];2)-1)" office:value-type="float" office:value="-1" calcext:value-type="float">
            <text:p>-1</text:p>
          </table:table-cell>
          <table:table-cell table:number-columns-repeated="1022"/>
        </table:table-row>
        <table:table-row table:style-name="ro1">
          <table:table-cell table:style-name="ce17" office:value-type="float" office:value="0.0999999999999899" calcext:value-type="float">
            <text:p>0,09999999999999</text:p>
          </table:table-cell>
          <table:table-cell table:style-name="ce17" table:formula="of:=1/(POWER([.A53];2)-1)" office:value-type="float" office:value="-1.01010101010101" calcext:value-type="float">
            <text:p>-1,01010101010101</text:p>
          </table:table-cell>
          <table:table-cell table:number-columns-repeated="1022"/>
        </table:table-row>
        <table:table-row table:style-name="ro1">
          <table:table-cell table:style-name="ce17" office:value-type="float" office:value="0.19999999999999" calcext:value-type="float">
            <text:p>0,19999999999999</text:p>
          </table:table-cell>
          <table:table-cell table:style-name="ce17" table:formula="of:=1/(POWER([.A54];2)-1)" office:value-type="float" office:value="-1.04166666666666" calcext:value-type="float">
            <text:p>-1,04166666666666</text:p>
          </table:table-cell>
          <table:table-cell table:number-columns-repeated="1022"/>
        </table:table-row>
        <table:table-row table:style-name="ro1">
          <table:table-cell table:style-name="ce17" office:value-type="float" office:value="0.29999999999999" calcext:value-type="float">
            <text:p>0,29999999999999</text:p>
          </table:table-cell>
          <table:table-cell table:style-name="ce17" table:formula="of:=1/(POWER([.A55];2)-1)" office:value-type="float" office:value="-1.09890109890109" calcext:value-type="float">
            <text:p>-1,09890109890109</text:p>
          </table:table-cell>
          <table:table-cell table:number-columns-repeated="1022"/>
        </table:table-row>
        <table:table-row table:style-name="ro1">
          <table:table-cell table:style-name="ce17" office:value-type="float" office:value="0.39999999999999" calcext:value-type="float">
            <text:p>0,39999999999999</text:p>
          </table:table-cell>
          <table:table-cell table:style-name="ce17" table:formula="of:=1/(POWER([.A56];2)-1)" office:value-type="float" office:value="-1.19047619047618" calcext:value-type="float">
            <text:p>-1,19047619047618</text:p>
          </table:table-cell>
          <table:table-cell table:number-columns-repeated="1022"/>
        </table:table-row>
        <table:table-row table:style-name="ro1">
          <table:table-cell table:style-name="ce17" office:value-type="float" office:value="0.49999999999999" calcext:value-type="float">
            <text:p>0,49999999999999</text:p>
          </table:table-cell>
          <table:table-cell table:style-name="ce17" table:formula="of:=1/(POWER([.A57];2)-1)" office:value-type="float" office:value="-1.33333333333332" calcext:value-type="float">
            <text:p>-1,33333333333332</text:p>
          </table:table-cell>
          <table:table-cell table:number-columns-repeated="1022"/>
        </table:table-row>
        <table:table-row table:style-name="ro1">
          <table:table-cell table:style-name="ce17" office:value-type="float" office:value="0.59999999999999" calcext:value-type="float">
            <text:p>0,59999999999999</text:p>
          </table:table-cell>
          <table:table-cell table:style-name="ce17" table:formula="of:=1/(POWER([.A58];2)-1)" office:value-type="float" office:value="-1.56249999999997" calcext:value-type="float">
            <text:p>-1,56249999999997</text:p>
          </table:table-cell>
          <table:table-cell table:number-columns-repeated="1022"/>
        </table:table-row>
        <table:table-row table:style-name="ro1">
          <table:table-cell table:style-name="ce17" office:value-type="float" office:value="0.69999999999999" calcext:value-type="float">
            <text:p>0,69999999999999</text:p>
          </table:table-cell>
          <table:table-cell table:style-name="ce17" table:formula="of:=1/(POWER([.A59];2)-1)" office:value-type="float" office:value="-1.96078431372544" calcext:value-type="float">
            <text:p>-1,96078431372544</text:p>
          </table:table-cell>
          <table:table-cell table:number-columns-repeated="1022"/>
        </table:table-row>
        <table:table-row table:style-name="ro1">
          <table:table-cell table:style-name="ce17" office:value-type="float" office:value="0.79999999999999" calcext:value-type="float">
            <text:p>0,79999999999999</text:p>
          </table:table-cell>
          <table:table-cell table:style-name="ce17" table:formula="of:=1/(POWER([.A60];2)-1)" office:value-type="float" office:value="-2.77777777777766" calcext:value-type="float">
            <text:p>-2,77777777777766</text:p>
          </table:table-cell>
          <table:table-cell table:number-columns-repeated="1022"/>
        </table:table-row>
        <table:table-row table:style-name="ro1">
          <table:table-cell table:style-name="ce17" office:value-type="float" office:value="0.89999999999999" calcext:value-type="float">
            <text:p>0,89999999999999</text:p>
          </table:table-cell>
          <table:table-cell table:style-name="ce17" table:formula="of:=1/(POWER([.A61];2)-1)" office:value-type="float" office:value="-5.26315789473635" calcext:value-type="float">
            <text:p>-5,26315789473635</text:p>
          </table:table-cell>
          <table:table-cell table:number-columns-repeated="1022"/>
        </table:table-row>
        <table:table-row table:style-name="ro1">
          <table:table-cell table:style-name="ce17" office:value-type="float" office:value="0.99999999999999" calcext:value-type="float">
            <text:p>0,99999999999999</text:p>
          </table:table-cell>
          <table:table-cell table:style-name="ce17"/>
          <table:table-cell table:number-columns-repeated="1022"/>
        </table:table-row>
        <table:table-row table:style-name="ro1">
          <table:table-cell table:style-name="ce17" office:value-type="float" office:value="1.09999999999999" calcext:value-type="float">
            <text:p>1,09999999999999</text:p>
          </table:table-cell>
          <table:table-cell table:style-name="ce17" table:formula="of:=1/(POWER([.A63];2)-1)" office:value-type="float" office:value="4.76190476190526" calcext:value-type="float">
            <text:p>4,76190476190526</text:p>
          </table:table-cell>
          <table:table-cell table:number-columns-repeated="1022"/>
        </table:table-row>
        <table:table-row table:style-name="ro1">
          <table:table-cell table:style-name="ce17" office:value-type="float" office:value="1.19999999999999" calcext:value-type="float">
            <text:p>1,19999999999999</text:p>
          </table:table-cell>
          <table:table-cell table:style-name="ce17" table:formula="of:=1/(POWER([.A64];2)-1)" office:value-type="float" office:value="2.2727272727274" calcext:value-type="float">
            <text:p>2,2727272727274</text:p>
          </table:table-cell>
          <table:table-cell table:number-columns-repeated="1022"/>
        </table:table-row>
        <table:table-row table:style-name="ro1">
          <table:table-cell table:style-name="ce17" office:value-type="float" office:value="1.29999999999999" calcext:value-type="float">
            <text:p>1,29999999999999</text:p>
          </table:table-cell>
          <table:table-cell table:style-name="ce17" table:formula="of:=1/(POWER([.A65];2)-1)" office:value-type="float" office:value="1.44927536231889" calcext:value-type="float">
            <text:p>1,44927536231889</text:p>
          </table:table-cell>
          <table:table-cell table:number-columns-repeated="1022"/>
        </table:table-row>
        <table:table-row table:style-name="ro1">
          <table:table-cell table:style-name="ce17" office:value-type="float" office:value="1.39999999999999" calcext:value-type="float">
            <text:p>1,39999999999999</text:p>
          </table:table-cell>
          <table:table-cell table:style-name="ce17" table:formula="of:=1/(POWER([.A66];2)-1)" office:value-type="float" office:value="1.0416666666667" calcext:value-type="float">
            <text:p>1,0416666666667</text:p>
          </table:table-cell>
          <table:table-cell table:number-columns-repeated="1022"/>
        </table:table-row>
        <table:table-row table:style-name="ro1">
          <table:table-cell table:style-name="ce17" office:value-type="float" office:value="1.49999999999999" calcext:value-type="float">
            <text:p>1,49999999999999</text:p>
          </table:table-cell>
          <table:table-cell table:style-name="ce17" table:formula="of:=1/(POWER([.A67];2)-1)" office:value-type="float" office:value="0.800000000000019" calcext:value-type="float">
            <text:p>0,800000000000019</text:p>
          </table:table-cell>
          <table:table-cell table:number-columns-repeated="1022"/>
        </table:table-row>
        <table:table-row table:style-name="ro1">
          <table:table-cell table:style-name="ce17" office:value-type="float" office:value="1.59999999999999" calcext:value-type="float">
            <text:p>1,59999999999999</text:p>
          </table:table-cell>
          <table:table-cell table:style-name="ce17" table:formula="of:=1/(POWER([.A68];2)-1)" office:value-type="float" office:value="0.641025641025654" calcext:value-type="float">
            <text:p>0,641025641025654</text:p>
          </table:table-cell>
          <table:table-cell table:number-columns-repeated="1022"/>
        </table:table-row>
        <table:table-row table:style-name="ro1">
          <table:table-cell table:style-name="ce17" office:value-type="float" office:value="1.69999999999999" calcext:value-type="float">
            <text:p>1,69999999999999</text:p>
          </table:table-cell>
          <table:table-cell table:style-name="ce17" table:formula="of:=1/(POWER([.A69];2)-1)" office:value-type="float" office:value="0.529100529100539" calcext:value-type="float">
            <text:p>0,529100529100539</text:p>
          </table:table-cell>
          <table:table-cell table:number-columns-repeated="1022"/>
        </table:table-row>
        <table:table-row table:style-name="ro1">
          <table:table-cell table:style-name="ce17" office:value-type="float" office:value="1.79999999999999" calcext:value-type="float">
            <text:p>1,79999999999999</text:p>
          </table:table-cell>
          <table:table-cell table:style-name="ce17" table:formula="of:=1/(POWER([.A70];2)-1)" office:value-type="float" office:value="0.446428571428579" calcext:value-type="float">
            <text:p>0,446428571428579</text:p>
          </table:table-cell>
          <table:table-cell table:number-columns-repeated="1022"/>
        </table:table-row>
        <table:table-row table:style-name="ro1">
          <table:table-cell table:style-name="ce17" office:value-type="float" office:value="1.89999999999999" calcext:value-type="float">
            <text:p>1,89999999999999</text:p>
          </table:table-cell>
          <table:table-cell table:style-name="ce17" table:formula="of:=1/(POWER([.A71];2)-1)" office:value-type="float" office:value="0.383141762452113" calcext:value-type="float">
            <text:p>0,383141762452113</text:p>
          </table:table-cell>
          <table:table-cell table:number-columns-repeated="1022"/>
        </table:table-row>
        <table:table-row table:style-name="ro1">
          <table:table-cell table:style-name="ce17" office:value-type="float" office:value="1.99999999999999" calcext:value-type="float">
            <text:p>1,99999999999999</text:p>
          </table:table-cell>
          <table:table-cell table:style-name="ce17" table:formula="of:=1/(POWER([.A72];2)-1)" office:value-type="float" office:value="0.333333333333338" calcext:value-type="float">
            <text:p>0,333333333333338</text:p>
          </table:table-cell>
          <table:table-cell table:number-columns-repeated="1022"/>
        </table:table-row>
        <table:table-row table:style-name="ro1">
          <table:table-cell table:style-name="ce17" office:value-type="float" office:value="2.09999999999999" calcext:value-type="float">
            <text:p>2,09999999999999</text:p>
          </table:table-cell>
          <table:table-cell table:style-name="ce17" table:formula="of:=1/(POWER([.A73];2)-1)" office:value-type="float" office:value="0.293255131964813" calcext:value-type="float">
            <text:p>0,293255131964813</text:p>
          </table:table-cell>
          <table:table-cell table:number-columns-repeated="1022"/>
        </table:table-row>
        <table:table-row table:style-name="ro1">
          <table:table-cell table:style-name="ce17" office:value-type="float" office:value="2.19999999999999" calcext:value-type="float">
            <text:p>2,19999999999999</text:p>
          </table:table-cell>
          <table:table-cell table:style-name="ce17" table:formula="of:=1/(POWER([.A74];2)-1)" office:value-type="float" office:value="0.26041666666667" calcext:value-type="float">
            <text:p>0,26041666666667</text:p>
          </table:table-cell>
          <table:table-cell table:number-columns-repeated="1022"/>
        </table:table-row>
        <table:table-row table:style-name="ro1">
          <table:table-cell table:style-name="ce17" office:value-type="float" office:value="2.29999999999999" calcext:value-type="float">
            <text:p>2,29999999999999</text:p>
          </table:table-cell>
          <table:table-cell table:style-name="ce17" table:formula="of:=1/(POWER([.A75];2)-1)" office:value-type="float" office:value="0.233100233100236" calcext:value-type="float">
            <text:p>0,233100233100236</text:p>
          </table:table-cell>
          <table:table-cell table:number-columns-repeated="1022"/>
        </table:table-row>
        <table:table-row table:style-name="ro1">
          <table:table-cell table:style-name="ce17" office:value-type="float" office:value="2.39999999999999" calcext:value-type="float">
            <text:p>2,39999999999999</text:p>
          </table:table-cell>
          <table:table-cell table:style-name="ce17" table:formula="of:=1/(POWER([.A76];2)-1)" office:value-type="float" office:value="0.210084033613447" calcext:value-type="float">
            <text:p>0,210084033613447</text:p>
          </table:table-cell>
          <table:table-cell table:number-columns-repeated="1022"/>
        </table:table-row>
        <table:table-row table:style-name="ro1">
          <table:table-cell table:style-name="ce17" office:value-type="float" office:value="2.49999999999999" calcext:value-type="float">
            <text:p>2,49999999999999</text:p>
          </table:table-cell>
          <table:table-cell table:style-name="ce17" table:formula="of:=1/(POWER([.A77];2)-1)" office:value-type="float" office:value="0.190476190476192" calcext:value-type="float">
            <text:p>0,190476190476192</text:p>
          </table:table-cell>
          <table:table-cell table:number-columns-repeated="1022"/>
        </table:table-row>
        <table:table-row table:style-name="ro1">
          <table:table-cell table:style-name="ce17" office:value-type="float" office:value="2.59999999999999" calcext:value-type="float">
            <text:p>2,59999999999999</text:p>
          </table:table-cell>
          <table:table-cell table:style-name="ce17" table:formula="of:=1/(POWER([.A78];2)-1)" office:value-type="float" office:value="0.173611111111113" calcext:value-type="float">
            <text:p>0,173611111111113</text:p>
          </table:table-cell>
          <table:table-cell table:number-columns-repeated="1022"/>
        </table:table-row>
        <table:table-row table:style-name="ro1">
          <table:table-cell table:style-name="ce17" office:value-type="float" office:value="2.69999999999999" calcext:value-type="float">
            <text:p>2,69999999999999</text:p>
          </table:table-cell>
          <table:table-cell table:style-name="ce17" table:formula="of:=1/(POWER([.A79];2)-1)" office:value-type="float" office:value="0.15898251192369" calcext:value-type="float">
            <text:p>0,15898251192369</text:p>
          </table:table-cell>
          <table:table-cell table:number-columns-repeated="1022"/>
        </table:table-row>
        <table:table-row table:style-name="ro1">
          <table:table-cell table:style-name="ce17" office:value-type="float" office:value="2.79999999999999" calcext:value-type="float">
            <text:p>2,79999999999999</text:p>
          </table:table-cell>
          <table:table-cell table:style-name="ce17" table:formula="of:=1/(POWER([.A80];2)-1)" office:value-type="float" office:value="0.146198830409358" calcext:value-type="float">
            <text:p>0,146198830409358</text:p>
          </table:table-cell>
          <table:table-cell table:number-columns-repeated="1022"/>
        </table:table-row>
        <table:table-row table:style-name="ro1">
          <table:table-cell table:style-name="ce17" office:value-type="float" office:value="2.89999999999999" calcext:value-type="float">
            <text:p>2,89999999999999</text:p>
          </table:table-cell>
          <table:table-cell table:style-name="ce17" table:formula="of:=1/(POWER([.A81];2)-1)" office:value-type="float" office:value="0.134952766531715" calcext:value-type="float">
            <text:p>0,134952766531715</text:p>
          </table:table-cell>
          <table:table-cell table:number-columns-repeated="1022"/>
        </table:table-row>
        <table:table-row table:style-name="ro1">
          <table:table-cell table:style-name="ce17" office:value-type="float" office:value="2.99999999999999" calcext:value-type="float">
            <text:p>2,99999999999999</text:p>
          </table:table-cell>
          <table:table-cell table:style-name="ce17" table:formula="of:=1/(POWER([.A82];2)-1)" office:value-type="float" office:value="0.125000000000001" calcext:value-type="float">
            <text:p>0,125000000000001</text:p>
          </table:table-cell>
          <table:table-cell table:number-columns-repeated="1022"/>
        </table:table-row>
        <table:table-row table:style-name="ro1">
          <table:table-cell table:style-name="ce17" office:value-type="float" office:value="3.09999999999999" calcext:value-type="float">
            <text:p>3,09999999999999</text:p>
          </table:table-cell>
          <table:table-cell table:style-name="ce17" table:formula="of:=1/(POWER([.A83];2)-1)" office:value-type="float" office:value="0.116144018583044" calcext:value-type="float">
            <text:p>0,116144018583044</text:p>
          </table:table-cell>
          <table:table-cell table:number-columns-repeated="1022"/>
        </table:table-row>
        <table:table-row table:style-name="ro1">
          <table:table-cell table:style-name="ce17" office:value-type="float" office:value="3.19999999999999" calcext:value-type="float">
            <text:p>3,19999999999999</text:p>
          </table:table-cell>
          <table:table-cell table:style-name="ce17" table:formula="of:=1/(POWER([.A84];2)-1)" office:value-type="float" office:value="0.108225108225109" calcext:value-type="float">
            <text:p>0,108225108225109</text:p>
          </table:table-cell>
          <table:table-cell table:number-columns-repeated="1022"/>
        </table:table-row>
        <table:table-row table:style-name="ro1">
          <table:table-cell table:style-name="ce17" office:value-type="float" office:value="3.29999999999999" calcext:value-type="float">
            <text:p>3,29999999999999</text:p>
          </table:table-cell>
          <table:table-cell table:style-name="ce17" table:formula="of:=1/(POWER([.A85];2)-1)" office:value-type="float" office:value="0.101112234580385" calcext:value-type="float">
            <text:p>0,101112234580385</text:p>
          </table:table-cell>
          <table:table-cell table:number-columns-repeated="1022"/>
        </table:table-row>
        <table:table-row table:style-name="ro1">
          <table:table-cell table:style-name="ce17" office:value-type="float" office:value="3.39999999999999" calcext:value-type="float">
            <text:p>3,39999999999999</text:p>
          </table:table-cell>
          <table:table-cell table:style-name="ce17" table:formula="of:=1/(POWER([.A86];2)-1)" office:value-type="float" office:value="0.0946969696969703" calcext:value-type="float">
            <text:p>0,09469696969697</text:p>
          </table:table-cell>
          <table:table-cell table:number-columns-repeated="1022"/>
        </table:table-row>
        <table:table-row table:style-name="ro1">
          <table:table-cell table:style-name="ce17" office:value-type="float" office:value="3.49999999999999" calcext:value-type="float">
            <text:p>3,49999999999999</text:p>
          </table:table-cell>
          <table:table-cell table:style-name="ce17" table:formula="of:=1/(POWER([.A87];2)-1)" office:value-type="float" office:value="0.0888888888888894" calcext:value-type="float">
            <text:p>0,088888888888889</text:p>
          </table:table-cell>
          <table:table-cell table:number-columns-repeated="1022"/>
        </table:table-row>
        <table:table-row table:style-name="ro1">
          <table:table-cell table:style-name="ce17" office:value-type="float" office:value="3.59999999999999" calcext:value-type="float">
            <text:p>3,59999999999999</text:p>
          </table:table-cell>
          <table:table-cell table:style-name="ce17" table:formula="of:=1/(POWER([.A88];2)-1)" office:value-type="float" office:value="0.0836120401337798" calcext:value-type="float">
            <text:p>0,08361204013378</text:p>
          </table:table-cell>
          <table:table-cell table:number-columns-repeated="1022"/>
        </table:table-row>
        <table:table-row table:style-name="ro1">
          <table:table-cell table:style-name="ce17" office:value-type="float" office:value="3.69999999999999" calcext:value-type="float">
            <text:p>3,69999999999999</text:p>
          </table:table-cell>
          <table:table-cell table:style-name="ce17" table:formula="of:=1/(POWER([.A89];2)-1)" office:value-type="float" office:value="0.0788022064617814" calcext:value-type="float">
            <text:p>0,078802206461781</text:p>
          </table:table-cell>
          <table:table-cell table:number-columns-repeated="1022"/>
        </table:table-row>
        <table:table-row table:style-name="ro1">
          <table:table-cell table:style-name="ce17" office:value-type="float" office:value="3.79999999999999" calcext:value-type="float">
            <text:p>3,79999999999999</text:p>
          </table:table-cell>
          <table:table-cell table:style-name="ce17" table:formula="of:=1/(POWER([.A90];2)-1)" office:value-type="float" office:value="0.0744047619047623" calcext:value-type="float">
            <text:p>0,074404761904762</text:p>
          </table:table-cell>
          <table:table-cell table:number-columns-repeated="1022"/>
        </table:table-row>
        <table:table-row table:style-name="ro1">
          <table:table-cell table:style-name="ce17" office:value-type="float" office:value="3.89999999999999" calcext:value-type="float">
            <text:p>3,89999999999999</text:p>
          </table:table-cell>
          <table:table-cell table:style-name="ce17" table:formula="of:=1/(POWER([.A91];2)-1)" office:value-type="float" office:value="0.070372976776918" calcext:value-type="float">
            <text:p>0,070372976776918</text:p>
          </table:table-cell>
          <table:table-cell table:number-columns-repeated="1022"/>
        </table:table-row>
        <table:table-row table:style-name="ro1">
          <table:table-cell table:style-name="ce17" office:value-type="float" office:value="3.99999999999999" calcext:value-type="float">
            <text:p>3,99999999999999</text:p>
          </table:table-cell>
          <table:table-cell table:style-name="ce17" table:formula="of:=1/(POWER([.A92];2)-1)" office:value-type="float" office:value="0.066666666666667" calcext:value-type="float">
            <text:p>0,066666666666667</text:p>
          </table:table-cell>
          <table:table-cell table:number-columns-repeated="1022"/>
        </table:table-row>
        <table:table-row table:style-name="ro1">
          <table:table-cell table:style-name="ce17" office:value-type="float" office:value="4.09999999999999" calcext:value-type="float">
            <text:p>4,09999999999999</text:p>
          </table:table-cell>
          <table:table-cell table:style-name="ce17" table:formula="of:=1/(POWER([.A93];2)-1)" office:value-type="float" office:value="0.063251106894371" calcext:value-type="float">
            <text:p>0,063251106894371</text:p>
          </table:table-cell>
          <table:table-cell table:number-columns-repeated="1022"/>
        </table:table-row>
        <table:table-row table:style-name="ro1">
          <table:table-cell table:style-name="ce17" office:value-type="float" office:value="4.19999999999999" calcext:value-type="float">
            <text:p>4,19999999999999</text:p>
          </table:table-cell>
          <table:table-cell table:style-name="ce17" table:formula="of:=1/(POWER([.A94];2)-1)" office:value-type="float" office:value="0.0600961538461541" calcext:value-type="float">
            <text:p>0,060096153846154</text:p>
          </table:table-cell>
          <table:table-cell table:number-columns-repeated="1022"/>
        </table:table-row>
        <table:table-row table:style-name="ro1">
          <table:table-cell table:style-name="ce17" office:value-type="float" office:value="4.29999999999999" calcext:value-type="float">
            <text:p>4,29999999999999</text:p>
          </table:table-cell>
          <table:table-cell table:style-name="ce17" table:formula="of:=1/(POWER([.A95];2)-1)" office:value-type="float" office:value="0.0571755288736424" calcext:value-type="float">
            <text:p>0,057175528873642</text:p>
          </table:table-cell>
          <table:table-cell table:number-columns-repeated="1022"/>
        </table:table-row>
        <table:table-row table:style-name="ro1">
          <table:table-cell table:style-name="ce17" office:value-type="float" office:value="4.4" calcext:value-type="float">
            <text:p>4,4</text:p>
          </table:table-cell>
          <table:table-cell table:style-name="ce17" table:formula="of:=1/(POWER([.A96];2)-1)" office:value-type="float" office:value="0.0544662309368192" calcext:value-type="float">
            <text:p>0,054466230936819</text:p>
          </table:table-cell>
          <table:table-cell table:number-columns-repeated="1022"/>
        </table:table-row>
        <table:table-row table:style-name="ro1">
          <table:table-cell table:style-name="ce17" office:value-type="float" office:value="4.49999999999999" calcext:value-type="float">
            <text:p>4,49999999999999</text:p>
          </table:table-cell>
          <table:table-cell table:style-name="ce17" table:formula="of:=1/(POWER([.A97];2)-1)" office:value-type="float" office:value="0.0519480519480522" calcext:value-type="float">
            <text:p>0,051948051948052</text:p>
          </table:table-cell>
          <table:table-cell table:number-columns-repeated="1022"/>
        </table:table-row>
        <table:table-row table:style-name="ro1">
          <table:table-cell table:style-name="ce17" office:value-type="float" office:value="4.59999999999999" calcext:value-type="float">
            <text:p>4,59999999999999</text:p>
          </table:table-cell>
          <table:table-cell table:style-name="ce17" table:formula="of:=1/(POWER([.A98];2)-1)" office:value-type="float" office:value="0.0496031746031748" calcext:value-type="float">
            <text:p>0,049603174603175</text:p>
          </table:table-cell>
          <table:table-cell table:number-columns-repeated="1022"/>
        </table:table-row>
        <table:table-row table:style-name="ro1">
          <table:table-cell table:style-name="ce17" office:value-type="float" office:value="4.7" calcext:value-type="float">
            <text:p>4,7</text:p>
          </table:table-cell>
          <table:table-cell table:style-name="ce17" table:formula="of:=1/(POWER([.A99];2)-1)" office:value-type="float" office:value="0.0474158368895211" calcext:value-type="float">
            <text:p>0,047415836889521</text:p>
          </table:table-cell>
          <table:table-cell table:number-columns-repeated="1022"/>
        </table:table-row>
        <table:table-row table:style-name="ro1">
          <table:table-cell table:style-name="ce17" office:value-type="float" office:value="4.8" calcext:value-type="float">
            <text:p>4,8</text:p>
          </table:table-cell>
          <table:table-cell table:style-name="ce17" table:formula="of:=1/(POWER([.A100];2)-1)" office:value-type="float" office:value="0.0453720508166969" calcext:value-type="float">
            <text:p>0,045372050816697</text:p>
          </table:table-cell>
          <table:table-cell table:number-columns-repeated="1022"/>
        </table:table-row>
        <table:table-row table:style-name="ro1">
          <table:table-cell table:style-name="ce17" office:value-type="float" office:value="4.9" calcext:value-type="float">
            <text:p>4,9</text:p>
          </table:table-cell>
          <table:table-cell table:style-name="ce17" table:formula="of:=1/(POWER([.A101];2)-1)" office:value-type="float" office:value="0.0434593654932638" calcext:value-type="float">
            <text:p>0,043459365493264</text:p>
          </table:table-cell>
          <table:table-cell table:number-columns-repeated="1022"/>
        </table:table-row>
        <table:table-row table:style-name="ro1">
          <table:table-cell table:style-name="ce17" office:value-type="float" office:value="4.99999999999999" calcext:value-type="float">
            <text:p>4,99999999999999</text:p>
          </table:table-cell>
          <table:table-cell table:style-name="ce17" table:formula="of:=1/(POWER([.A102];2)-1)" office:value-type="float" office:value="0.0416666666666668" calcext:value-type="float">
            <text:p>0,041666666666667</text:p>
          </table:table-cell>
          <table:table-cell table:number-columns-repeated="1022"/>
        </table:table-row>
        <table:table-row table:style-name="ro1" table:number-rows-repeated="10484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4. Matematyczne II" table:style-name="ta4">
        <office:forms form:automatic-focus="false" form:apply-design-mode="false"/>
        <table:table-column table:style-name="co6" table:default-cell-style-name="ce15"/>
        <table:table-column table:style-name="co7" table:number-columns-repeated="3" table:default-cell-style-name="ce15"/>
        <table:table-column table:style-name="co3" table:number-columns-repeated="1020" table:default-cell-style-name="ce15"/>
        <table:table-row table:style-name="ro1">
          <table:table-cell table:style-name="ce18" office:value-type="string" calcext:value-type="string">
            <text:p>x</text:p>
          </table:table-cell>
          <table:table-cell table:style-name="ce18" office:value-type="string" calcext:value-type="string">
            <text:p>y = sin(x)</text:p>
          </table:table-cell>
          <table:table-cell table:style-name="ce18" office:value-type="string" calcext:value-type="string">
            <text:p>y = sin(3x)</text:p>
          </table:table-cell>
          <table:table-cell table:style-name="ce18" office:value-type="string" calcext:value-type="string">
            <text:p>y = 3sin(x)</text:p>
          </table:table-cell>
          <table:table-cell table:number-columns-repeated="1020"/>
        </table:table-row>
        <table:table-row table:style-name="ro1">
          <table:table-cell table:style-name="ce17" office:value-type="float" office:value="-360" calcext:value-type="float">
            <text:p>-360</text:p>
          </table:table-cell>
          <table:table-cell table:style-name="ce17" table:formula="of:=SIN([.A2])" office:value-type="float" office:value="-0.958915723414306" calcext:value-type="float">
            <text:p>-0,958915723414306</text:p>
          </table:table-cell>
          <table:table-cell table:style-name="ce17" table:formula="of:=SIN([.A2]*3)" office:value-type="float" office:value="0.650219136595464" calcext:value-type="float">
            <text:p>0,650219136595464</text:p>
          </table:table-cell>
          <table:table-cell table:style-name="ce17" table:formula="of:=3*SIN([.A2])" office:value-type="float" office:value="-2.87674717024292" calcext:value-type="float">
            <text:p>-2,87674717024292</text:p>
          </table:table-cell>
          <table:table-cell table:number-columns-repeated="1020"/>
        </table:table-row>
        <table:table-row table:style-name="ro1">
          <table:table-cell table:style-name="ce17" office:value-type="float" office:value="-355" calcext:value-type="float">
            <text:p>-355</text:p>
          </table:table-cell>
          <table:table-cell table:style-name="ce17" table:formula="of:=SIN([.A3])" office:value-type="float" office:value="0.0000301443533594884" calcext:value-type="float">
            <text:p>3,01443533594884E-05</text:p>
          </table:table-cell>
          <table:table-cell table:style-name="ce17" table:formula="of:=SIN([.A3]*3)" office:value-type="float" office:value="0.0000904330599688988" calcext:value-type="float">
            <text:p>9,04330599688988E-05</text:p>
          </table:table-cell>
          <table:table-cell table:style-name="ce17" table:formula="of:=3*SIN([.A3])" office:value-type="float" office:value="0.0000904330600784653" calcext:value-type="float">
            <text:p>9,04330600784653E-05</text:p>
          </table:table-cell>
          <table:table-cell table:number-columns-repeated="1020"/>
        </table:table-row>
        <table:table-row table:style-name="ro1">
          <table:table-cell table:style-name="ce17" office:value-type="float" office:value="-350" calcext:value-type="float">
            <text:p>-350</text:p>
          </table:table-cell>
          <table:table-cell table:style-name="ce17" table:formula="of:=SIN([.A4])" office:value-type="float" office:value="0.958932825040613" calcext:value-type="float">
            <text:p>0,958932825040613</text:p>
          </table:table-cell>
          <table:table-cell table:style-name="ce17" table:formula="of:=SIN([.A4]*3)" office:value-type="float" office:value="-0.650356538400626" calcext:value-type="float">
            <text:p>-0,650356538400626</text:p>
          </table:table-cell>
          <table:table-cell table:style-name="ce17" table:formula="of:=3*SIN([.A4])" office:value-type="float" office:value="2.87679847512184" calcext:value-type="float">
            <text:p>2,87679847512184</text:p>
          </table:table-cell>
          <table:table-cell table:number-columns-repeated="1020"/>
        </table:table-row>
        <table:table-row table:style-name="ro1">
          <table:table-cell table:style-name="ce17" office:value-type="float" office:value="-345" calcext:value-type="float">
            <text:p>-345</text:p>
          </table:table-cell>
          <table:table-cell table:style-name="ce17" table:formula="of:=SIN([.A5])" office:value-type="float" office:value="0.543995817373532" calcext:value-type="float">
            <text:p>0,543995817373532</text:p>
          </table:table-cell>
          <table:table-cell table:style-name="ce17" table:formula="of:=SIN([.A5]*3)" office:value-type="float" office:value="0.98804556948335" calcext:value-type="float">
            <text:p>0,98804556948335</text:p>
          </table:table-cell>
          <table:table-cell table:style-name="ce17" table:formula="of:=3*SIN([.A5])" office:value-type="float" office:value="1.6319874521206" calcext:value-type="float">
            <text:p>1,6319874521206</text:p>
          </table:table-cell>
          <table:table-cell table:number-columns-repeated="1020"/>
        </table:table-row>
        <table:table-row table:style-name="ro1">
          <table:table-cell table:style-name="ce17" office:value-type="float" office:value="-340" calcext:value-type="float">
            <text:p>-340</text:p>
          </table:table-cell>
          <table:table-cell table:style-name="ce17" table:formula="of:=SIN([.A6])" office:value-type="float" office:value="-0.650310740162553" calcext:value-type="float">
            <text:p>-0,650310740162553</text:p>
          </table:table-cell>
          <table:table-cell table:style-name="ce17" table:formula="of:=SIN([.A6]*3)" office:value-type="float" office:value="-0.850856014579797" calcext:value-type="float">
            <text:p>-0,850856014579797</text:p>
          </table:table-cell>
          <table:table-cell table:style-name="ce17" table:formula="of:=3*SIN([.A6])" office:value-type="float" office:value="-1.95093222048766" calcext:value-type="float">
            <text:p>-1,95093222048766</text:p>
          </table:table-cell>
          <table:table-cell table:number-columns-repeated="1020"/>
        </table:table-row>
        <table:table-row table:style-name="ro1">
          <table:table-cell table:style-name="ce17" office:value-type="float" office:value="-335" calcext:value-type="float">
            <text:p>-335</text:p>
          </table:table-cell>
          <table:table-cell table:style-name="ce17" table:formula="of:=SIN([.A7])" office:value-type="float" office:value="-0.912932948942968" calcext:value-type="float">
            <text:p>-0,912932948942968</text:p>
          </table:table-cell>
          <table:table-cell table:style-name="ce17" table:formula="of:=SIN([.A7]*3)" office:value-type="float" office:value="0.304724490235652" calcext:value-type="float">
            <text:p>0,304724490235652</text:p>
          </table:table-cell>
          <table:table-cell table:style-name="ce17" table:formula="of:=3*SIN([.A7])" office:value-type="float" office:value="-2.7387988468289" calcext:value-type="float">
            <text:p>-2,7387988468289</text:p>
          </table:table-cell>
          <table:table-cell table:number-columns-repeated="1020"/>
        </table:table-row>
        <table:table-row table:style-name="ro1">
          <table:table-cell table:style-name="ce17" office:value-type="float" office:value="-330" calcext:value-type="float">
            <text:p>-330</text:p>
          </table:table-cell>
          <table:table-cell table:style-name="ce17" table:formula="of:=SIN([.A8])" office:value-type="float" office:value="0.132381629205452" calcext:value-type="float">
            <text:p>0,132381629205452</text:p>
          </table:table-cell>
          <table:table-cell table:style-name="ce17" table:formula="of:=SIN([.A8]*3)" office:value-type="float" office:value="0.387864990611616" calcext:value-type="float">
            <text:p>0,387864990611616</text:p>
          </table:table-cell>
          <table:table-cell table:style-name="ce17" table:formula="of:=3*SIN([.A8])" office:value-type="float" office:value="0.397144887616356" calcext:value-type="float">
            <text:p>0,397144887616356</text:p>
          </table:table-cell>
          <table:table-cell table:number-columns-repeated="1020"/>
        </table:table-row>
        <table:table-row table:style-name="ro1">
          <table:table-cell table:style-name="ce17" office:value-type="float" office:value="-325" calcext:value-type="float">
            <text:p>-325</text:p>
          </table:table-cell>
          <table:table-cell table:style-name="ce17" table:formula="of:=SIN([.A9])" office:value-type="float" office:value="0.98803627345417" calcext:value-type="float">
            <text:p>0,98803627345417</text:p>
          </table:table-cell>
          <table:table-cell table:style-name="ce17" table:formula="of:=SIN([.A9]*3)" office:value-type="float" office:value="-0.894037180613142" calcext:value-type="float">
            <text:p>-0,894037180613142</text:p>
          </table:table-cell>
          <table:table-cell table:style-name="ce17" table:formula="of:=3*SIN([.A9])" office:value-type="float" office:value="2.96410882036251" calcext:value-type="float">
            <text:p>2,96410882036251</text:p>
          </table:table-cell>
          <table:table-cell table:number-columns-repeated="1020"/>
        </table:table-row>
        <table:table-row table:style-name="ro1">
          <table:table-cell table:style-name="ce17" office:value-type="float" office:value="-320" calcext:value-type="float">
            <text:p>-320</text:p>
          </table:table-cell>
          <table:table-cell table:style-name="ce17" table:formula="of:=SIN([.A10])" office:value-type="float" office:value="0.428155428084452" calcext:value-type="float">
            <text:p>0,428155428084452</text:p>
          </table:table-cell>
          <table:table-cell table:style-name="ce17" table:formula="of:=SIN([.A10]*3)" office:value-type="float" office:value="0.970513488904749" calcext:value-type="float">
            <text:p>0,970513488904749</text:p>
          </table:table-cell>
          <table:table-cell table:style-name="ce17" table:formula="of:=3*SIN([.A10])" office:value-type="float" office:value="1.28446628425335" calcext:value-type="float">
            <text:p>1,28446628425335</text:p>
          </table:table-cell>
          <table:table-cell table:number-columns-repeated="1020"/>
        </table:table-row>
        <table:table-row table:style-name="ro1">
          <table:table-cell table:style-name="ce17" office:value-type="float" office:value="-315" calcext:value-type="float">
            <text:p>-315</text:p>
          </table:table-cell>
          <table:table-cell table:style-name="ce17" table:formula="of:=SIN([.A11])" office:value-type="float" office:value="-0.745133264557413" calcext:value-type="float">
            <text:p>-0,745133264557413</text:p>
          </table:table-cell>
          <table:table-cell table:style-name="ce17" table:formula="of:=SIN([.A11]*3)" office:value-type="float" office:value="-0.580537552961622" calcext:value-type="float">
            <text:p>-0,580537552961622</text:p>
          </table:table-cell>
          <table:table-cell table:style-name="ce17" table:formula="of:=3*SIN([.A11])" office:value-type="float" office:value="-2.23539979367224" calcext:value-type="float">
            <text:p>-2,23539979367224</text:p>
          </table:table-cell>
          <table:table-cell table:number-columns-repeated="1020"/>
        </table:table-row>
        <table:table-row table:style-name="ro1">
          <table:table-cell table:style-name="ce17" office:value-type="float" office:value="-310" calcext:value-type="float">
            <text:p>-310</text:p>
          </table:table-cell>
          <table:table-cell table:style-name="ce17" table:formula="of:=SIN([.A12])" office:value-type="float" office:value="-0.85088768865586" calcext:value-type="float">
            <text:p>-0,85088768865586</text:p>
          </table:table-cell>
          <table:table-cell table:style-name="ce17" table:formula="of:=SIN([.A12]*3)" office:value-type="float" office:value="-0.0884587650135854" calcext:value-type="float">
            <text:p>-0,088458765013585</text:p>
          </table:table-cell>
          <table:table-cell table:style-name="ce17" table:formula="of:=3*SIN([.A12])" office:value-type="float" office:value="-2.55266306596758" calcext:value-type="float">
            <text:p>-2,55266306596758</text:p>
          </table:table-cell>
          <table:table-cell table:number-columns-repeated="1020"/>
        </table:table-row>
        <table:table-row table:style-name="ro1">
          <table:table-cell table:style-name="ce17" office:value-type="float" office:value="-305" calcext:value-type="float">
            <text:p>-305</text:p>
          </table:table-cell>
          <table:table-cell table:style-name="ce17" table:formula="of:=SIN([.A13])" office:value-type="float" office:value="0.262403941861664" calcext:value-type="float">
            <text:p>0,262403941861664</text:p>
          </table:table-cell>
          <table:table-cell table:style-name="ce17" table:formula="of:=SIN([.A13]*3)" office:value-type="float" office:value="0.714939662096101" calcext:value-type="float">
            <text:p>0,714939662096101</text:p>
          </table:table-cell>
          <table:table-cell table:style-name="ce17" table:formula="of:=3*SIN([.A13])" office:value-type="float" office:value="0.787211825584992" calcext:value-type="float">
            <text:p>0,787211825584992</text:p>
          </table:table-cell>
          <table:table-cell table:number-columns-repeated="1020"/>
        </table:table-row>
        <table:table-row table:style-name="ro1">
          <table:table-cell table:style-name="ce17" office:value-type="float" office:value="-300" calcext:value-type="float">
            <text:p>-300</text:p>
          </table:table-cell>
          <table:table-cell table:style-name="ce17" table:formula="of:=SIN([.A14])" office:value-type="float" office:value="0.999755839901149" calcext:value-type="float">
            <text:p>0,999755839901149</text:p>
          </table:table-cell>
          <table:table-cell table:style-name="ce17" table:formula="of:=SIN([.A14]*3)" office:value-type="float" office:value="-0.99780327442197" calcext:value-type="float">
            <text:p>-0,99780327442197</text:p>
          </table:table-cell>
          <table:table-cell table:style-name="ce17" table:formula="of:=3*SIN([.A14])" office:value-type="float" office:value="2.99926751970345" calcext:value-type="float">
            <text:p>2,99926751970345</text:p>
          </table:table-cell>
          <table:table-cell table:number-columns-repeated="1020"/>
        </table:table-row>
        <table:table-row table:style-name="ro1">
          <table:table-cell table:style-name="ce17" office:value-type="float" office:value="-295" calcext:value-type="float">
            <text:p>-295</text:p>
          </table:table-cell>
          <table:table-cell table:style-name="ce17" table:formula="of:=SIN([.A15])" office:value-type="float" office:value="0.304781911090303" calcext:value-type="float">
            <text:p>0,304781911090303</text:p>
          </table:table-cell>
          <table:table-cell table:style-name="ce17" table:formula="of:=SIN([.A15]*3)" office:value-type="float" office:value="0.801098511882548" calcext:value-type="float">
            <text:p>0,801098511882548</text:p>
          </table:table-cell>
          <table:table-cell table:style-name="ce17" table:formula="of:=3*SIN([.A15])" office:value-type="float" office:value="0.914345733270909" calcext:value-type="float">
            <text:p>0,914345733270909</text:p>
          </table:table-cell>
          <table:table-cell table:number-columns-repeated="1020"/>
        </table:table-row>
        <table:table-row table:style-name="ro1">
          <table:table-cell table:style-name="ce17" office:value-type="float" office:value="-290" calcext:value-type="float">
            <text:p>-290</text:p>
          </table:table-cell>
          <table:table-cell table:style-name="ce17" table:formula="of:=SIN([.A16])" office:value-type="float" office:value="-0.826845633922081" calcext:value-type="float">
            <text:p>-0,826845633922081</text:p>
          </table:table-cell>
          <table:table-cell table:style-name="ce17" table:formula="of:=SIN([.A16]*3)" office:value-type="float" office:value="-0.21936643855075" calcext:value-type="float">
            <text:p>-0,21936643855075</text:p>
          </table:table-cell>
          <table:table-cell table:style-name="ce17" table:formula="of:=3*SIN([.A16])" office:value-type="float" office:value="-2.48053690176624" calcext:value-type="float">
            <text:p>-2,48053690176624</text:p>
          </table:table-cell>
          <table:table-cell table:number-columns-repeated="1020"/>
        </table:table-row>
        <table:table-row table:style-name="ro1">
          <table:table-cell table:style-name="ce17" office:value-type="float" office:value="-285" calcext:value-type="float">
            <text:p>-285</text:p>
          </table:table-cell>
          <table:table-cell table:style-name="ce17" table:formula="of:=SIN([.A17])" office:value-type="float" office:value="-0.773871590208432" calcext:value-type="float">
            <text:p>-0,773871590208432</text:p>
          </table:table-cell>
          <table:table-cell table:style-name="ce17" table:formula="of:=SIN([.A17]*3)" office:value-type="float" office:value="-0.467798448174763" calcext:value-type="float">
            <text:p>-0,467798448174763</text:p>
          </table:table-cell>
          <table:table-cell table:style-name="ce17" table:formula="of:=3*SIN([.A17])" office:value-type="float" office:value="-2.32161477062529" calcext:value-type="float">
            <text:p>-2,32161477062529</text:p>
          </table:table-cell>
          <table:table-cell table:number-columns-repeated="1020"/>
        </table:table-row>
        <table:table-row table:style-name="ro1">
          <table:table-cell table:style-name="ce17" office:value-type="float" office:value="-280" calcext:value-type="float">
            <text:p>-280</text:p>
          </table:table-cell>
          <table:table-cell table:style-name="ce17" table:formula="of:=SIN([.A18])" office:value-type="float" office:value="0.387809420829229" calcext:value-type="float">
            <text:p>0,387809420829229</text:p>
          </table:table-cell>
          <table:table-cell table:style-name="ce17" table:formula="of:=SIN([.A18]*3)" office:value-type="float" office:value="0.930128092015713" calcext:value-type="float">
            <text:p>0,930128092015713</text:p>
          </table:table-cell>
          <table:table-cell table:style-name="ce17" table:formula="of:=3*SIN([.A18])" office:value-type="float" office:value="1.16342826248769" calcext:value-type="float">
            <text:p>1,16342826248769</text:p>
          </table:table-cell>
          <table:table-cell table:number-columns-repeated="1020"/>
        </table:table-row>
        <table:table-row table:style-name="ro1">
          <table:table-cell table:style-name="ce17" office:value-type="float" office:value="-275" calcext:value-type="float">
            <text:p>-275</text:p>
          </table:table-cell>
          <table:table-cell table:style-name="ce17" table:formula="of:=SIN([.A19])" office:value-type="float" office:value="0.993885325919726" calcext:value-type="float">
            <text:p>0,993885325919726</text:p>
          </table:table-cell>
          <table:table-cell table:style-name="ce17" table:formula="of:=SIN([.A19]*3)" office:value-type="float" office:value="-0.945415689654786" calcext:value-type="float">
            <text:p>-0,945415689654786</text:p>
          </table:table-cell>
          <table:table-cell table:style-name="ce17" table:formula="of:=3*SIN([.A19])" office:value-type="float" office:value="2.98165597775918" calcext:value-type="float">
            <text:p>2,98165597775918</text:p>
          </table:table-cell>
          <table:table-cell table:number-columns-repeated="1020"/>
        </table:table-row>
        <table:table-row table:style-name="ro1">
          <table:table-cell table:style-name="ce17" office:value-type="float" office:value="-270" calcext:value-type="float">
            <text:p>-270</text:p>
          </table:table-cell>
          <table:table-cell table:style-name="ce17" table:formula="of:=SIN([.A20])" office:value-type="float" office:value="0.176045946471211" calcext:value-type="float">
            <text:p>0,176045946471211</text:p>
          </table:table-cell>
          <table:table-cell table:style-name="ce17" table:formula="of:=SIN([.A20]*3)" office:value-type="float" office:value="0.506313652099942" calcext:value-type="float">
            <text:p>0,506313652099942</text:p>
          </table:table-cell>
          <table:table-cell table:style-name="ce17" table:formula="of:=3*SIN([.A20])" office:value-type="float" office:value="0.528137839413634" calcext:value-type="float">
            <text:p>0,528137839413634</text:p>
          </table:table-cell>
          <table:table-cell table:number-columns-repeated="1020"/>
        </table:table-row>
        <table:table-row table:style-name="ro1">
          <table:table-cell table:style-name="ce17" office:value-type="float" office:value="-265" calcext:value-type="float">
            <text:p>-265</text:p>
          </table:table-cell>
          <table:table-cell table:style-name="ce17" table:formula="of:=SIN([.A21])" office:value-type="float" office:value="-0.894010170083794" calcext:value-type="float">
            <text:p>-0,894010170083794</text:p>
          </table:table-cell>
          <table:table-cell table:style-name="ce17" table:formula="of:=SIN([.A21]*3)" office:value-type="float" office:value="0.176134966423321" calcext:value-type="float">
            <text:p>0,176134966423321</text:p>
          </table:table-cell>
          <table:table-cell table:style-name="ce17" table:formula="of:=3*SIN([.A21])" office:value-type="float" office:value="-2.68203051025138" calcext:value-type="float">
            <text:p>-2,68203051025138</text:p>
          </table:table-cell>
          <table:table-cell table:number-columns-repeated="1020"/>
        </table:table-row>
        <table:table-row table:style-name="ro1">
          <table:table-cell table:style-name="ce17" office:value-type="float" office:value="-260" calcext:value-type="float">
            <text:p>-260</text:p>
          </table:table-cell>
          <table:table-cell table:style-name="ce17" table:formula="of:=SIN([.A22])" office:value-type="float" office:value="-0.683239703815851" calcext:value-type="float">
            <text:p>-0,683239703815851</text:p>
          </table:table-cell>
          <table:table-cell table:style-name="ce17" table:formula="of:=SIN([.A22]*3)" office:value-type="float" office:value="-0.773928862147125" calcext:value-type="float">
            <text:p>-0,773928862147125</text:p>
          </table:table-cell>
          <table:table-cell table:style-name="ce17" table:formula="of:=3*SIN([.A22])" office:value-type="float" office:value="-2.04971911144755" calcext:value-type="float">
            <text:p>-2,04971911144755</text:p>
          </table:table-cell>
          <table:table-cell table:number-columns-repeated="1020"/>
        </table:table-row>
        <table:table-row table:style-name="ro1">
          <table:table-cell table:style-name="ce17" office:value-type="float" office:value="-255" calcext:value-type="float">
            <text:p>-255</text:p>
          </table:table-cell>
          <table:table-cell table:style-name="ce17" table:formula="of:=SIN([.A23])" office:value-type="float" office:value="0.506391634924491" calcext:value-type="float">
            <text:p>0,506391634924491</text:p>
          </table:table-cell>
          <table:table-cell table:style-name="ce17" table:formula="of:=SIN([.A23]*3)" office:value-type="float" office:value="0.999753837548182" calcext:value-type="float">
            <text:p>0,999753837548182</text:p>
          </table:table-cell>
          <table:table-cell table:style-name="ce17" table:formula="of:=3*SIN([.A23])" office:value-type="float" office:value="1.51917490477347" calcext:value-type="float">
            <text:p>1,51917490477347</text:p>
          </table:table-cell>
          <table:table-cell table:number-columns-repeated="1020"/>
        </table:table-row>
        <table:table-row table:style-name="ro1">
          <table:table-cell table:style-name="ce17" office:value-type="float" office:value="-250" calcext:value-type="float">
            <text:p>-250</text:p>
          </table:table-cell>
          <table:table-cell table:style-name="ce17" table:formula="of:=SIN([.A24])" office:value-type="float" office:value="0.970528019541805" calcext:value-type="float">
            <text:p>0,970528019541805</text:p>
          </table:table-cell>
          <table:table-cell table:style-name="ce17" table:formula="of:=SIN([.A24]*3)" office:value-type="float" office:value="-0.745072950292026" calcext:value-type="float">
            <text:p>-0,745072950292026</text:p>
          </table:table-cell>
          <table:table-cell table:style-name="ce17" table:formula="of:=3*SIN([.A24])" office:value-type="float" office:value="2.91158405862542" calcext:value-type="float">
            <text:p>2,91158405862542</text:p>
          </table:table-cell>
          <table:table-cell table:number-columns-repeated="1020"/>
        </table:table-row>
        <table:table-row table:style-name="ro1">
          <table:table-cell table:style-name="ce17" office:value-type="float" office:value="-245" calcext:value-type="float">
            <text:p>-245</text:p>
          </table:table-cell>
          <table:table-cell table:style-name="ce17" table:formula="of:=SIN([.A25])" office:value-type="float" office:value="0.0442125632285597" calcext:value-type="float">
            <text:p>0,04421256322856</text:p>
          </table:table-cell>
          <table:table-cell table:style-name="ce17" table:formula="of:=SIN([.A25]*3)" office:value-type="float" office:value="0.132291991521645" calcext:value-type="float">
            <text:p>0,132291991521645</text:p>
          </table:table-cell>
          <table:table-cell table:style-name="ce17" table:formula="of:=3*SIN([.A25])" office:value-type="float" office:value="0.132637689685679" calcext:value-type="float">
            <text:p>0,132637689685679</text:p>
          </table:table-cell>
          <table:table-cell table:number-columns-repeated="1020"/>
        </table:table-row>
        <table:table-row table:style-name="ro1">
          <table:table-cell table:style-name="ce17" office:value-type="float" office:value="-240" calcext:value-type="float">
            <text:p>-240</text:p>
          </table:table-cell>
          <table:table-cell table:style-name="ce17" table:formula="of:=SIN([.A26])" office:value-type="float" office:value="-0.945445154921117" calcext:value-type="float">
            <text:p>-0,945445154921117</text:p>
          </table:table-cell>
          <table:table-cell table:style-name="ce17" table:formula="of:=SIN([.A26]*3)" office:value-type="float" office:value="0.544071696437995" calcext:value-type="float">
            <text:p>0,544071696437995</text:p>
          </table:table-cell>
          <table:table-cell table:style-name="ce17" table:formula="of:=3*SIN([.A26])" office:value-type="float" office:value="-2.83633546476335" calcext:value-type="float">
            <text:p>-2,83633546476335</text:p>
          </table:table-cell>
          <table:table-cell table:number-columns-repeated="1020"/>
        </table:table-row>
        <table:table-row table:style-name="ro1">
          <table:table-cell table:style-name="ce17" office:value-type="float" office:value="-235" calcext:value-type="float">
            <text:p>-235</text:p>
          </table:table-cell>
          <table:table-cell table:style-name="ce17" table:formula="of:=SIN([.A27])" office:value-type="float" office:value="-0.580586640989645" calcext:value-type="float">
            <text:p>-0,580586640989645</text:p>
          </table:table-cell>
          <table:table-cell table:style-name="ce17" table:formula="of:=SIN([.A27]*3)" office:value-type="float" office:value="-0.958941374546723" calcext:value-type="float">
            <text:p>-0,958941374546723</text:p>
          </table:table-cell>
          <table:table-cell table:style-name="ce17" table:formula="of:=3*SIN([.A27])" office:value-type="float" office:value="-1.74175992296893" calcext:value-type="float">
            <text:p>-1,74175992296893</text:p>
          </table:table-cell>
          <table:table-cell table:number-columns-repeated="1020"/>
        </table:table-row>
        <table:table-row table:style-name="ro1">
          <table:table-cell table:style-name="ce17" office:value-type="float" office:value="-230" calcext:value-type="float">
            <text:p>-230</text:p>
          </table:table-cell>
          <table:table-cell table:style-name="ce17" table:formula="of:=SIN([.A28])" office:value-type="float" office:value="0.616064204053364" calcext:value-type="float">
            <text:p>0,616064204053364</text:p>
          </table:table-cell>
          <table:table-cell table:style-name="ce17" table:formula="of:=SIN([.A28]*3)" office:value-type="float" office:value="0.912920646328743" calcext:value-type="float">
            <text:p>0,912920646328743</text:p>
          </table:table-cell>
          <table:table-cell table:style-name="ce17" table:formula="of:=3*SIN([.A28])" office:value-type="float" office:value="1.84819261216009" calcext:value-type="float">
            <text:p>1,84819261216009</text:p>
          </table:table-cell>
          <table:table-cell table:number-columns-repeated="1020"/>
        </table:table-row>
        <table:table-row table:style-name="ro1">
          <table:table-cell table:style-name="ce17" office:value-type="float" office:value="-225" calcext:value-type="float">
            <text:p>-225</text:p>
          </table:table-cell>
          <table:table-cell table:style-name="ce17" table:formula="of:=SIN([.A29])" office:value-type="float" office:value="0.930094878004525" calcext:value-type="float">
            <text:p>0,930094878004525</text:p>
          </table:table-cell>
          <table:table-cell table:style-name="ce17" table:formula="of:=SIN([.A29]*3)" office:value-type="float" office:value="-0.428128186283695" calcext:value-type="float">
            <text:p>-0,428128186283695</text:p>
          </table:table-cell>
          <table:table-cell table:style-name="ce17" table:formula="of:=3*SIN([.A29])" office:value-type="float" office:value="2.79028463401358" calcext:value-type="float">
            <text:p>2,79028463401358</text:p>
          </table:table-cell>
          <table:table-cell table:number-columns-repeated="1020"/>
        </table:table-row>
        <table:table-row table:style-name="ro1">
          <table:table-cell table:style-name="ce17" office:value-type="float" office:value="-220" calcext:value-type="float">
            <text:p>-220</text:p>
          </table:table-cell>
          <table:table-cell table:style-name="ce17" table:formula="of:=SIN([.A30])" office:value-type="float" office:value="-0.0883987124875315" calcext:value-type="float">
            <text:p>-0,088398712487532</text:p>
          </table:table-cell>
          <table:table-cell table:style-name="ce17" table:formula="of:=SIN([.A30]*3)" office:value-type="float" office:value="-0.262433029780957" calcext:value-type="float">
            <text:p>-0,262433029780957</text:p>
          </table:table-cell>
          <table:table-cell table:style-name="ce17" table:formula="of:=3*SIN([.A30])" office:value-type="float" office:value="-0.265196137462594" calcext:value-type="float">
            <text:p>-0,265196137462594</text:p>
          </table:table-cell>
          <table:table-cell table:number-columns-repeated="1020"/>
        </table:table-row>
        <table:table-row table:style-name="ro1">
          <table:table-cell table:style-name="ce17" office:value-type="float" office:value="-215" calcext:value-type="float">
            <text:p>-215</text:p>
          </table:table-cell>
          <table:table-cell table:style-name="ce17" table:formula="of:=SIN([.A31])" office:value-type="float" office:value="-0.980245621957223" calcext:value-type="float">
            <text:p>-0,980245621957223</text:p>
          </table:table-cell>
          <table:table-cell table:style-name="ce17" table:formula="of:=SIN([.A31]*3)" office:value-type="float" office:value="0.82686258760272" calcext:value-type="float">
            <text:p>0,82686258760272</text:p>
          </table:table-cell>
          <table:table-cell table:style-name="ce17" table:formula="of:=3*SIN([.A31])" office:value-type="float" office:value="-2.94073686587167" calcext:value-type="float">
            <text:p>-2,94073686587167</text:p>
          </table:table-cell>
          <table:table-cell table:number-columns-repeated="1020"/>
        </table:table-row>
        <table:table-row table:style-name="ro1">
          <table:table-cell table:style-name="ce17" office:value-type="float" office:value="-210" calcext:value-type="float">
            <text:p>-210</text:p>
          </table:table-cell>
          <table:table-cell table:style-name="ce17" table:formula="of:=SIN([.A32])" office:value-type="float" office:value="-0.467718518342759" calcext:value-type="float">
            <text:p>-0,467718518342759</text:p>
          </table:table-cell>
          <table:table-cell table:style-name="ce17" table:formula="of:=SIN([.A32]*3)" office:value-type="float" office:value="-0.993881997012951" calcext:value-type="float">
            <text:p>-0,993881997012951</text:p>
          </table:table-cell>
          <table:table-cell table:style-name="ce17" table:formula="of:=3*SIN([.A32])" office:value-type="float" office:value="-1.40315555502828" calcext:value-type="float">
            <text:p>-1,40315555502828</text:p>
          </table:table-cell>
          <table:table-cell table:number-columns-repeated="1020"/>
        </table:table-row>
        <table:table-row table:style-name="ro1">
          <table:table-cell table:style-name="ce17" office:value-type="float" office:value="-205" calcext:value-type="float">
            <text:p>-205</text:p>
          </table:table-cell>
          <table:table-cell table:style-name="ce17" table:formula="of:=SIN([.A33])" office:value-type="float" office:value="0.714897507767764" calcext:value-type="float">
            <text:p>0,714897507767764</text:p>
          </table:table-cell>
          <table:table-cell table:style-name="ce17" table:formula="of:=SIN([.A33]*3)" office:value-type="float" office:value="0.683217692274733" calcext:value-type="float">
            <text:p>0,683217692274733</text:p>
          </table:table-cell>
          <table:table-cell table:style-name="ce17" table:formula="of:=3*SIN([.A33])" office:value-type="float" office:value="2.14469252330329" calcext:value-type="float">
            <text:p>2,14469252330329</text:p>
          </table:table-cell>
          <table:table-cell table:number-columns-repeated="1020"/>
        </table:table-row>
        <table:table-row table:style-name="ro1">
          <table:table-cell table:style-name="ce17" office:value-type="float" office:value="-200" calcext:value-type="float">
            <text:p>-200</text:p>
          </table:table-cell>
          <table:table-cell table:style-name="ce17" table:formula="of:=SIN([.A34])" office:value-type="float" office:value="0.873297297213995" calcext:value-type="float">
            <text:p>0,873297297213995</text:p>
          </table:table-cell>
          <table:table-cell table:style-name="ce17" table:formula="of:=SIN([.A34]*3)" office:value-type="float" office:value="-0.0441824483318732" calcext:value-type="float">
            <text:p>-0,044182448331873</text:p>
          </table:table-cell>
          <table:table-cell table:style-name="ce17" table:formula="of:=3*SIN([.A34])" office:value-type="float" office:value="2.61989189164198" calcext:value-type="float">
            <text:p>2,61989189164198</text:p>
          </table:table-cell>
          <table:table-cell table:number-columns-repeated="1020"/>
        </table:table-row>
        <table:table-row table:style-name="ro1">
          <table:table-cell table:style-name="ce17" office:value-type="float" office:value="-195" calcext:value-type="float">
            <text:p>-195</text:p>
          </table:table-cell>
          <table:table-cell table:style-name="ce17" table:formula="of:=SIN([.A35])" office:value-type="float" office:value="-0.219454667994064" calcext:value-type="float">
            <text:p>-0,219454667994064</text:p>
          </table:table-cell>
          <table:table-cell table:style-name="ce17" table:formula="of:=SIN([.A35]*3)" office:value-type="float" office:value="-0.616087948358266" calcext:value-type="float">
            <text:p>-0,616087948358266</text:p>
          </table:table-cell>
          <table:table-cell table:style-name="ce17" table:formula="of:=3*SIN([.A35])" office:value-type="float" office:value="-0.658364003982191" calcext:value-type="float">
            <text:p>-0,658364003982191</text:p>
          </table:table-cell>
          <table:table-cell table:number-columns-repeated="1020"/>
        </table:table-row>
        <table:table-row table:style-name="ro1">
          <table:table-cell table:style-name="ce17" office:value-type="float" office:value="-190" calcext:value-type="float">
            <text:p>-190</text:p>
          </table:table-cell>
          <table:table-cell table:style-name="ce17" table:formula="of:=SIN([.A36])" office:value-type="float" office:value="-0.9977992786806" calcext:value-type="float">
            <text:p>-0,9977992786806</text:p>
          </table:table-cell>
          <table:table-cell table:style-name="ce17" table:formula="of:=SIN([.A36]*3)" office:value-type="float" office:value="0.980251583583402" calcext:value-type="float">
            <text:p>0,980251583583402</text:p>
          </table:table-cell>
          <table:table-cell table:style-name="ce17" table:formula="of:=3*SIN([.A36])" office:value-type="float" office:value="-2.9933978360418" calcext:value-type="float">
            <text:p>-2,9933978360418</text:p>
          </table:table-cell>
          <table:table-cell table:number-columns-repeated="1020"/>
        </table:table-row>
        <table:table-row table:style-name="ro1">
          <table:table-cell table:style-name="ce17" office:value-type="float" office:value="-185" calcext:value-type="float">
            <text:p>-185</text:p>
          </table:table-cell>
          <table:table-cell table:style-name="ce17" table:formula="of:=SIN([.A37])" office:value-type="float" office:value="-0.346621180094276" calcext:value-type="float">
            <text:p>-0,346621180094276</text:p>
          </table:table-cell>
          <table:table-cell table:style-name="ce17" table:formula="of:=SIN([.A37]*3)" office:value-type="float" office:value="-0.873282610859792" calcext:value-type="float">
            <text:p>-0,873282610859792</text:p>
          </table:table-cell>
          <table:table-cell table:style-name="ce17" table:formula="of:=3*SIN([.A37])" office:value-type="float" office:value="-1.03986354028283" calcext:value-type="float">
            <text:p>-1,03986354028283</text:p>
          </table:table-cell>
          <table:table-cell table:number-columns-repeated="1020"/>
        </table:table-row>
        <table:table-row table:style-name="ro1">
          <table:table-cell table:style-name="ce17" office:value-type="float" office:value="-180" calcext:value-type="float">
            <text:p>-180</text:p>
          </table:table-cell>
          <table:table-cell table:style-name="ce17" table:formula="of:=SIN([.A38])" office:value-type="float" office:value="0.80115263573383" calcext:value-type="float">
            <text:p>0,80115263573383</text:p>
          </table:table-cell>
          <table:table-cell table:style-name="ce17" table:formula="of:=SIN([.A38]*3)" office:value-type="float" office:value="0.346592904376553" calcext:value-type="float">
            <text:p>0,346592904376553</text:p>
          </table:table-cell>
          <table:table-cell table:style-name="ce17" table:formula="of:=3*SIN([.A38])" office:value-type="float" office:value="2.40345790720149" calcext:value-type="float">
            <text:p>2,40345790720149</text:p>
          </table:table-cell>
          <table:table-cell table:number-columns-repeated="1020"/>
        </table:table-row>
        <table:table-row table:style-name="ro1">
          <table:table-cell table:style-name="ce17" office:value-type="float" office:value="-175" calcext:value-type="float">
            <text:p>-175</text:p>
          </table:table-cell>
          <table:table-cell table:style-name="ce17" table:formula="of:=SIN([.A39])" office:value-type="float" office:value="0.801134595178041" calcext:value-type="float">
            <text:p>0,801134595178041</text:p>
          </table:table-cell>
          <table:table-cell table:style-name="ce17" table:formula="of:=SIN([.A39]*3)" office:value-type="float" office:value="0.34667773058479" calcext:value-type="float">
            <text:p>0,34667773058479</text:p>
          </table:table-cell>
          <table:table-cell table:style-name="ce17" table:formula="of:=3*SIN([.A39])" office:value-type="float" office:value="2.40340378553412" calcext:value-type="float">
            <text:p>2,40340378553412</text:p>
          </table:table-cell>
          <table:table-cell table:number-columns-repeated="1020"/>
        </table:table-row>
        <table:table-row table:style-name="ro1">
          <table:table-cell table:style-name="ce17" office:value-type="float" office:value="-170" calcext:value-type="float">
            <text:p>-170</text:p>
          </table:table-cell>
          <table:table-cell table:style-name="ce17" table:formula="of:=SIN([.A40])" office:value-type="float" office:value="-0.34664945549703" calcext:value-type="float">
            <text:p>-0,34664945549703</text:p>
          </table:table-cell>
          <table:table-cell table:style-name="ce17" table:formula="of:=SIN([.A40]*3)" office:value-type="float" office:value="-0.873326667541738" calcext:value-type="float">
            <text:p>-0,873326667541738</text:p>
          </table:table-cell>
          <table:table-cell table:style-name="ce17" table:formula="of:=3*SIN([.A40])" office:value-type="float" office:value="-1.03994836649109" calcext:value-type="float">
            <text:p>-1,03994836649109</text:p>
          </table:table-cell>
          <table:table-cell table:number-columns-repeated="1020"/>
        </table:table-row>
        <table:table-row table:style-name="ro1">
          <table:table-cell table:style-name="ce17" office:value-type="float" office:value="-165" calcext:value-type="float">
            <text:p>-165</text:p>
          </table:table-cell>
          <table:table-cell table:style-name="ce17" table:formula="of:=SIN([.A41])" office:value-type="float" office:value="-0.997797279449891" calcext:value-type="float">
            <text:p>-0,997797279449891</text:p>
          </table:table-cell>
          <table:table-cell table:style-name="ce17" table:formula="of:=SIN([.A41]*3)" office:value-type="float" office:value="0.980233696032674" calcext:value-type="float">
            <text:p>0,980233696032674</text:p>
          </table:table-cell>
          <table:table-cell table:style-name="ce17" table:formula="of:=3*SIN([.A41])" office:value-type="float" office:value="-2.99339183834967" calcext:value-type="float">
            <text:p>-2,99339183834967</text:p>
          </table:table-cell>
          <table:table-cell table:number-columns-repeated="1020"/>
        </table:table-row>
        <table:table-row table:style-name="ro1">
          <table:table-cell table:style-name="ce17" office:value-type="float" office:value="-160" calcext:value-type="float">
            <text:p>-160</text:p>
          </table:table-cell>
          <table:table-cell table:style-name="ce17" table:formula="of:=SIN([.A42])" office:value-type="float" office:value="-0.219425258379005" calcext:value-type="float">
            <text:p>-0,219425258379005</text:p>
          </table:table-cell>
          <table:table-cell table:style-name="ce17" table:formula="of:=SIN([.A42]*3)" office:value-type="float" office:value="-0.616016713764164" calcext:value-type="float">
            <text:p>-0,616016713764164</text:p>
          </table:table-cell>
          <table:table-cell table:style-name="ce17" table:formula="of:=3*SIN([.A42])" office:value-type="float" office:value="-0.658275775137014" calcext:value-type="float">
            <text:p>-0,658275775137014</text:p>
          </table:table-cell>
          <table:table-cell table:number-columns-repeated="1020"/>
        </table:table-row>
        <table:table-row table:style-name="ro1">
          <table:table-cell table:style-name="ce17" office:value-type="float" office:value="-155" calcext:value-type="float">
            <text:p>-155</text:p>
          </table:table-cell>
          <table:table-cell table:style-name="ce17" table:formula="of:=SIN([.A43])" office:value-type="float" office:value="0.873311982774648" calcext:value-type="float">
            <text:p>0,873311982774648</text:p>
          </table:table-cell>
          <table:table-cell table:style-name="ce17" table:formula="of:=SIN([.A43]*3)" office:value-type="float" office:value="-0.0442727929013797" calcext:value-type="float">
            <text:p>-0,04427279290138</text:p>
          </table:table-cell>
          <table:table-cell table:style-name="ce17" table:formula="of:=3*SIN([.A43])" office:value-type="float" office:value="2.61993594832394" calcext:value-type="float">
            <text:p>2,61993594832394</text:p>
          </table:table-cell>
          <table:table-cell table:number-columns-repeated="1020"/>
        </table:table-row>
        <table:table-row table:style-name="ro1">
          <table:table-cell table:style-name="ce17" office:value-type="float" office:value="-150" calcext:value-type="float">
            <text:p>-150</text:p>
          </table:table-cell>
          <table:table-cell table:style-name="ce17" table:formula="of:=SIN([.A44])" office:value-type="float" office:value="0.714876429629165" calcext:value-type="float">
            <text:p>0,714876429629165</text:p>
          </table:table-cell>
          <table:table-cell table:style-name="ce17" table:formula="of:=SIN([.A44]*3)" office:value-type="float" office:value="0.683283725035524" calcext:value-type="float">
            <text:p>0,683283725035524</text:p>
          </table:table-cell>
          <table:table-cell table:style-name="ce17" table:formula="of:=3*SIN([.A44])" office:value-type="float" office:value="2.14462928888749" calcext:value-type="float">
            <text:p>2,14462928888749</text:p>
          </table:table-cell>
          <table:table-cell table:number-columns-repeated="1020"/>
        </table:table-row>
        <table:table-row table:style-name="ro1">
          <table:table-cell table:style-name="ce17" office:value-type="float" office:value="-145" calcext:value-type="float">
            <text:p>-145</text:p>
          </table:table-cell>
          <table:table-cell table:style-name="ce17" table:formula="of:=SIN([.A45])" office:value-type="float" office:value="-0.467745162045133" calcext:value-type="float">
            <text:p>-0,467745162045133</text:p>
          </table:table-cell>
          <table:table-cell table:style-name="ce17" table:formula="of:=SIN([.A45]*3)" office:value-type="float" office:value="-0.993891981023895" calcext:value-type="float">
            <text:p>-0,993891981023895</text:p>
          </table:table-cell>
          <table:table-cell table:style-name="ce17" table:formula="of:=3*SIN([.A45])" office:value-type="float" office:value="-1.4032354861354" calcext:value-type="float">
            <text:p>-1,4032354861354</text:p>
          </table:table-cell>
          <table:table-cell table:number-columns-repeated="1020"/>
        </table:table-row>
        <table:table-row table:style-name="ro1">
          <table:table-cell table:style-name="ce17" office:value-type="float" office:value="-140" calcext:value-type="float">
            <text:p>-140</text:p>
          </table:table-cell>
          <table:table-cell table:style-name="ce17" table:formula="of:=SIN([.A46])" office:value-type="float" office:value="-0.980239659440312" calcext:value-type="float">
            <text:p>-0,980239659440312</text:p>
          </table:table-cell>
          <table:table-cell table:style-name="ce17" table:formula="of:=SIN([.A46]*3)" office:value-type="float" office:value="0.826811724306801" calcext:value-type="float">
            <text:p>0,826811724306801</text:p>
          </table:table-cell>
          <table:table-cell table:style-name="ce17" table:formula="of:=3*SIN([.A46])" office:value-type="float" office:value="-2.94071897832093" calcext:value-type="float">
            <text:p>-2,94071897832093</text:p>
          </table:table-cell>
          <table:table-cell table:number-columns-repeated="1020"/>
        </table:table-row>
        <table:table-row table:style-name="ro1">
          <table:table-cell table:style-name="ce17" office:value-type="float" office:value="-135" calcext:value-type="float">
            <text:p>-135</text:p>
          </table:table-cell>
          <table:table-cell table:style-name="ce17" table:formula="of:=SIN([.A47])" office:value-type="float" office:value="-0.0883686861040014" calcext:value-type="float">
            <text:p>-0,088368686104001</text:p>
          </table:table-cell>
          <table:table-cell table:style-name="ce17" table:formula="of:=SIN([.A47]*3)" office:value-type="float" office:value="-0.262345765307778" calcext:value-type="float">
            <text:p>-0,262345765307778</text:p>
          </table:table-cell>
          <table:table-cell table:style-name="ce17" table:formula="of:=3*SIN([.A47])" office:value-type="float" office:value="-0.265106058312004" calcext:value-type="float">
            <text:p>-0,265106058312004</text:p>
          </table:table-cell>
          <table:table-cell table:number-columns-repeated="1020"/>
        </table:table-row>
        <table:table-row table:style-name="ro1">
          <table:table-cell table:style-name="ce17" office:value-type="float" office:value="-130" calcext:value-type="float">
            <text:p>-130</text:p>
          </table:table-cell>
          <table:table-cell table:style-name="ce17" table:formula="of:=SIN([.A48])" office:value-type="float" office:value="0.930105950186762" calcext:value-type="float">
            <text:p>0,930105950186762</text:p>
          </table:table-cell>
          <table:table-cell table:style-name="ce17" table:formula="of:=SIN([.A48]*3)" office:value-type="float" office:value="-0.428209910518769" calcext:value-type="float">
            <text:p>-0,428209910518769</text:p>
          </table:table-cell>
          <table:table-cell table:style-name="ce17" table:formula="of:=3*SIN([.A48])" office:value-type="float" office:value="2.79031785056029" calcext:value-type="float">
            <text:p>2,79031785056029</text:p>
          </table:table-cell>
          <table:table-cell table:number-columns-repeated="1020"/>
        </table:table-row>
        <table:table-row table:style-name="ro1">
          <table:table-cell table:style-name="ce17" office:value-type="float" office:value="-125" calcext:value-type="float">
            <text:p>-125</text:p>
          </table:table-cell>
          <table:table-cell table:style-name="ce17" table:formula="of:=SIN([.A49])" office:value-type="float" office:value="0.616040459188656" calcext:value-type="float">
            <text:p>0,616040459188656</text:p>
          </table:table-cell>
          <table:table-cell table:style-name="ce17" table:formula="of:=SIN([.A49]*3)" office:value-type="float" office:value="0.91295755168271" calcext:value-type="float">
            <text:p>0,91295755168271</text:p>
          </table:table-cell>
          <table:table-cell table:style-name="ce17" table:formula="of:=3*SIN([.A49])" office:value-type="float" office:value="1.84812137756597" calcext:value-type="float">
            <text:p>1,84812137756597</text:p>
          </table:table-cell>
          <table:table-cell table:number-columns-repeated="1020"/>
        </table:table-row>
        <table:table-row table:style-name="ro1">
          <table:table-cell table:style-name="ce17" office:value-type="float" office:value="-120" calcext:value-type="float">
            <text:p>-120</text:p>
          </table:table-cell>
          <table:table-cell table:style-name="ce17" table:formula="of:=SIN([.A50])" office:value-type="float" office:value="-0.580611184212314" calcext:value-type="float">
            <text:p>-0,580611184212314</text:p>
          </table:table-cell>
          <table:table-cell table:style-name="ce17" table:formula="of:=SIN([.A50]*3)" office:value-type="float" office:value="-0.958915723414306" calcext:value-type="float">
            <text:p>-0,958915723414306</text:p>
          </table:table-cell>
          <table:table-cell table:style-name="ce17" table:formula="of:=3*SIN([.A50])" office:value-type="float" office:value="-1.74183355263694" calcext:value-type="float">
            <text:p>-1,74183355263694</text:p>
          </table:table-cell>
          <table:table-cell table:number-columns-repeated="1020"/>
        </table:table-row>
        <table:table-row table:style-name="ro1">
          <table:table-cell table:style-name="ce17" office:value-type="float" office:value="-115" calcext:value-type="float">
            <text:p>-115</text:p>
          </table:table-cell>
          <table:table-cell table:style-name="ce17" table:formula="of:=SIN([.A51])" office:value-type="float" office:value="-0.94543533402477" calcext:value-type="float">
            <text:p>-0,94543533402477</text:p>
          </table:table-cell>
          <table:table-cell table:style-name="ce17" table:formula="of:=SIN([.A51]*3)" office:value-type="float" office:value="0.543995817373532" calcext:value-type="float">
            <text:p>0,543995817373532</text:p>
          </table:table-cell>
          <table:table-cell table:style-name="ce17" table:formula="of:=3*SIN([.A51])" office:value-type="float" office:value="-2.83630600207431" calcext:value-type="float">
            <text:p>-2,83630600207431</text:p>
          </table:table-cell>
          <table:table-cell table:number-columns-repeated="1020"/>
        </table:table-row>
        <table:table-row table:style-name="ro1">
          <table:table-cell table:style-name="ce17" office:value-type="float" office:value="-110" calcext:value-type="float">
            <text:p>-110</text:p>
          </table:table-cell>
          <table:table-cell table:style-name="ce17" table:formula="of:=SIN([.A52])" office:value-type="float" office:value="0.044242678085071" calcext:value-type="float">
            <text:p>0,044242678085071</text:p>
          </table:table-cell>
          <table:table-cell table:style-name="ce17" table:formula="of:=SIN([.A52]*3)" office:value-type="float" office:value="0.132381629205452" calcext:value-type="float">
            <text:p>0,132381629205452</text:p>
          </table:table-cell>
          <table:table-cell table:style-name="ce17" table:formula="of:=3*SIN([.A52])" office:value-type="float" office:value="0.132728034255213" calcext:value-type="float">
            <text:p>0,132728034255213</text:p>
          </table:table-cell>
          <table:table-cell table:number-columns-repeated="1020"/>
        </table:table-row>
        <table:table-row table:style-name="ro1">
          <table:table-cell table:style-name="ce17" office:value-type="float" office:value="-105" calcext:value-type="float">
            <text:p>-105</text:p>
          </table:table-cell>
          <table:table-cell table:style-name="ce17" table:formula="of:=SIN([.A53])" office:value-type="float" office:value="0.970535283537485" calcext:value-type="float">
            <text:p>0,970535283537485</text:p>
          </table:table-cell>
          <table:table-cell table:style-name="ce17" table:formula="of:=SIN([.A53]*3)" office:value-type="float" office:value="-0.745133264557413" calcext:value-type="float">
            <text:p>-0,745133264557413</text:p>
          </table:table-cell>
          <table:table-cell table:style-name="ce17" table:formula="of:=3*SIN([.A53])" office:value-type="float" office:value="2.91160585061245" calcext:value-type="float">
            <text:p>2,91160585061245</text:p>
          </table:table-cell>
          <table:table-cell table:number-columns-repeated="1020"/>
        </table:table-row>
        <table:table-row table:style-name="ro1">
          <table:table-cell table:style-name="ce17" office:value-type="float" office:value="-100" calcext:value-type="float">
            <text:p>-100</text:p>
          </table:table-cell>
          <table:table-cell table:style-name="ce17" table:formula="of:=SIN([.A54])" office:value-type="float" office:value="0.506365641109759" calcext:value-type="float">
            <text:p>0,506365641109759</text:p>
          </table:table-cell>
          <table:table-cell table:style-name="ce17" table:formula="of:=SIN([.A54]*3)" office:value-type="float" office:value="0.999755839901149" calcext:value-type="float">
            <text:p>0,999755839901149</text:p>
          </table:table-cell>
          <table:table-cell table:style-name="ce17" table:formula="of:=3*SIN([.A54])" office:value-type="float" office:value="1.51909692332928" calcext:value-type="float">
            <text:p>1,51909692332928</text:p>
          </table:table-cell>
          <table:table-cell table:number-columns-repeated="1020"/>
        </table:table-row>
        <table:table-row table:style-name="ro1">
          <table:table-cell table:style-name="ce17" office:value-type="float" office:value="-95" calcext:value-type="float">
            <text:p>-95</text:p>
          </table:table-cell>
          <table:table-cell table:style-name="ce17" table:formula="of:=SIN([.A55])" office:value-type="float" office:value="-0.683261714736121" calcext:value-type="float">
            <text:p>-0,683261714736121</text:p>
          </table:table-cell>
          <table:table-cell table:style-name="ce17" table:formula="of:=SIN([.A55]*3)" office:value-type="float" office:value="-0.773871590208432" calcext:value-type="float">
            <text:p>-0,773871590208432</text:p>
          </table:table-cell>
          <table:table-cell table:style-name="ce17" table:formula="of:=3*SIN([.A55])" office:value-type="float" office:value="-2.04978514420836" calcext:value-type="float">
            <text:p>-2,04978514420836</text:p>
          </table:table-cell>
          <table:table-cell table:number-columns-repeated="1020"/>
        </table:table-row>
        <table:table-row table:style-name="ro1">
          <table:table-cell table:style-name="ce17" office:value-type="float" office:value="-90" calcext:value-type="float">
            <text:p>-90</text:p>
          </table:table-cell>
          <table:table-cell table:style-name="ce17" table:formula="of:=SIN([.A56])" office:value-type="float" office:value="-0.893996663600558" calcext:value-type="float">
            <text:p>-0,893996663600558</text:p>
          </table:table-cell>
          <table:table-cell table:style-name="ce17" table:formula="of:=SIN([.A56]*3)" office:value-type="float" office:value="0.176045946471211" calcext:value-type="float">
            <text:p>0,176045946471211</text:p>
          </table:table-cell>
          <table:table-cell table:style-name="ce17" table:formula="of:=3*SIN([.A56])" office:value-type="float" office:value="-2.68198999080167" calcext:value-type="float">
            <text:p>-2,68198999080167</text:p>
          </table:table-cell>
          <table:table-cell table:number-columns-repeated="1020"/>
        </table:table-row>
        <table:table-row table:style-name="ro1">
          <table:table-cell table:style-name="ce17" office:value-type="float" office:value="-85" calcext:value-type="float">
            <text:p>-85</text:p>
          </table:table-cell>
          <table:table-cell table:style-name="ce17" table:formula="of:=SIN([.A57])" office:value-type="float" office:value="0.176075619948587" calcext:value-type="float">
            <text:p>0,176075619948587</text:p>
          </table:table-cell>
          <table:table-cell table:style-name="ce17" table:formula="of:=SIN([.A57]*3)" office:value-type="float" office:value="0.506391634924491" calcext:value-type="float">
            <text:p>0,506391634924491</text:p>
          </table:table-cell>
          <table:table-cell table:style-name="ce17" table:formula="of:=3*SIN([.A57])" office:value-type="float" office:value="0.528226859845761" calcext:value-type="float">
            <text:p>0,528226859845761</text:p>
          </table:table-cell>
          <table:table-cell table:number-columns-repeated="1020"/>
        </table:table-row>
        <table:table-row table:style-name="ro1">
          <table:table-cell table:style-name="ce17" office:value-type="float" office:value="-80" calcext:value-type="float">
            <text:p>-80</text:p>
          </table:table-cell>
          <table:table-cell table:style-name="ce17" table:formula="of:=SIN([.A58])" office:value-type="float" office:value="0.993888653923375" calcext:value-type="float">
            <text:p>0,993888653923375</text:p>
          </table:table-cell>
          <table:table-cell table:style-name="ce17" table:formula="of:=SIN([.A58]*3)" office:value-type="float" office:value="-0.945445154921117" calcext:value-type="float">
            <text:p>-0,945445154921117</text:p>
          </table:table-cell>
          <table:table-cell table:style-name="ce17" table:formula="of:=3*SIN([.A58])" office:value-type="float" office:value="2.98166596177013" calcext:value-type="float">
            <text:p>2,98166596177013</text:p>
          </table:table-cell>
          <table:table-cell table:number-columns-repeated="1020"/>
        </table:table-row>
        <table:table-row table:style-name="ro1">
          <table:table-cell table:style-name="ce17" office:value-type="float" office:value="-75" calcext:value-type="float">
            <text:p>-75</text:p>
          </table:table-cell>
          <table:table-cell table:style-name="ce17" table:formula="of:=SIN([.A59])" office:value-type="float" office:value="0.38778163540943" calcext:value-type="float">
            <text:p>0,38778163540943</text:p>
          </table:table-cell>
          <table:table-cell table:style-name="ce17" table:formula="of:=SIN([.A59]*3)" office:value-type="float" office:value="0.930094878004525" calcext:value-type="float">
            <text:p>0,930094878004525</text:p>
          </table:table-cell>
          <table:table-cell table:style-name="ce17" table:formula="of:=3*SIN([.A59])" office:value-type="float" office:value="1.16334490622829" calcext:value-type="float">
            <text:p>1,16334490622829</text:p>
          </table:table-cell>
          <table:table-cell table:number-columns-repeated="1020"/>
        </table:table-row>
        <table:table-row table:style-name="ro1">
          <table:table-cell table:style-name="ce17" office:value-type="float" office:value="-70" calcext:value-type="float">
            <text:p>-70</text:p>
          </table:table-cell>
          <table:table-cell table:style-name="ce17" table:formula="of:=SIN([.A60])" office:value-type="float" office:value="-0.773890681557889" calcext:value-type="float">
            <text:p>-0,773890681557889</text:p>
          </table:table-cell>
          <table:table-cell table:style-name="ce17" table:formula="of:=SIN([.A60]*3)" office:value-type="float" office:value="-0.467718518342759" calcext:value-type="float">
            <text:p>-0,467718518342759</text:p>
          </table:table-cell>
          <table:table-cell table:style-name="ce17" table:formula="of:=3*SIN([.A60])" office:value-type="float" office:value="-2.32167204467367" calcext:value-type="float">
            <text:p>-2,32167204467367</text:p>
          </table:table-cell>
          <table:table-cell table:number-columns-repeated="1020"/>
        </table:table-row>
        <table:table-row table:style-name="ro1">
          <table:table-cell table:style-name="ce17" office:value-type="float" office:value="-65" calcext:value-type="float">
            <text:p>-65</text:p>
          </table:table-cell>
          <table:table-cell table:style-name="ce17" table:formula="of:=SIN([.A61])" office:value-type="float" office:value="-0.826828679490103" calcext:value-type="float">
            <text:p>-0,826828679490103</text:p>
          </table:table-cell>
          <table:table-cell table:style-name="ce17" table:formula="of:=SIN([.A61]*3)" office:value-type="float" office:value="-0.219454667994064" calcext:value-type="float">
            <text:p>-0,219454667994064</text:p>
          </table:table-cell>
          <table:table-cell table:style-name="ce17" table:formula="of:=3*SIN([.A61])" office:value-type="float" office:value="-2.48048603847031" calcext:value-type="float">
            <text:p>-2,48048603847031</text:p>
          </table:table-cell>
          <table:table-cell table:number-columns-repeated="1020"/>
        </table:table-row>
        <table:table-row table:style-name="ro1">
          <table:table-cell table:style-name="ce17" office:value-type="float" office:value="-60" calcext:value-type="float">
            <text:p>-60</text:p>
          </table:table-cell>
          <table:table-cell table:style-name="ce17" table:formula="of:=SIN([.A62])" office:value-type="float" office:value="0.304810621102217" calcext:value-type="float">
            <text:p>0,304810621102217</text:p>
          </table:table-cell>
          <table:table-cell table:style-name="ce17" table:formula="of:=SIN([.A62]*3)" office:value-type="float" office:value="0.80115263573383" calcext:value-type="float">
            <text:p>0,80115263573383</text:p>
          </table:table-cell>
          <table:table-cell table:style-name="ce17" table:formula="of:=3*SIN([.A62])" office:value-type="float" office:value="0.91443186330665" calcext:value-type="float">
            <text:p>0,91443186330665</text:p>
          </table:table-cell>
          <table:table-cell table:number-columns-repeated="1020"/>
        </table:table-row>
        <table:table-row table:style-name="ro1">
          <table:table-cell table:style-name="ce17" office:value-type="float" office:value="-55" calcext:value-type="float">
            <text:p>-55</text:p>
          </table:table-cell>
          <table:table-cell table:style-name="ce17" table:formula="of:=SIN([.A63])" office:value-type="float" office:value="0.99975517335862" calcext:value-type="float">
            <text:p>0,99975517335862</text:p>
          </table:table-cell>
          <table:table-cell table:style-name="ce17" table:formula="of:=SIN([.A63]*3)" office:value-type="float" office:value="-0.997797279449891" calcext:value-type="float">
            <text:p>-0,997797279449891</text:p>
          </table:table-cell>
          <table:table-cell table:style-name="ce17" table:formula="of:=3*SIN([.A63])" office:value-type="float" office:value="2.99926552007586" calcext:value-type="float">
            <text:p>2,99926552007586</text:p>
          </table:table-cell>
          <table:table-cell table:number-columns-repeated="1020"/>
        </table:table-row>
        <table:table-row table:style-name="ro1">
          <table:table-cell table:style-name="ce17" office:value-type="float" office:value="-50" calcext:value-type="float">
            <text:p>-50</text:p>
          </table:table-cell>
          <table:table-cell table:style-name="ce17" table:formula="of:=SIN([.A64])" office:value-type="float" office:value="0.262374853703929" calcext:value-type="float">
            <text:p>0,262374853703929</text:p>
          </table:table-cell>
          <table:table-cell table:style-name="ce17" table:formula="of:=SIN([.A64]*3)" office:value-type="float" office:value="0.714876429629165" calcext:value-type="float">
            <text:p>0,714876429629165</text:p>
          </table:table-cell>
          <table:table-cell table:style-name="ce17" table:formula="of:=3*SIN([.A64])" office:value-type="float" office:value="0.787124561111786" calcext:value-type="float">
            <text:p>0,787124561111786</text:p>
          </table:table-cell>
          <table:table-cell table:number-columns-repeated="1020"/>
        </table:table-row>
        <table:table-row table:style-name="ro1">
          <table:table-cell table:style-name="ce17" office:value-type="float" office:value="-45" calcext:value-type="float">
            <text:p>-45</text:p>
          </table:table-cell>
          <table:table-cell table:style-name="ce17" table:formula="of:=SIN([.A65])" office:value-type="float" office:value="-0.850903524534118" calcext:value-type="float">
            <text:p>-0,850903524534118</text:p>
          </table:table-cell>
          <table:table-cell table:style-name="ce17" table:formula="of:=SIN([.A65]*3)" office:value-type="float" office:value="-0.0883686861040014" calcext:value-type="float">
            <text:p>-0,088368686104001</text:p>
          </table:table-cell>
          <table:table-cell table:style-name="ce17" table:formula="of:=3*SIN([.A65])" office:value-type="float" office:value="-2.55271057360236" calcext:value-type="float">
            <text:p>-2,55271057360236</text:p>
          </table:table-cell>
          <table:table-cell table:number-columns-repeated="1020"/>
        </table:table-row>
        <table:table-row table:style-name="ro1">
          <table:table-cell table:style-name="ce17" office:value-type="float" office:value="-40" calcext:value-type="float">
            <text:p>-40</text:p>
          </table:table-cell>
          <table:table-cell table:style-name="ce17" table:formula="of:=SIN([.A66])" office:value-type="float" office:value="-0.745113160479349" calcext:value-type="float">
            <text:p>-0,745113160479349</text:p>
          </table:table-cell>
          <table:table-cell table:style-name="ce17" table:formula="of:=SIN([.A66]*3)" office:value-type="float" office:value="-0.580611184212314" calcext:value-type="float">
            <text:p>-0,580611184212314</text:p>
          </table:table-cell>
          <table:table-cell table:style-name="ce17" table:formula="of:=3*SIN([.A66])" office:value-type="float" office:value="-2.23533948143805" calcext:value-type="float">
            <text:p>-2,23533948143805</text:p>
          </table:table-cell>
          <table:table-cell table:number-columns-repeated="1020"/>
        </table:table-row>
        <table:table-row table:style-name="ro1">
          <table:table-cell table:style-name="ce17" office:value-type="float" office:value="-35" calcext:value-type="float">
            <text:p>-35</text:p>
          </table:table-cell>
          <table:table-cell table:style-name="ce17" table:formula="of:=SIN([.A67])" office:value-type="float" office:value="0.428182669496151" calcext:value-type="float">
            <text:p>0,428182669496151</text:p>
          </table:table-cell>
          <table:table-cell table:style-name="ce17" table:formula="of:=SIN([.A67]*3)" office:value-type="float" office:value="0.970535283537485" calcext:value-type="float">
            <text:p>0,970535283537485</text:p>
          </table:table-cell>
          <table:table-cell table:style-name="ce17" table:formula="of:=3*SIN([.A67])" office:value-type="float" office:value="1.28454800848845" calcext:value-type="float">
            <text:p>1,28454800848845</text:p>
          </table:table-cell>
          <table:table-cell table:number-columns-repeated="1020"/>
        </table:table-row>
        <table:table-row table:style-name="ro1">
          <table:table-cell table:style-name="ce17" office:value-type="float" office:value="-30" calcext:value-type="float">
            <text:p>-30</text:p>
          </table:table-cell>
          <table:table-cell table:style-name="ce17" table:formula="of:=SIN([.A68])" office:value-type="float" office:value="0.988031624092862" calcext:value-type="float">
            <text:p>0,988031624092862</text:p>
          </table:table-cell>
          <table:table-cell table:style-name="ce17" table:formula="of:=SIN([.A68]*3)" office:value-type="float" office:value="-0.893996663600558" calcext:value-type="float">
            <text:p>-0,893996663600558</text:p>
          </table:table-cell>
          <table:table-cell table:style-name="ce17" table:formula="of:=3*SIN([.A68])" office:value-type="float" office:value="2.96409487227859" calcext:value-type="float">
            <text:p>2,96409487227859</text:p>
          </table:table-cell>
          <table:table-cell table:number-columns-repeated="1020"/>
        </table:table-row>
        <table:table-row table:style-name="ro1">
          <table:table-cell table:style-name="ce17" office:value-type="float" office:value="-25" calcext:value-type="float">
            <text:p>-25</text:p>
          </table:table-cell>
          <table:table-cell table:style-name="ce17" table:formula="of:=SIN([.A69])" office:value-type="float" office:value="0.132351750097773" calcext:value-type="float">
            <text:p>0,132351750097773</text:p>
          </table:table-cell>
          <table:table-cell table:style-name="ce17" table:formula="of:=SIN([.A69]*3)" office:value-type="float" office:value="0.38778163540943" calcext:value-type="float">
            <text:p>0,38778163540943</text:p>
          </table:table-cell>
          <table:table-cell table:style-name="ce17" table:formula="of:=3*SIN([.A69])" office:value-type="float" office:value="0.397055250293319" calcext:value-type="float">
            <text:p>0,397055250293319</text:p>
          </table:table-cell>
          <table:table-cell table:number-columns-repeated="1020"/>
        </table:table-row>
        <table:table-row table:style-name="ro1">
          <table:table-cell table:style-name="ce17" office:value-type="float" office:value="-20" calcext:value-type="float">
            <text:p>-20</text:p>
          </table:table-cell>
          <table:table-cell table:style-name="ce17" table:formula="of:=SIN([.A70])" office:value-type="float" office:value="-0.912945250727628" calcext:value-type="float">
            <text:p>-0,912945250727628</text:p>
          </table:table-cell>
          <table:table-cell table:style-name="ce17" table:formula="of:=SIN([.A70]*3)" office:value-type="float" office:value="0.304810621102217" calcext:value-type="float">
            <text:p>0,304810621102217</text:p>
          </table:table-cell>
          <table:table-cell table:style-name="ce17" table:formula="of:=3*SIN([.A70])" office:value-type="float" office:value="-2.73883575218288" calcext:value-type="float">
            <text:p>-2,73883575218288</text:p>
          </table:table-cell>
          <table:table-cell table:number-columns-repeated="1020"/>
        </table:table-row>
        <table:table-row table:style-name="ro1">
          <table:table-cell table:style-name="ce17" office:value-type="float" office:value="-15" calcext:value-type="float">
            <text:p>-15</text:p>
          </table:table-cell>
          <table:table-cell table:style-name="ce17" table:formula="of:=SIN([.A71])" office:value-type="float" office:value="-0.650287840157117" calcext:value-type="float">
            <text:p>-0,650287840157117</text:p>
          </table:table-cell>
          <table:table-cell table:style-name="ce17" table:formula="of:=SIN([.A71]*3)" office:value-type="float" office:value="-0.850903524534118" calcext:value-type="float">
            <text:p>-0,850903524534118</text:p>
          </table:table-cell>
          <table:table-cell table:style-name="ce17" table:formula="of:=3*SIN([.A71])" office:value-type="float" office:value="-1.95086352047135" calcext:value-type="float">
            <text:p>-1,95086352047135</text:p>
          </table:table-cell>
          <table:table-cell table:number-columns-repeated="1020"/>
        </table:table-row>
        <table:table-row table:style-name="ro1">
          <table:table-cell table:style-name="ce17" office:value-type="float" office:value="-10" calcext:value-type="float">
            <text:p>-10</text:p>
          </table:table-cell>
          <table:table-cell table:style-name="ce17" table:formula="of:=SIN([.A72])" office:value-type="float" office:value="0.54402111088937" calcext:value-type="float">
            <text:p>0,54402111088937</text:p>
          </table:table-cell>
          <table:table-cell table:style-name="ce17" table:formula="of:=SIN([.A72]*3)" office:value-type="float" office:value="0.988031624092862" calcext:value-type="float">
            <text:p>0,988031624092862</text:p>
          </table:table-cell>
          <table:table-cell table:style-name="ce17" table:formula="of:=3*SIN([.A72])" office:value-type="float" office:value="1.63206333266811" calcext:value-type="float">
            <text:p>1,63206333266811</text:p>
          </table:table-cell>
          <table:table-cell table:number-columns-repeated="1020"/>
        </table:table-row>
        <table:table-row table:style-name="ro1">
          <table:table-cell table:style-name="ce17" office:value-type="float" office:value="-5" calcext:value-type="float">
            <text:p>-5</text:p>
          </table:table-cell>
          <table:table-cell table:style-name="ce17" table:formula="of:=SIN([.A73])" office:value-type="float" office:value="0.958924274663139" calcext:value-type="float">
            <text:p>0,958924274663139</text:p>
          </table:table-cell>
          <table:table-cell table:style-name="ce17" table:formula="of:=SIN([.A73]*3)" office:value-type="float" office:value="-0.650287840157117" calcext:value-type="float">
            <text:p>-0,650287840157117</text:p>
          </table:table-cell>
          <table:table-cell table:style-name="ce17" table:formula="of:=3*SIN([.A73])" office:value-type="float" office:value="2.87677282398942" calcext:value-type="float">
            <text:p>2,87677282398942</text:p>
          </table:table-cell>
          <table:table-cell table:number-columns-repeated="1020"/>
        </table:table-row>
        <table:table-row table:style-name="ro1">
          <table:table-cell table:style-name="ce17" office:value-type="float" office:value="0" calcext:value-type="float">
            <text:p>0</text:p>
          </table:table-cell>
          <table:table-cell table:style-name="ce17" table:formula="of:=SIN([.A74])" office:value-type="float" office:value="0" calcext:value-type="float">
            <text:p>0</text:p>
          </table:table-cell>
          <table:table-cell table:style-name="ce17" table:formula="of:=SIN([.A74]*3)" office:value-type="float" office:value="0" calcext:value-type="float">
            <text:p>0</text:p>
          </table:table-cell>
          <table:table-cell table:style-name="ce17" table:formula="of:=3*SIN([.A74]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7" office:value-type="float" office:value="5" calcext:value-type="float">
            <text:p>5</text:p>
          </table:table-cell>
          <table:table-cell table:style-name="ce17" table:formula="of:=SIN([.A75])" office:value-type="float" office:value="-0.958924274663139" calcext:value-type="float">
            <text:p>-0,958924274663139</text:p>
          </table:table-cell>
          <table:table-cell table:style-name="ce17" table:formula="of:=SIN([.A75]*3)" office:value-type="float" office:value="0.650287840157117" calcext:value-type="float">
            <text:p>0,650287840157117</text:p>
          </table:table-cell>
          <table:table-cell table:style-name="ce17" table:formula="of:=3*SIN([.A75])" office:value-type="float" office:value="-2.87677282398942" calcext:value-type="float">
            <text:p>-2,87677282398942</text:p>
          </table:table-cell>
          <table:table-cell table:number-columns-repeated="1020"/>
        </table:table-row>
        <table:table-row table:style-name="ro1">
          <table:table-cell table:style-name="ce17" office:value-type="float" office:value="10" calcext:value-type="float">
            <text:p>10</text:p>
          </table:table-cell>
          <table:table-cell table:style-name="ce17" table:formula="of:=SIN([.A76])" office:value-type="float" office:value="-0.54402111088937" calcext:value-type="float">
            <text:p>-0,54402111088937</text:p>
          </table:table-cell>
          <table:table-cell table:style-name="ce17" table:formula="of:=SIN([.A76]*3)" office:value-type="float" office:value="-0.988031624092862" calcext:value-type="float">
            <text:p>-0,988031624092862</text:p>
          </table:table-cell>
          <table:table-cell table:style-name="ce17" table:formula="of:=3*SIN([.A76])" office:value-type="float" office:value="-1.63206333266811" calcext:value-type="float">
            <text:p>-1,63206333266811</text:p>
          </table:table-cell>
          <table:table-cell table:number-columns-repeated="1020"/>
        </table:table-row>
        <table:table-row table:style-name="ro1">
          <table:table-cell table:style-name="ce17" office:value-type="float" office:value="15" calcext:value-type="float">
            <text:p>15</text:p>
          </table:table-cell>
          <table:table-cell table:style-name="ce17" table:formula="of:=SIN([.A77])" office:value-type="float" office:value="0.650287840157117" calcext:value-type="float">
            <text:p>0,650287840157117</text:p>
          </table:table-cell>
          <table:table-cell table:style-name="ce17" table:formula="of:=SIN([.A77]*3)" office:value-type="float" office:value="0.850903524534118" calcext:value-type="float">
            <text:p>0,850903524534118</text:p>
          </table:table-cell>
          <table:table-cell table:style-name="ce17" table:formula="of:=3*SIN([.A77])" office:value-type="float" office:value="1.95086352047135" calcext:value-type="float">
            <text:p>1,95086352047135</text:p>
          </table:table-cell>
          <table:table-cell table:number-columns-repeated="1020"/>
        </table:table-row>
        <table:table-row table:style-name="ro1">
          <table:table-cell table:style-name="ce17" office:value-type="float" office:value="20" calcext:value-type="float">
            <text:p>20</text:p>
          </table:table-cell>
          <table:table-cell table:style-name="ce17" table:formula="of:=SIN([.A78])" office:value-type="float" office:value="0.912945250727628" calcext:value-type="float">
            <text:p>0,912945250727628</text:p>
          </table:table-cell>
          <table:table-cell table:style-name="ce17" table:formula="of:=SIN([.A78]*3)" office:value-type="float" office:value="-0.304810621102217" calcext:value-type="float">
            <text:p>-0,304810621102217</text:p>
          </table:table-cell>
          <table:table-cell table:style-name="ce17" table:formula="of:=3*SIN([.A78])" office:value-type="float" office:value="2.73883575218288" calcext:value-type="float">
            <text:p>2,73883575218288</text:p>
          </table:table-cell>
          <table:table-cell table:number-columns-repeated="1020"/>
        </table:table-row>
        <table:table-row table:style-name="ro1">
          <table:table-cell table:style-name="ce17" office:value-type="float" office:value="25" calcext:value-type="float">
            <text:p>25</text:p>
          </table:table-cell>
          <table:table-cell table:style-name="ce17" table:formula="of:=SIN([.A79])" office:value-type="float" office:value="-0.132351750097773" calcext:value-type="float">
            <text:p>-0,132351750097773</text:p>
          </table:table-cell>
          <table:table-cell table:style-name="ce17" table:formula="of:=SIN([.A79]*3)" office:value-type="float" office:value="-0.38778163540943" calcext:value-type="float">
            <text:p>-0,38778163540943</text:p>
          </table:table-cell>
          <table:table-cell table:style-name="ce17" table:formula="of:=3*SIN([.A79])" office:value-type="float" office:value="-0.397055250293319" calcext:value-type="float">
            <text:p>-0,397055250293319</text:p>
          </table:table-cell>
          <table:table-cell table:number-columns-repeated="1020"/>
        </table:table-row>
        <table:table-row table:style-name="ro1">
          <table:table-cell table:style-name="ce17" office:value-type="float" office:value="30" calcext:value-type="float">
            <text:p>30</text:p>
          </table:table-cell>
          <table:table-cell table:style-name="ce17" table:formula="of:=SIN([.A80])" office:value-type="float" office:value="-0.988031624092862" calcext:value-type="float">
            <text:p>-0,988031624092862</text:p>
          </table:table-cell>
          <table:table-cell table:style-name="ce17" table:formula="of:=SIN([.A80]*3)" office:value-type="float" office:value="0.893996663600558" calcext:value-type="float">
            <text:p>0,893996663600558</text:p>
          </table:table-cell>
          <table:table-cell table:style-name="ce17" table:formula="of:=3*SIN([.A80])" office:value-type="float" office:value="-2.96409487227859" calcext:value-type="float">
            <text:p>-2,96409487227859</text:p>
          </table:table-cell>
          <table:table-cell table:number-columns-repeated="1020"/>
        </table:table-row>
        <table:table-row table:style-name="ro1">
          <table:table-cell table:style-name="ce17" office:value-type="float" office:value="35" calcext:value-type="float">
            <text:p>35</text:p>
          </table:table-cell>
          <table:table-cell table:style-name="ce17" table:formula="of:=SIN([.A81])" office:value-type="float" office:value="-0.428182669496151" calcext:value-type="float">
            <text:p>-0,428182669496151</text:p>
          </table:table-cell>
          <table:table-cell table:style-name="ce17" table:formula="of:=SIN([.A81]*3)" office:value-type="float" office:value="-0.970535283537485" calcext:value-type="float">
            <text:p>-0,970535283537485</text:p>
          </table:table-cell>
          <table:table-cell table:style-name="ce17" table:formula="of:=3*SIN([.A81])" office:value-type="float" office:value="-1.28454800848845" calcext:value-type="float">
            <text:p>-1,28454800848845</text:p>
          </table:table-cell>
          <table:table-cell table:number-columns-repeated="1020"/>
        </table:table-row>
        <table:table-row table:style-name="ro1">
          <table:table-cell table:style-name="ce17" office:value-type="float" office:value="40" calcext:value-type="float">
            <text:p>40</text:p>
          </table:table-cell>
          <table:table-cell table:style-name="ce17" table:formula="of:=SIN([.A82])" office:value-type="float" office:value="0.745113160479349" calcext:value-type="float">
            <text:p>0,745113160479349</text:p>
          </table:table-cell>
          <table:table-cell table:style-name="ce17" table:formula="of:=SIN([.A82]*3)" office:value-type="float" office:value="0.580611184212314" calcext:value-type="float">
            <text:p>0,580611184212314</text:p>
          </table:table-cell>
          <table:table-cell table:style-name="ce17" table:formula="of:=3*SIN([.A82])" office:value-type="float" office:value="2.23533948143805" calcext:value-type="float">
            <text:p>2,23533948143805</text:p>
          </table:table-cell>
          <table:table-cell table:number-columns-repeated="1020"/>
        </table:table-row>
        <table:table-row table:style-name="ro1">
          <table:table-cell table:style-name="ce17" office:value-type="float" office:value="45" calcext:value-type="float">
            <text:p>45</text:p>
          </table:table-cell>
          <table:table-cell table:style-name="ce17" table:formula="of:=SIN([.A83])" office:value-type="float" office:value="0.850903524534118" calcext:value-type="float">
            <text:p>0,850903524534118</text:p>
          </table:table-cell>
          <table:table-cell table:style-name="ce17" table:formula="of:=SIN([.A83]*3)" office:value-type="float" office:value="0.0883686861040014" calcext:value-type="float">
            <text:p>0,088368686104001</text:p>
          </table:table-cell>
          <table:table-cell table:style-name="ce17" table:formula="of:=3*SIN([.A83])" office:value-type="float" office:value="2.55271057360236" calcext:value-type="float">
            <text:p>2,55271057360236</text:p>
          </table:table-cell>
          <table:table-cell table:number-columns-repeated="1020"/>
        </table:table-row>
        <table:table-row table:style-name="ro1">
          <table:table-cell table:style-name="ce17" office:value-type="float" office:value="50" calcext:value-type="float">
            <text:p>50</text:p>
          </table:table-cell>
          <table:table-cell table:style-name="ce17" table:formula="of:=SIN([.A84])" office:value-type="float" office:value="-0.262374853703929" calcext:value-type="float">
            <text:p>-0,262374853703929</text:p>
          </table:table-cell>
          <table:table-cell table:style-name="ce17" table:formula="of:=SIN([.A84]*3)" office:value-type="float" office:value="-0.714876429629165" calcext:value-type="float">
            <text:p>-0,714876429629165</text:p>
          </table:table-cell>
          <table:table-cell table:style-name="ce17" table:formula="of:=3*SIN([.A84])" office:value-type="float" office:value="-0.787124561111786" calcext:value-type="float">
            <text:p>-0,787124561111786</text:p>
          </table:table-cell>
          <table:table-cell table:number-columns-repeated="1020"/>
        </table:table-row>
        <table:table-row table:style-name="ro1">
          <table:table-cell table:style-name="ce17" office:value-type="float" office:value="55" calcext:value-type="float">
            <text:p>55</text:p>
          </table:table-cell>
          <table:table-cell table:style-name="ce17" table:formula="of:=SIN([.A85])" office:value-type="float" office:value="-0.99975517335862" calcext:value-type="float">
            <text:p>-0,99975517335862</text:p>
          </table:table-cell>
          <table:table-cell table:style-name="ce17" table:formula="of:=SIN([.A85]*3)" office:value-type="float" office:value="0.997797279449891" calcext:value-type="float">
            <text:p>0,997797279449891</text:p>
          </table:table-cell>
          <table:table-cell table:style-name="ce17" table:formula="of:=3*SIN([.A85])" office:value-type="float" office:value="-2.99926552007586" calcext:value-type="float">
            <text:p>-2,99926552007586</text:p>
          </table:table-cell>
          <table:table-cell table:number-columns-repeated="1020"/>
        </table:table-row>
        <table:table-row table:style-name="ro1">
          <table:table-cell table:style-name="ce17" office:value-type="float" office:value="60" calcext:value-type="float">
            <text:p>60</text:p>
          </table:table-cell>
          <table:table-cell table:style-name="ce17" table:formula="of:=SIN([.A86])" office:value-type="float" office:value="-0.304810621102217" calcext:value-type="float">
            <text:p>-0,304810621102217</text:p>
          </table:table-cell>
          <table:table-cell table:style-name="ce17" table:formula="of:=SIN([.A86]*3)" office:value-type="float" office:value="-0.80115263573383" calcext:value-type="float">
            <text:p>-0,80115263573383</text:p>
          </table:table-cell>
          <table:table-cell table:style-name="ce17" table:formula="of:=3*SIN([.A86])" office:value-type="float" office:value="-0.91443186330665" calcext:value-type="float">
            <text:p>-0,91443186330665</text:p>
          </table:table-cell>
          <table:table-cell table:number-columns-repeated="1020"/>
        </table:table-row>
        <table:table-row table:style-name="ro1">
          <table:table-cell table:style-name="ce17" office:value-type="float" office:value="65" calcext:value-type="float">
            <text:p>65</text:p>
          </table:table-cell>
          <table:table-cell table:style-name="ce17" table:formula="of:=SIN([.A87])" office:value-type="float" office:value="0.826828679490103" calcext:value-type="float">
            <text:p>0,826828679490103</text:p>
          </table:table-cell>
          <table:table-cell table:style-name="ce17" table:formula="of:=SIN([.A87]*3)" office:value-type="float" office:value="0.219454667994064" calcext:value-type="float">
            <text:p>0,219454667994064</text:p>
          </table:table-cell>
          <table:table-cell table:style-name="ce17" table:formula="of:=3*SIN([.A87])" office:value-type="float" office:value="2.48048603847031" calcext:value-type="float">
            <text:p>2,48048603847031</text:p>
          </table:table-cell>
          <table:table-cell table:number-columns-repeated="1020"/>
        </table:table-row>
        <table:table-row table:style-name="ro1">
          <table:table-cell table:style-name="ce17" office:value-type="float" office:value="70" calcext:value-type="float">
            <text:p>70</text:p>
          </table:table-cell>
          <table:table-cell table:style-name="ce17" table:formula="of:=SIN([.A88])" office:value-type="float" office:value="0.773890681557889" calcext:value-type="float">
            <text:p>0,773890681557889</text:p>
          </table:table-cell>
          <table:table-cell table:style-name="ce17" table:formula="of:=SIN([.A88]*3)" office:value-type="float" office:value="0.467718518342759" calcext:value-type="float">
            <text:p>0,467718518342759</text:p>
          </table:table-cell>
          <table:table-cell table:style-name="ce17" table:formula="of:=3*SIN([.A88])" office:value-type="float" office:value="2.32167204467367" calcext:value-type="float">
            <text:p>2,32167204467367</text:p>
          </table:table-cell>
          <table:table-cell table:number-columns-repeated="1020"/>
        </table:table-row>
        <table:table-row table:style-name="ro1">
          <table:table-cell table:style-name="ce17" office:value-type="float" office:value="75" calcext:value-type="float">
            <text:p>75</text:p>
          </table:table-cell>
          <table:table-cell table:style-name="ce17" table:formula="of:=SIN([.A89])" office:value-type="float" office:value="-0.38778163540943" calcext:value-type="float">
            <text:p>-0,38778163540943</text:p>
          </table:table-cell>
          <table:table-cell table:style-name="ce17" table:formula="of:=SIN([.A89]*3)" office:value-type="float" office:value="-0.930094878004525" calcext:value-type="float">
            <text:p>-0,930094878004525</text:p>
          </table:table-cell>
          <table:table-cell table:style-name="ce17" table:formula="of:=3*SIN([.A89])" office:value-type="float" office:value="-1.16334490622829" calcext:value-type="float">
            <text:p>-1,16334490622829</text:p>
          </table:table-cell>
          <table:table-cell table:number-columns-repeated="1020"/>
        </table:table-row>
        <table:table-row table:style-name="ro1">
          <table:table-cell table:style-name="ce17" office:value-type="float" office:value="80" calcext:value-type="float">
            <text:p>80</text:p>
          </table:table-cell>
          <table:table-cell table:style-name="ce17" table:formula="of:=SIN([.A90])" office:value-type="float" office:value="-0.993888653923375" calcext:value-type="float">
            <text:p>-0,993888653923375</text:p>
          </table:table-cell>
          <table:table-cell table:style-name="ce17" table:formula="of:=SIN([.A90]*3)" office:value-type="float" office:value="0.945445154921117" calcext:value-type="float">
            <text:p>0,945445154921117</text:p>
          </table:table-cell>
          <table:table-cell table:style-name="ce17" table:formula="of:=3*SIN([.A90])" office:value-type="float" office:value="-2.98166596177013" calcext:value-type="float">
            <text:p>-2,98166596177013</text:p>
          </table:table-cell>
          <table:table-cell table:number-columns-repeated="1020"/>
        </table:table-row>
        <table:table-row table:style-name="ro1">
          <table:table-cell table:style-name="ce17" office:value-type="float" office:value="85" calcext:value-type="float">
            <text:p>85</text:p>
          </table:table-cell>
          <table:table-cell table:style-name="ce17" table:formula="of:=SIN([.A91])" office:value-type="float" office:value="-0.176075619948587" calcext:value-type="float">
            <text:p>-0,176075619948587</text:p>
          </table:table-cell>
          <table:table-cell table:style-name="ce17" table:formula="of:=SIN([.A91]*3)" office:value-type="float" office:value="-0.506391634924491" calcext:value-type="float">
            <text:p>-0,506391634924491</text:p>
          </table:table-cell>
          <table:table-cell table:style-name="ce17" table:formula="of:=3*SIN([.A91])" office:value-type="float" office:value="-0.528226859845761" calcext:value-type="float">
            <text:p>-0,528226859845761</text:p>
          </table:table-cell>
          <table:table-cell table:number-columns-repeated="1020"/>
        </table:table-row>
        <table:table-row table:style-name="ro1">
          <table:table-cell table:style-name="ce17" office:value-type="float" office:value="90" calcext:value-type="float">
            <text:p>90</text:p>
          </table:table-cell>
          <table:table-cell table:style-name="ce17" table:formula="of:=SIN([.A92])" office:value-type="float" office:value="0.893996663600558" calcext:value-type="float">
            <text:p>0,893996663600558</text:p>
          </table:table-cell>
          <table:table-cell table:style-name="ce17" table:formula="of:=SIN([.A92]*3)" office:value-type="float" office:value="-0.176045946471211" calcext:value-type="float">
            <text:p>-0,176045946471211</text:p>
          </table:table-cell>
          <table:table-cell table:style-name="ce17" table:formula="of:=3*SIN([.A92])" office:value-type="float" office:value="2.68198999080167" calcext:value-type="float">
            <text:p>2,68198999080167</text:p>
          </table:table-cell>
          <table:table-cell table:number-columns-repeated="1020"/>
        </table:table-row>
        <table:table-row table:style-name="ro1">
          <table:table-cell table:style-name="ce17" office:value-type="float" office:value="95" calcext:value-type="float">
            <text:p>95</text:p>
          </table:table-cell>
          <table:table-cell table:style-name="ce17" table:formula="of:=SIN([.A93])" office:value-type="float" office:value="0.683261714736121" calcext:value-type="float">
            <text:p>0,683261714736121</text:p>
          </table:table-cell>
          <table:table-cell table:style-name="ce17" table:formula="of:=SIN([.A93]*3)" office:value-type="float" office:value="0.773871590208432" calcext:value-type="float">
            <text:p>0,773871590208432</text:p>
          </table:table-cell>
          <table:table-cell table:style-name="ce17" table:formula="of:=3*SIN([.A93])" office:value-type="float" office:value="2.04978514420836" calcext:value-type="float">
            <text:p>2,04978514420836</text:p>
          </table:table-cell>
          <table:table-cell table:number-columns-repeated="1020"/>
        </table:table-row>
        <table:table-row table:style-name="ro1">
          <table:table-cell table:style-name="ce17" office:value-type="float" office:value="100" calcext:value-type="float">
            <text:p>100</text:p>
          </table:table-cell>
          <table:table-cell table:style-name="ce17" table:formula="of:=SIN([.A94])" office:value-type="float" office:value="-0.506365641109759" calcext:value-type="float">
            <text:p>-0,506365641109759</text:p>
          </table:table-cell>
          <table:table-cell table:style-name="ce17" table:formula="of:=SIN([.A94]*3)" office:value-type="float" office:value="-0.999755839901149" calcext:value-type="float">
            <text:p>-0,999755839901149</text:p>
          </table:table-cell>
          <table:table-cell table:style-name="ce17" table:formula="of:=3*SIN([.A94])" office:value-type="float" office:value="-1.51909692332928" calcext:value-type="float">
            <text:p>-1,51909692332928</text:p>
          </table:table-cell>
          <table:table-cell table:number-columns-repeated="1020"/>
        </table:table-row>
        <table:table-row table:style-name="ro1">
          <table:table-cell table:style-name="ce17" office:value-type="float" office:value="105" calcext:value-type="float">
            <text:p>105</text:p>
          </table:table-cell>
          <table:table-cell table:style-name="ce17" table:formula="of:=SIN([.A95])" office:value-type="float" office:value="-0.970535283537485" calcext:value-type="float">
            <text:p>-0,970535283537485</text:p>
          </table:table-cell>
          <table:table-cell table:style-name="ce17" table:formula="of:=SIN([.A95]*3)" office:value-type="float" office:value="0.745133264557413" calcext:value-type="float">
            <text:p>0,745133264557413</text:p>
          </table:table-cell>
          <table:table-cell table:style-name="ce17" table:formula="of:=3*SIN([.A95])" office:value-type="float" office:value="-2.91160585061245" calcext:value-type="float">
            <text:p>-2,91160585061245</text:p>
          </table:table-cell>
          <table:table-cell table:number-columns-repeated="1020"/>
        </table:table-row>
        <table:table-row table:style-name="ro1">
          <table:table-cell table:style-name="ce17" office:value-type="float" office:value="110" calcext:value-type="float">
            <text:p>110</text:p>
          </table:table-cell>
          <table:table-cell table:style-name="ce17" table:formula="of:=SIN([.A96])" office:value-type="float" office:value="-0.044242678085071" calcext:value-type="float">
            <text:p>-0,044242678085071</text:p>
          </table:table-cell>
          <table:table-cell table:style-name="ce17" table:formula="of:=SIN([.A96]*3)" office:value-type="float" office:value="-0.132381629205452" calcext:value-type="float">
            <text:p>-0,132381629205452</text:p>
          </table:table-cell>
          <table:table-cell table:style-name="ce17" table:formula="of:=3*SIN([.A96])" office:value-type="float" office:value="-0.132728034255213" calcext:value-type="float">
            <text:p>-0,132728034255213</text:p>
          </table:table-cell>
          <table:table-cell table:number-columns-repeated="1020"/>
        </table:table-row>
        <table:table-row table:style-name="ro1">
          <table:table-cell table:style-name="ce17" office:value-type="float" office:value="115" calcext:value-type="float">
            <text:p>115</text:p>
          </table:table-cell>
          <table:table-cell table:style-name="ce17" table:formula="of:=SIN([.A97])" office:value-type="float" office:value="0.94543533402477" calcext:value-type="float">
            <text:p>0,94543533402477</text:p>
          </table:table-cell>
          <table:table-cell table:style-name="ce17" table:formula="of:=SIN([.A97]*3)" office:value-type="float" office:value="-0.543995817373532" calcext:value-type="float">
            <text:p>-0,543995817373532</text:p>
          </table:table-cell>
          <table:table-cell table:style-name="ce17" table:formula="of:=3*SIN([.A97])" office:value-type="float" office:value="2.83630600207431" calcext:value-type="float">
            <text:p>2,83630600207431</text:p>
          </table:table-cell>
          <table:table-cell table:number-columns-repeated="1020"/>
        </table:table-row>
        <table:table-row table:style-name="ro1">
          <table:table-cell table:style-name="ce17" office:value-type="float" office:value="120" calcext:value-type="float">
            <text:p>120</text:p>
          </table:table-cell>
          <table:table-cell table:style-name="ce17" table:formula="of:=SIN([.A98])" office:value-type="float" office:value="0.580611184212314" calcext:value-type="float">
            <text:p>0,580611184212314</text:p>
          </table:table-cell>
          <table:table-cell table:style-name="ce17" table:formula="of:=SIN([.A98]*3)" office:value-type="float" office:value="0.958915723414306" calcext:value-type="float">
            <text:p>0,958915723414306</text:p>
          </table:table-cell>
          <table:table-cell table:style-name="ce17" table:formula="of:=3*SIN([.A98])" office:value-type="float" office:value="1.74183355263694" calcext:value-type="float">
            <text:p>1,74183355263694</text:p>
          </table:table-cell>
          <table:table-cell table:number-columns-repeated="1020"/>
        </table:table-row>
        <table:table-row table:style-name="ro1">
          <table:table-cell table:style-name="ce17" office:value-type="float" office:value="125" calcext:value-type="float">
            <text:p>125</text:p>
          </table:table-cell>
          <table:table-cell table:style-name="ce17" table:formula="of:=SIN([.A99])" office:value-type="float" office:value="-0.616040459188656" calcext:value-type="float">
            <text:p>-0,616040459188656</text:p>
          </table:table-cell>
          <table:table-cell table:style-name="ce17" table:formula="of:=SIN([.A99]*3)" office:value-type="float" office:value="-0.91295755168271" calcext:value-type="float">
            <text:p>-0,91295755168271</text:p>
          </table:table-cell>
          <table:table-cell table:style-name="ce17" table:formula="of:=3*SIN([.A99])" office:value-type="float" office:value="-1.84812137756597" calcext:value-type="float">
            <text:p>-1,84812137756597</text:p>
          </table:table-cell>
          <table:table-cell table:number-columns-repeated="1020"/>
        </table:table-row>
        <table:table-row table:style-name="ro1">
          <table:table-cell table:style-name="ce17" office:value-type="float" office:value="130" calcext:value-type="float">
            <text:p>130</text:p>
          </table:table-cell>
          <table:table-cell table:style-name="ce17" table:formula="of:=SIN([.A100])" office:value-type="float" office:value="-0.930105950186762" calcext:value-type="float">
            <text:p>-0,930105950186762</text:p>
          </table:table-cell>
          <table:table-cell table:style-name="ce17" table:formula="of:=SIN([.A100]*3)" office:value-type="float" office:value="0.428209910518769" calcext:value-type="float">
            <text:p>0,428209910518769</text:p>
          </table:table-cell>
          <table:table-cell table:style-name="ce17" table:formula="of:=3*SIN([.A100])" office:value-type="float" office:value="-2.79031785056029" calcext:value-type="float">
            <text:p>-2,79031785056029</text:p>
          </table:table-cell>
          <table:table-cell table:number-columns-repeated="1020"/>
        </table:table-row>
        <table:table-row table:style-name="ro1">
          <table:table-cell table:style-name="ce17" office:value-type="float" office:value="135" calcext:value-type="float">
            <text:p>135</text:p>
          </table:table-cell>
          <table:table-cell table:style-name="ce17" table:formula="of:=SIN([.A101])" office:value-type="float" office:value="0.0883686861040014" calcext:value-type="float">
            <text:p>0,088368686104001</text:p>
          </table:table-cell>
          <table:table-cell table:style-name="ce17" table:formula="of:=SIN([.A101]*3)" office:value-type="float" office:value="0.262345765307778" calcext:value-type="float">
            <text:p>0,262345765307778</text:p>
          </table:table-cell>
          <table:table-cell table:style-name="ce17" table:formula="of:=3*SIN([.A101])" office:value-type="float" office:value="0.265106058312004" calcext:value-type="float">
            <text:p>0,265106058312004</text:p>
          </table:table-cell>
          <table:table-cell table:number-columns-repeated="1020"/>
        </table:table-row>
        <table:table-row table:style-name="ro1">
          <table:table-cell table:style-name="ce17" office:value-type="float" office:value="140" calcext:value-type="float">
            <text:p>140</text:p>
          </table:table-cell>
          <table:table-cell table:style-name="ce17" table:formula="of:=SIN([.A102])" office:value-type="float" office:value="0.980239659440312" calcext:value-type="float">
            <text:p>0,980239659440312</text:p>
          </table:table-cell>
          <table:table-cell table:style-name="ce17" table:formula="of:=SIN([.A102]*3)" office:value-type="float" office:value="-0.826811724306801" calcext:value-type="float">
            <text:p>-0,826811724306801</text:p>
          </table:table-cell>
          <table:table-cell table:style-name="ce17" table:formula="of:=3*SIN([.A102])" office:value-type="float" office:value="2.94071897832093" calcext:value-type="float">
            <text:p>2,94071897832093</text:p>
          </table:table-cell>
          <table:table-cell table:number-columns-repeated="1020"/>
        </table:table-row>
        <table:table-row table:style-name="ro1">
          <table:table-cell table:style-name="ce17" office:value-type="float" office:value="145" calcext:value-type="float">
            <text:p>145</text:p>
          </table:table-cell>
          <table:table-cell table:style-name="ce17" table:formula="of:=SIN([.A103])" office:value-type="float" office:value="0.467745162045133" calcext:value-type="float">
            <text:p>0,467745162045133</text:p>
          </table:table-cell>
          <table:table-cell table:style-name="ce17" table:formula="of:=SIN([.A103]*3)" office:value-type="float" office:value="0.993891981023895" calcext:value-type="float">
            <text:p>0,993891981023895</text:p>
          </table:table-cell>
          <table:table-cell table:style-name="ce17" table:formula="of:=3*SIN([.A103])" office:value-type="float" office:value="1.4032354861354" calcext:value-type="float">
            <text:p>1,4032354861354</text:p>
          </table:table-cell>
          <table:table-cell table:number-columns-repeated="1020"/>
        </table:table-row>
        <table:table-row table:style-name="ro1">
          <table:table-cell table:style-name="ce17" office:value-type="float" office:value="150" calcext:value-type="float">
            <text:p>150</text:p>
          </table:table-cell>
          <table:table-cell table:style-name="ce17" table:formula="of:=SIN([.A104])" office:value-type="float" office:value="-0.714876429629165" calcext:value-type="float">
            <text:p>-0,714876429629165</text:p>
          </table:table-cell>
          <table:table-cell table:style-name="ce17" table:formula="of:=SIN([.A104]*3)" office:value-type="float" office:value="-0.683283725035524" calcext:value-type="float">
            <text:p>-0,683283725035524</text:p>
          </table:table-cell>
          <table:table-cell table:style-name="ce17" table:formula="of:=3*SIN([.A104])" office:value-type="float" office:value="-2.14462928888749" calcext:value-type="float">
            <text:p>-2,14462928888749</text:p>
          </table:table-cell>
          <table:table-cell table:number-columns-repeated="1020"/>
        </table:table-row>
        <table:table-row table:style-name="ro1">
          <table:table-cell table:style-name="ce17" office:value-type="float" office:value="155" calcext:value-type="float">
            <text:p>155</text:p>
          </table:table-cell>
          <table:table-cell table:style-name="ce17" table:formula="of:=SIN([.A105])" office:value-type="float" office:value="-0.873311982774648" calcext:value-type="float">
            <text:p>-0,873311982774648</text:p>
          </table:table-cell>
          <table:table-cell table:style-name="ce17" table:formula="of:=SIN([.A105]*3)" office:value-type="float" office:value="0.0442727929013797" calcext:value-type="float">
            <text:p>0,04427279290138</text:p>
          </table:table-cell>
          <table:table-cell table:style-name="ce17" table:formula="of:=3*SIN([.A105])" office:value-type="float" office:value="-2.61993594832394" calcext:value-type="float">
            <text:p>-2,61993594832394</text:p>
          </table:table-cell>
          <table:table-cell table:number-columns-repeated="1020"/>
        </table:table-row>
        <table:table-row table:style-name="ro1">
          <table:table-cell table:style-name="ce17" office:value-type="float" office:value="160" calcext:value-type="float">
            <text:p>160</text:p>
          </table:table-cell>
          <table:table-cell table:style-name="ce17" table:formula="of:=SIN([.A106])" office:value-type="float" office:value="0.219425258379005" calcext:value-type="float">
            <text:p>0,219425258379005</text:p>
          </table:table-cell>
          <table:table-cell table:style-name="ce17" table:formula="of:=SIN([.A106]*3)" office:value-type="float" office:value="0.616016713764164" calcext:value-type="float">
            <text:p>0,616016713764164</text:p>
          </table:table-cell>
          <table:table-cell table:style-name="ce17" table:formula="of:=3*SIN([.A106])" office:value-type="float" office:value="0.658275775137014" calcext:value-type="float">
            <text:p>0,658275775137014</text:p>
          </table:table-cell>
          <table:table-cell table:number-columns-repeated="1020"/>
        </table:table-row>
        <table:table-row table:style-name="ro1">
          <table:table-cell table:style-name="ce17" office:value-type="float" office:value="165" calcext:value-type="float">
            <text:p>165</text:p>
          </table:table-cell>
          <table:table-cell table:style-name="ce17" table:formula="of:=SIN([.A107])" office:value-type="float" office:value="0.997797279449891" calcext:value-type="float">
            <text:p>0,997797279449891</text:p>
          </table:table-cell>
          <table:table-cell table:style-name="ce17" table:formula="of:=SIN([.A107]*3)" office:value-type="float" office:value="-0.980233696032674" calcext:value-type="float">
            <text:p>-0,980233696032674</text:p>
          </table:table-cell>
          <table:table-cell table:style-name="ce17" table:formula="of:=3*SIN([.A107])" office:value-type="float" office:value="2.99339183834967" calcext:value-type="float">
            <text:p>2,99339183834967</text:p>
          </table:table-cell>
          <table:table-cell table:number-columns-repeated="1020"/>
        </table:table-row>
        <table:table-row table:style-name="ro1">
          <table:table-cell table:style-name="ce17" office:value-type="float" office:value="170" calcext:value-type="float">
            <text:p>170</text:p>
          </table:table-cell>
          <table:table-cell table:style-name="ce17" table:formula="of:=SIN([.A108])" office:value-type="float" office:value="0.34664945549703" calcext:value-type="float">
            <text:p>0,34664945549703</text:p>
          </table:table-cell>
          <table:table-cell table:style-name="ce17" table:formula="of:=SIN([.A108]*3)" office:value-type="float" office:value="0.873326667541738" calcext:value-type="float">
            <text:p>0,873326667541738</text:p>
          </table:table-cell>
          <table:table-cell table:style-name="ce17" table:formula="of:=3*SIN([.A108])" office:value-type="float" office:value="1.03994836649109" calcext:value-type="float">
            <text:p>1,03994836649109</text:p>
          </table:table-cell>
          <table:table-cell table:number-columns-repeated="1020"/>
        </table:table-row>
        <table:table-row table:style-name="ro1">
          <table:table-cell table:style-name="ce17" office:value-type="float" office:value="175" calcext:value-type="float">
            <text:p>175</text:p>
          </table:table-cell>
          <table:table-cell table:style-name="ce17" table:formula="of:=SIN([.A109])" office:value-type="float" office:value="-0.801134595178041" calcext:value-type="float">
            <text:p>-0,801134595178041</text:p>
          </table:table-cell>
          <table:table-cell table:style-name="ce17" table:formula="of:=SIN([.A109]*3)" office:value-type="float" office:value="-0.34667773058479" calcext:value-type="float">
            <text:p>-0,34667773058479</text:p>
          </table:table-cell>
          <table:table-cell table:style-name="ce17" table:formula="of:=3*SIN([.A109])" office:value-type="float" office:value="-2.40340378553412" calcext:value-type="float">
            <text:p>-2,40340378553412</text:p>
          </table:table-cell>
          <table:table-cell table:number-columns-repeated="1020"/>
        </table:table-row>
        <table:table-row table:style-name="ro1">
          <table:table-cell table:style-name="ce17" office:value-type="float" office:value="180" calcext:value-type="float">
            <text:p>180</text:p>
          </table:table-cell>
          <table:table-cell table:style-name="ce17" table:formula="of:=SIN([.A110])" office:value-type="float" office:value="-0.80115263573383" calcext:value-type="float">
            <text:p>-0,80115263573383</text:p>
          </table:table-cell>
          <table:table-cell table:style-name="ce17" table:formula="of:=SIN([.A110]*3)" office:value-type="float" office:value="-0.346592904376553" calcext:value-type="float">
            <text:p>-0,346592904376553</text:p>
          </table:table-cell>
          <table:table-cell table:style-name="ce17" table:formula="of:=3*SIN([.A110])" office:value-type="float" office:value="-2.40345790720149" calcext:value-type="float">
            <text:p>-2,40345790720149</text:p>
          </table:table-cell>
          <table:table-cell table:number-columns-repeated="1020"/>
        </table:table-row>
        <table:table-row table:style-name="ro1">
          <table:table-cell table:style-name="ce17" office:value-type="float" office:value="185" calcext:value-type="float">
            <text:p>185</text:p>
          </table:table-cell>
          <table:table-cell table:style-name="ce17" table:formula="of:=SIN([.A111])" office:value-type="float" office:value="0.346621180094276" calcext:value-type="float">
            <text:p>0,346621180094276</text:p>
          </table:table-cell>
          <table:table-cell table:style-name="ce17" table:formula="of:=SIN([.A111]*3)" office:value-type="float" office:value="0.873282610859792" calcext:value-type="float">
            <text:p>0,873282610859792</text:p>
          </table:table-cell>
          <table:table-cell table:style-name="ce17" table:formula="of:=3*SIN([.A111])" office:value-type="float" office:value="1.03986354028283" calcext:value-type="float">
            <text:p>1,03986354028283</text:p>
          </table:table-cell>
          <table:table-cell table:number-columns-repeated="1020"/>
        </table:table-row>
        <table:table-row table:style-name="ro1">
          <table:table-cell table:style-name="ce17" office:value-type="float" office:value="190" calcext:value-type="float">
            <text:p>190</text:p>
          </table:table-cell>
          <table:table-cell table:style-name="ce17" table:formula="of:=SIN([.A112])" office:value-type="float" office:value="0.9977992786806" calcext:value-type="float">
            <text:p>0,9977992786806</text:p>
          </table:table-cell>
          <table:table-cell table:style-name="ce17" table:formula="of:=SIN([.A112]*3)" office:value-type="float" office:value="-0.980251583583402" calcext:value-type="float">
            <text:p>-0,980251583583402</text:p>
          </table:table-cell>
          <table:table-cell table:style-name="ce17" table:formula="of:=3*SIN([.A112])" office:value-type="float" office:value="2.9933978360418" calcext:value-type="float">
            <text:p>2,9933978360418</text:p>
          </table:table-cell>
          <table:table-cell table:number-columns-repeated="1020"/>
        </table:table-row>
        <table:table-row table:style-name="ro1">
          <table:table-cell table:style-name="ce17" office:value-type="float" office:value="195" calcext:value-type="float">
            <text:p>195</text:p>
          </table:table-cell>
          <table:table-cell table:style-name="ce17" table:formula="of:=SIN([.A113])" office:value-type="float" office:value="0.219454667994064" calcext:value-type="float">
            <text:p>0,219454667994064</text:p>
          </table:table-cell>
          <table:table-cell table:style-name="ce17" table:formula="of:=SIN([.A113]*3)" office:value-type="float" office:value="0.616087948358266" calcext:value-type="float">
            <text:p>0,616087948358266</text:p>
          </table:table-cell>
          <table:table-cell table:style-name="ce17" table:formula="of:=3*SIN([.A113])" office:value-type="float" office:value="0.658364003982191" calcext:value-type="float">
            <text:p>0,658364003982191</text:p>
          </table:table-cell>
          <table:table-cell table:number-columns-repeated="1020"/>
        </table:table-row>
        <table:table-row table:style-name="ro1">
          <table:table-cell table:style-name="ce17" office:value-type="float" office:value="200" calcext:value-type="float">
            <text:p>200</text:p>
          </table:table-cell>
          <table:table-cell table:style-name="ce17" table:formula="of:=SIN([.A114])" office:value-type="float" office:value="-0.873297297213995" calcext:value-type="float">
            <text:p>-0,873297297213995</text:p>
          </table:table-cell>
          <table:table-cell table:style-name="ce17" table:formula="of:=SIN([.A114]*3)" office:value-type="float" office:value="0.0441824483318732" calcext:value-type="float">
            <text:p>0,044182448331873</text:p>
          </table:table-cell>
          <table:table-cell table:style-name="ce17" table:formula="of:=3*SIN([.A114])" office:value-type="float" office:value="-2.61989189164198" calcext:value-type="float">
            <text:p>-2,61989189164198</text:p>
          </table:table-cell>
          <table:table-cell table:number-columns-repeated="1020"/>
        </table:table-row>
        <table:table-row table:style-name="ro1">
          <table:table-cell table:style-name="ce17" office:value-type="float" office:value="205" calcext:value-type="float">
            <text:p>205</text:p>
          </table:table-cell>
          <table:table-cell table:style-name="ce17" table:formula="of:=SIN([.A115])" office:value-type="float" office:value="-0.714897507767764" calcext:value-type="float">
            <text:p>-0,714897507767764</text:p>
          </table:table-cell>
          <table:table-cell table:style-name="ce17" table:formula="of:=SIN([.A115]*3)" office:value-type="float" office:value="-0.683217692274733" calcext:value-type="float">
            <text:p>-0,683217692274733</text:p>
          </table:table-cell>
          <table:table-cell table:style-name="ce17" table:formula="of:=3*SIN([.A115])" office:value-type="float" office:value="-2.14469252330329" calcext:value-type="float">
            <text:p>-2,14469252330329</text:p>
          </table:table-cell>
          <table:table-cell table:number-columns-repeated="1020"/>
        </table:table-row>
        <table:table-row table:style-name="ro1">
          <table:table-cell table:style-name="ce17" office:value-type="float" office:value="210" calcext:value-type="float">
            <text:p>210</text:p>
          </table:table-cell>
          <table:table-cell table:style-name="ce17" table:formula="of:=SIN([.A116])" office:value-type="float" office:value="0.467718518342759" calcext:value-type="float">
            <text:p>0,467718518342759</text:p>
          </table:table-cell>
          <table:table-cell table:style-name="ce17" table:formula="of:=SIN([.A116]*3)" office:value-type="float" office:value="0.993881997012951" calcext:value-type="float">
            <text:p>0,993881997012951</text:p>
          </table:table-cell>
          <table:table-cell table:style-name="ce17" table:formula="of:=3*SIN([.A116])" office:value-type="float" office:value="1.40315555502828" calcext:value-type="float">
            <text:p>1,40315555502828</text:p>
          </table:table-cell>
          <table:table-cell table:number-columns-repeated="1020"/>
        </table:table-row>
        <table:table-row table:style-name="ro1">
          <table:table-cell table:style-name="ce17" office:value-type="float" office:value="215" calcext:value-type="float">
            <text:p>215</text:p>
          </table:table-cell>
          <table:table-cell table:style-name="ce17" table:formula="of:=SIN([.A117])" office:value-type="float" office:value="0.980245621957223" calcext:value-type="float">
            <text:p>0,980245621957223</text:p>
          </table:table-cell>
          <table:table-cell table:style-name="ce17" table:formula="of:=SIN([.A117]*3)" office:value-type="float" office:value="-0.82686258760272" calcext:value-type="float">
            <text:p>-0,82686258760272</text:p>
          </table:table-cell>
          <table:table-cell table:style-name="ce17" table:formula="of:=3*SIN([.A117])" office:value-type="float" office:value="2.94073686587167" calcext:value-type="float">
            <text:p>2,94073686587167</text:p>
          </table:table-cell>
          <table:table-cell table:number-columns-repeated="1020"/>
        </table:table-row>
        <table:table-row table:style-name="ro1">
          <table:table-cell table:style-name="ce17" office:value-type="float" office:value="220" calcext:value-type="float">
            <text:p>220</text:p>
          </table:table-cell>
          <table:table-cell table:style-name="ce17" table:formula="of:=SIN([.A118])" office:value-type="float" office:value="0.0883987124875315" calcext:value-type="float">
            <text:p>0,088398712487532</text:p>
          </table:table-cell>
          <table:table-cell table:style-name="ce17" table:formula="of:=SIN([.A118]*3)" office:value-type="float" office:value="0.262433029780957" calcext:value-type="float">
            <text:p>0,262433029780957</text:p>
          </table:table-cell>
          <table:table-cell table:style-name="ce17" table:formula="of:=3*SIN([.A118])" office:value-type="float" office:value="0.265196137462594" calcext:value-type="float">
            <text:p>0,265196137462594</text:p>
          </table:table-cell>
          <table:table-cell table:number-columns-repeated="1020"/>
        </table:table-row>
        <table:table-row table:style-name="ro1">
          <table:table-cell table:style-name="ce17" office:value-type="float" office:value="225" calcext:value-type="float">
            <text:p>225</text:p>
          </table:table-cell>
          <table:table-cell table:style-name="ce17" table:formula="of:=SIN([.A119])" office:value-type="float" office:value="-0.930094878004525" calcext:value-type="float">
            <text:p>-0,930094878004525</text:p>
          </table:table-cell>
          <table:table-cell table:style-name="ce17" table:formula="of:=SIN([.A119]*3)" office:value-type="float" office:value="0.428128186283695" calcext:value-type="float">
            <text:p>0,428128186283695</text:p>
          </table:table-cell>
          <table:table-cell table:style-name="ce17" table:formula="of:=3*SIN([.A119])" office:value-type="float" office:value="-2.79028463401358" calcext:value-type="float">
            <text:p>-2,79028463401358</text:p>
          </table:table-cell>
          <table:table-cell table:number-columns-repeated="1020"/>
        </table:table-row>
        <table:table-row table:style-name="ro1">
          <table:table-cell table:style-name="ce17" office:value-type="float" office:value="230" calcext:value-type="float">
            <text:p>230</text:p>
          </table:table-cell>
          <table:table-cell table:style-name="ce17" table:formula="of:=SIN([.A120])" office:value-type="float" office:value="-0.616064204053364" calcext:value-type="float">
            <text:p>-0,616064204053364</text:p>
          </table:table-cell>
          <table:table-cell table:style-name="ce17" table:formula="of:=SIN([.A120]*3)" office:value-type="float" office:value="-0.912920646328743" calcext:value-type="float">
            <text:p>-0,912920646328743</text:p>
          </table:table-cell>
          <table:table-cell table:style-name="ce17" table:formula="of:=3*SIN([.A120])" office:value-type="float" office:value="-1.84819261216009" calcext:value-type="float">
            <text:p>-1,84819261216009</text:p>
          </table:table-cell>
          <table:table-cell table:number-columns-repeated="1020"/>
        </table:table-row>
        <table:table-row table:style-name="ro1">
          <table:table-cell table:style-name="ce17" office:value-type="float" office:value="235" calcext:value-type="float">
            <text:p>235</text:p>
          </table:table-cell>
          <table:table-cell table:style-name="ce17" table:formula="of:=SIN([.A121])" office:value-type="float" office:value="0.580586640989645" calcext:value-type="float">
            <text:p>0,580586640989645</text:p>
          </table:table-cell>
          <table:table-cell table:style-name="ce17" table:formula="of:=SIN([.A121]*3)" office:value-type="float" office:value="0.958941374546723" calcext:value-type="float">
            <text:p>0,958941374546723</text:p>
          </table:table-cell>
          <table:table-cell table:style-name="ce17" table:formula="of:=3*SIN([.A121])" office:value-type="float" office:value="1.74175992296893" calcext:value-type="float">
            <text:p>1,74175992296893</text:p>
          </table:table-cell>
          <table:table-cell table:number-columns-repeated="1020"/>
        </table:table-row>
        <table:table-row table:style-name="ro1">
          <table:table-cell table:style-name="ce17" office:value-type="float" office:value="240" calcext:value-type="float">
            <text:p>240</text:p>
          </table:table-cell>
          <table:table-cell table:style-name="ce17" table:formula="of:=SIN([.A122])" office:value-type="float" office:value="0.945445154921117" calcext:value-type="float">
            <text:p>0,945445154921117</text:p>
          </table:table-cell>
          <table:table-cell table:style-name="ce17" table:formula="of:=SIN([.A122]*3)" office:value-type="float" office:value="-0.544071696437995" calcext:value-type="float">
            <text:p>-0,544071696437995</text:p>
          </table:table-cell>
          <table:table-cell table:style-name="ce17" table:formula="of:=3*SIN([.A122])" office:value-type="float" office:value="2.83633546476335" calcext:value-type="float">
            <text:p>2,83633546476335</text:p>
          </table:table-cell>
          <table:table-cell table:number-columns-repeated="1020"/>
        </table:table-row>
        <table:table-row table:style-name="ro1">
          <table:table-cell table:style-name="ce17" office:value-type="float" office:value="245" calcext:value-type="float">
            <text:p>245</text:p>
          </table:table-cell>
          <table:table-cell table:style-name="ce17" table:formula="of:=SIN([.A123])" office:value-type="float" office:value="-0.0442125632285597" calcext:value-type="float">
            <text:p>-0,04421256322856</text:p>
          </table:table-cell>
          <table:table-cell table:style-name="ce17" table:formula="of:=SIN([.A123]*3)" office:value-type="float" office:value="-0.132291991521645" calcext:value-type="float">
            <text:p>-0,132291991521645</text:p>
          </table:table-cell>
          <table:table-cell table:style-name="ce17" table:formula="of:=3*SIN([.A123])" office:value-type="float" office:value="-0.132637689685679" calcext:value-type="float">
            <text:p>-0,132637689685679</text:p>
          </table:table-cell>
          <table:table-cell table:number-columns-repeated="1020"/>
        </table:table-row>
        <table:table-row table:style-name="ro1">
          <table:table-cell table:style-name="ce17" office:value-type="float" office:value="250" calcext:value-type="float">
            <text:p>250</text:p>
          </table:table-cell>
          <table:table-cell table:style-name="ce17" table:formula="of:=SIN([.A124])" office:value-type="float" office:value="-0.970528019541805" calcext:value-type="float">
            <text:p>-0,970528019541805</text:p>
          </table:table-cell>
          <table:table-cell table:style-name="ce17" table:formula="of:=SIN([.A124]*3)" office:value-type="float" office:value="0.745072950292026" calcext:value-type="float">
            <text:p>0,745072950292026</text:p>
          </table:table-cell>
          <table:table-cell table:style-name="ce17" table:formula="of:=3*SIN([.A124])" office:value-type="float" office:value="-2.91158405862542" calcext:value-type="float">
            <text:p>-2,91158405862542</text:p>
          </table:table-cell>
          <table:table-cell table:number-columns-repeated="1020"/>
        </table:table-row>
        <table:table-row table:style-name="ro1">
          <table:table-cell table:style-name="ce17" office:value-type="float" office:value="255" calcext:value-type="float">
            <text:p>255</text:p>
          </table:table-cell>
          <table:table-cell table:style-name="ce17" table:formula="of:=SIN([.A125])" office:value-type="float" office:value="-0.506391634924491" calcext:value-type="float">
            <text:p>-0,506391634924491</text:p>
          </table:table-cell>
          <table:table-cell table:style-name="ce17" table:formula="of:=SIN([.A125]*3)" office:value-type="float" office:value="-0.999753837548182" calcext:value-type="float">
            <text:p>-0,999753837548182</text:p>
          </table:table-cell>
          <table:table-cell table:style-name="ce17" table:formula="of:=3*SIN([.A125])" office:value-type="float" office:value="-1.51917490477347" calcext:value-type="float">
            <text:p>-1,51917490477347</text:p>
          </table:table-cell>
          <table:table-cell table:number-columns-repeated="1020"/>
        </table:table-row>
        <table:table-row table:style-name="ro1">
          <table:table-cell table:style-name="ce17" office:value-type="float" office:value="260" calcext:value-type="float">
            <text:p>260</text:p>
          </table:table-cell>
          <table:table-cell table:style-name="ce17" table:formula="of:=SIN([.A126])" office:value-type="float" office:value="0.683239703815851" calcext:value-type="float">
            <text:p>0,683239703815851</text:p>
          </table:table-cell>
          <table:table-cell table:style-name="ce17" table:formula="of:=SIN([.A126]*3)" office:value-type="float" office:value="0.773928862147125" calcext:value-type="float">
            <text:p>0,773928862147125</text:p>
          </table:table-cell>
          <table:table-cell table:style-name="ce17" table:formula="of:=3*SIN([.A126])" office:value-type="float" office:value="2.04971911144755" calcext:value-type="float">
            <text:p>2,04971911144755</text:p>
          </table:table-cell>
          <table:table-cell table:number-columns-repeated="1020"/>
        </table:table-row>
        <table:table-row table:style-name="ro1">
          <table:table-cell table:style-name="ce17" office:value-type="float" office:value="265" calcext:value-type="float">
            <text:p>265</text:p>
          </table:table-cell>
          <table:table-cell table:style-name="ce17" table:formula="of:=SIN([.A127])" office:value-type="float" office:value="0.894010170083794" calcext:value-type="float">
            <text:p>0,894010170083794</text:p>
          </table:table-cell>
          <table:table-cell table:style-name="ce17" table:formula="of:=SIN([.A127]*3)" office:value-type="float" office:value="-0.176134966423321" calcext:value-type="float">
            <text:p>-0,176134966423321</text:p>
          </table:table-cell>
          <table:table-cell table:style-name="ce17" table:formula="of:=3*SIN([.A127])" office:value-type="float" office:value="2.68203051025138" calcext:value-type="float">
            <text:p>2,68203051025138</text:p>
          </table:table-cell>
          <table:table-cell table:number-columns-repeated="1020"/>
        </table:table-row>
        <table:table-row table:style-name="ro1">
          <table:table-cell table:style-name="ce17" office:value-type="float" office:value="270" calcext:value-type="float">
            <text:p>270</text:p>
          </table:table-cell>
          <table:table-cell table:style-name="ce17" table:formula="of:=SIN([.A128])" office:value-type="float" office:value="-0.176045946471211" calcext:value-type="float">
            <text:p>-0,176045946471211</text:p>
          </table:table-cell>
          <table:table-cell table:style-name="ce17" table:formula="of:=SIN([.A128]*3)" office:value-type="float" office:value="-0.506313652099942" calcext:value-type="float">
            <text:p>-0,506313652099942</text:p>
          </table:table-cell>
          <table:table-cell table:style-name="ce17" table:formula="of:=3*SIN([.A128])" office:value-type="float" office:value="-0.528137839413634" calcext:value-type="float">
            <text:p>-0,528137839413634</text:p>
          </table:table-cell>
          <table:table-cell table:number-columns-repeated="1020"/>
        </table:table-row>
        <table:table-row table:style-name="ro1">
          <table:table-cell table:style-name="ce17" office:value-type="float" office:value="275" calcext:value-type="float">
            <text:p>275</text:p>
          </table:table-cell>
          <table:table-cell table:style-name="ce17" table:formula="of:=SIN([.A129])" office:value-type="float" office:value="-0.993885325919726" calcext:value-type="float">
            <text:p>-0,993885325919726</text:p>
          </table:table-cell>
          <table:table-cell table:style-name="ce17" table:formula="of:=SIN([.A129]*3)" office:value-type="float" office:value="0.945415689654786" calcext:value-type="float">
            <text:p>0,945415689654786</text:p>
          </table:table-cell>
          <table:table-cell table:style-name="ce17" table:formula="of:=3*SIN([.A129])" office:value-type="float" office:value="-2.98165597775918" calcext:value-type="float">
            <text:p>-2,98165597775918</text:p>
          </table:table-cell>
          <table:table-cell table:number-columns-repeated="1020"/>
        </table:table-row>
        <table:table-row table:style-name="ro1">
          <table:table-cell table:style-name="ce17" office:value-type="float" office:value="280" calcext:value-type="float">
            <text:p>280</text:p>
          </table:table-cell>
          <table:table-cell table:style-name="ce17" table:formula="of:=SIN([.A130])" office:value-type="float" office:value="-0.387809420829229" calcext:value-type="float">
            <text:p>-0,387809420829229</text:p>
          </table:table-cell>
          <table:table-cell table:style-name="ce17" table:formula="of:=SIN([.A130]*3)" office:value-type="float" office:value="-0.930128092015713" calcext:value-type="float">
            <text:p>-0,930128092015713</text:p>
          </table:table-cell>
          <table:table-cell table:style-name="ce17" table:formula="of:=3*SIN([.A130])" office:value-type="float" office:value="-1.16342826248769" calcext:value-type="float">
            <text:p>-1,16342826248769</text:p>
          </table:table-cell>
          <table:table-cell table:number-columns-repeated="1020"/>
        </table:table-row>
        <table:table-row table:style-name="ro1">
          <table:table-cell table:style-name="ce17" office:value-type="float" office:value="285" calcext:value-type="float">
            <text:p>285</text:p>
          </table:table-cell>
          <table:table-cell table:style-name="ce17" table:formula="of:=SIN([.A131])" office:value-type="float" office:value="0.773871590208432" calcext:value-type="float">
            <text:p>0,773871590208432</text:p>
          </table:table-cell>
          <table:table-cell table:style-name="ce17" table:formula="of:=SIN([.A131]*3)" office:value-type="float" office:value="0.467798448174763" calcext:value-type="float">
            <text:p>0,467798448174763</text:p>
          </table:table-cell>
          <table:table-cell table:style-name="ce17" table:formula="of:=3*SIN([.A131])" office:value-type="float" office:value="2.32161477062529" calcext:value-type="float">
            <text:p>2,32161477062529</text:p>
          </table:table-cell>
          <table:table-cell table:number-columns-repeated="1020"/>
        </table:table-row>
        <table:table-row table:style-name="ro1">
          <table:table-cell table:style-name="ce17" office:value-type="float" office:value="290" calcext:value-type="float">
            <text:p>290</text:p>
          </table:table-cell>
          <table:table-cell table:style-name="ce17" table:formula="of:=SIN([.A132])" office:value-type="float" office:value="0.826845633922081" calcext:value-type="float">
            <text:p>0,826845633922081</text:p>
          </table:table-cell>
          <table:table-cell table:style-name="ce17" table:formula="of:=SIN([.A132]*3)" office:value-type="float" office:value="0.21936643855075" calcext:value-type="float">
            <text:p>0,21936643855075</text:p>
          </table:table-cell>
          <table:table-cell table:style-name="ce17" table:formula="of:=3*SIN([.A132])" office:value-type="float" office:value="2.48053690176624" calcext:value-type="float">
            <text:p>2,48053690176624</text:p>
          </table:table-cell>
          <table:table-cell table:number-columns-repeated="1020"/>
        </table:table-row>
        <table:table-row table:style-name="ro1">
          <table:table-cell table:style-name="ce17" office:value-type="float" office:value="295" calcext:value-type="float">
            <text:p>295</text:p>
          </table:table-cell>
          <table:table-cell table:style-name="ce17" table:formula="of:=SIN([.A133])" office:value-type="float" office:value="-0.304781911090303" calcext:value-type="float">
            <text:p>-0,304781911090303</text:p>
          </table:table-cell>
          <table:table-cell table:style-name="ce17" table:formula="of:=SIN([.A133]*3)" office:value-type="float" office:value="-0.801098511882548" calcext:value-type="float">
            <text:p>-0,801098511882548</text:p>
          </table:table-cell>
          <table:table-cell table:style-name="ce17" table:formula="of:=3*SIN([.A133])" office:value-type="float" office:value="-0.914345733270909" calcext:value-type="float">
            <text:p>-0,914345733270909</text:p>
          </table:table-cell>
          <table:table-cell table:number-columns-repeated="1020"/>
        </table:table-row>
        <table:table-row table:style-name="ro1">
          <table:table-cell table:style-name="ce17" office:value-type="float" office:value="300" calcext:value-type="float">
            <text:p>300</text:p>
          </table:table-cell>
          <table:table-cell table:style-name="ce17" table:formula="of:=SIN([.A134])" office:value-type="float" office:value="-0.999755839901149" calcext:value-type="float">
            <text:p>-0,999755839901149</text:p>
          </table:table-cell>
          <table:table-cell table:style-name="ce17" table:formula="of:=SIN([.A134]*3)" office:value-type="float" office:value="0.99780327442197" calcext:value-type="float">
            <text:p>0,99780327442197</text:p>
          </table:table-cell>
          <table:table-cell table:style-name="ce17" table:formula="of:=3*SIN([.A134])" office:value-type="float" office:value="-2.99926751970345" calcext:value-type="float">
            <text:p>-2,99926751970345</text:p>
          </table:table-cell>
          <table:table-cell table:number-columns-repeated="1020"/>
        </table:table-row>
        <table:table-row table:style-name="ro1">
          <table:table-cell table:style-name="ce17" office:value-type="float" office:value="305" calcext:value-type="float">
            <text:p>305</text:p>
          </table:table-cell>
          <table:table-cell table:style-name="ce17" table:formula="of:=SIN([.A135])" office:value-type="float" office:value="-0.262403941861664" calcext:value-type="float">
            <text:p>-0,262403941861664</text:p>
          </table:table-cell>
          <table:table-cell table:style-name="ce17" table:formula="of:=SIN([.A135]*3)" office:value-type="float" office:value="-0.714939662096101" calcext:value-type="float">
            <text:p>-0,714939662096101</text:p>
          </table:table-cell>
          <table:table-cell table:style-name="ce17" table:formula="of:=3*SIN([.A135])" office:value-type="float" office:value="-0.787211825584992" calcext:value-type="float">
            <text:p>-0,787211825584992</text:p>
          </table:table-cell>
          <table:table-cell table:number-columns-repeated="1020"/>
        </table:table-row>
        <table:table-row table:style-name="ro1">
          <table:table-cell table:style-name="ce17" office:value-type="float" office:value="310" calcext:value-type="float">
            <text:p>310</text:p>
          </table:table-cell>
          <table:table-cell table:style-name="ce17" table:formula="of:=SIN([.A136])" office:value-type="float" office:value="0.85088768865586" calcext:value-type="float">
            <text:p>0,85088768865586</text:p>
          </table:table-cell>
          <table:table-cell table:style-name="ce17" table:formula="of:=SIN([.A136]*3)" office:value-type="float" office:value="0.0884587650135854" calcext:value-type="float">
            <text:p>0,088458765013585</text:p>
          </table:table-cell>
          <table:table-cell table:style-name="ce17" table:formula="of:=3*SIN([.A136])" office:value-type="float" office:value="2.55266306596758" calcext:value-type="float">
            <text:p>2,55266306596758</text:p>
          </table:table-cell>
          <table:table-cell table:number-columns-repeated="1020"/>
        </table:table-row>
        <table:table-row table:style-name="ro1">
          <table:table-cell table:style-name="ce17" office:value-type="float" office:value="315" calcext:value-type="float">
            <text:p>315</text:p>
          </table:table-cell>
          <table:table-cell table:style-name="ce17" table:formula="of:=SIN([.A137])" office:value-type="float" office:value="0.745133264557413" calcext:value-type="float">
            <text:p>0,745133264557413</text:p>
          </table:table-cell>
          <table:table-cell table:style-name="ce17" table:formula="of:=SIN([.A137]*3)" office:value-type="float" office:value="0.580537552961622" calcext:value-type="float">
            <text:p>0,580537552961622</text:p>
          </table:table-cell>
          <table:table-cell table:style-name="ce17" table:formula="of:=3*SIN([.A137])" office:value-type="float" office:value="2.23539979367224" calcext:value-type="float">
            <text:p>2,23539979367224</text:p>
          </table:table-cell>
          <table:table-cell table:number-columns-repeated="1020"/>
        </table:table-row>
        <table:table-row table:style-name="ro1">
          <table:table-cell table:style-name="ce17" office:value-type="float" office:value="320" calcext:value-type="float">
            <text:p>320</text:p>
          </table:table-cell>
          <table:table-cell table:style-name="ce17" table:formula="of:=SIN([.A138])" office:value-type="float" office:value="-0.428155428084452" calcext:value-type="float">
            <text:p>-0,428155428084452</text:p>
          </table:table-cell>
          <table:table-cell table:style-name="ce17" table:formula="of:=SIN([.A138]*3)" office:value-type="float" office:value="-0.970513488904749" calcext:value-type="float">
            <text:p>-0,970513488904749</text:p>
          </table:table-cell>
          <table:table-cell table:style-name="ce17" table:formula="of:=3*SIN([.A138])" office:value-type="float" office:value="-1.28446628425335" calcext:value-type="float">
            <text:p>-1,28446628425335</text:p>
          </table:table-cell>
          <table:table-cell table:number-columns-repeated="1020"/>
        </table:table-row>
        <table:table-row table:style-name="ro1">
          <table:table-cell table:style-name="ce17" office:value-type="float" office:value="325" calcext:value-type="float">
            <text:p>325</text:p>
          </table:table-cell>
          <table:table-cell table:style-name="ce17" table:formula="of:=SIN([.A139])" office:value-type="float" office:value="-0.98803627345417" calcext:value-type="float">
            <text:p>-0,98803627345417</text:p>
          </table:table-cell>
          <table:table-cell table:style-name="ce17" table:formula="of:=SIN([.A139]*3)" office:value-type="float" office:value="0.894037180613142" calcext:value-type="float">
            <text:p>0,894037180613142</text:p>
          </table:table-cell>
          <table:table-cell table:style-name="ce17" table:formula="of:=3*SIN([.A139])" office:value-type="float" office:value="-2.96410882036251" calcext:value-type="float">
            <text:p>-2,96410882036251</text:p>
          </table:table-cell>
          <table:table-cell table:number-columns-repeated="1020"/>
        </table:table-row>
        <table:table-row table:style-name="ro1">
          <table:table-cell table:style-name="ce17" office:value-type="float" office:value="330" calcext:value-type="float">
            <text:p>330</text:p>
          </table:table-cell>
          <table:table-cell table:style-name="ce17" table:formula="of:=SIN([.A140])" office:value-type="float" office:value="-0.132381629205452" calcext:value-type="float">
            <text:p>-0,132381629205452</text:p>
          </table:table-cell>
          <table:table-cell table:style-name="ce17" table:formula="of:=SIN([.A140]*3)" office:value-type="float" office:value="-0.387864990611616" calcext:value-type="float">
            <text:p>-0,387864990611616</text:p>
          </table:table-cell>
          <table:table-cell table:style-name="ce17" table:formula="of:=3*SIN([.A140])" office:value-type="float" office:value="-0.397144887616356" calcext:value-type="float">
            <text:p>-0,397144887616356</text:p>
          </table:table-cell>
          <table:table-cell table:number-columns-repeated="1020"/>
        </table:table-row>
        <table:table-row table:style-name="ro1">
          <table:table-cell table:style-name="ce17" office:value-type="float" office:value="335" calcext:value-type="float">
            <text:p>335</text:p>
          </table:table-cell>
          <table:table-cell table:style-name="ce17" table:formula="of:=SIN([.A141])" office:value-type="float" office:value="0.912932948942968" calcext:value-type="float">
            <text:p>0,912932948942968</text:p>
          </table:table-cell>
          <table:table-cell table:style-name="ce17" table:formula="of:=SIN([.A141]*3)" office:value-type="float" office:value="-0.304724490235652" calcext:value-type="float">
            <text:p>-0,304724490235652</text:p>
          </table:table-cell>
          <table:table-cell table:style-name="ce17" table:formula="of:=3*SIN([.A141])" office:value-type="float" office:value="2.7387988468289" calcext:value-type="float">
            <text:p>2,7387988468289</text:p>
          </table:table-cell>
          <table:table-cell table:number-columns-repeated="1020"/>
        </table:table-row>
        <table:table-row table:style-name="ro1">
          <table:table-cell table:style-name="ce17" office:value-type="float" office:value="340" calcext:value-type="float">
            <text:p>340</text:p>
          </table:table-cell>
          <table:table-cell table:style-name="ce17" table:formula="of:=SIN([.A142])" office:value-type="float" office:value="0.650310740162553" calcext:value-type="float">
            <text:p>0,650310740162553</text:p>
          </table:table-cell>
          <table:table-cell table:style-name="ce17" table:formula="of:=SIN([.A142]*3)" office:value-type="float" office:value="0.850856014579797" calcext:value-type="float">
            <text:p>0,850856014579797</text:p>
          </table:table-cell>
          <table:table-cell table:style-name="ce17" table:formula="of:=3*SIN([.A142])" office:value-type="float" office:value="1.95093222048766" calcext:value-type="float">
            <text:p>1,95093222048766</text:p>
          </table:table-cell>
          <table:table-cell table:number-columns-repeated="1020"/>
        </table:table-row>
        <table:table-row table:style-name="ro1">
          <table:table-cell table:style-name="ce17" office:value-type="float" office:value="345" calcext:value-type="float">
            <text:p>345</text:p>
          </table:table-cell>
          <table:table-cell table:style-name="ce17" table:formula="of:=SIN([.A143])" office:value-type="float" office:value="-0.543995817373532" calcext:value-type="float">
            <text:p>-0,543995817373532</text:p>
          </table:table-cell>
          <table:table-cell table:style-name="ce17" table:formula="of:=SIN([.A143]*3)" office:value-type="float" office:value="-0.98804556948335" calcext:value-type="float">
            <text:p>-0,98804556948335</text:p>
          </table:table-cell>
          <table:table-cell table:style-name="ce17" table:formula="of:=3*SIN([.A143])" office:value-type="float" office:value="-1.6319874521206" calcext:value-type="float">
            <text:p>-1,6319874521206</text:p>
          </table:table-cell>
          <table:table-cell table:number-columns-repeated="1020"/>
        </table:table-row>
        <table:table-row table:style-name="ro1">
          <table:table-cell table:style-name="ce17" office:value-type="float" office:value="350" calcext:value-type="float">
            <text:p>350</text:p>
          </table:table-cell>
          <table:table-cell table:style-name="ce17" table:formula="of:=SIN([.A144])" office:value-type="float" office:value="-0.958932825040613" calcext:value-type="float">
            <text:p>-0,958932825040613</text:p>
          </table:table-cell>
          <table:table-cell table:style-name="ce17" table:formula="of:=SIN([.A144]*3)" office:value-type="float" office:value="0.650356538400626" calcext:value-type="float">
            <text:p>0,650356538400626</text:p>
          </table:table-cell>
          <table:table-cell table:style-name="ce17" table:formula="of:=3*SIN([.A144])" office:value-type="float" office:value="-2.87679847512184" calcext:value-type="float">
            <text:p>-2,87679847512184</text:p>
          </table:table-cell>
          <table:table-cell table:number-columns-repeated="1020"/>
        </table:table-row>
        <table:table-row table:style-name="ro1">
          <table:table-cell table:style-name="ce17" office:value-type="float" office:value="355" calcext:value-type="float">
            <text:p>355</text:p>
          </table:table-cell>
          <table:table-cell table:style-name="ce17" table:formula="of:=SIN([.A145])" office:value-type="float" office:value="-0.0000301443533594884" calcext:value-type="float">
            <text:p>-3,01443533594884E-05</text:p>
          </table:table-cell>
          <table:table-cell table:style-name="ce17" table:formula="of:=SIN([.A145]*3)" office:value-type="float" office:value="-0.0000904330599688988" calcext:value-type="float">
            <text:p>-9,04330599688988E-05</text:p>
          </table:table-cell>
          <table:table-cell table:style-name="ce17" table:formula="of:=3*SIN([.A145])" office:value-type="float" office:value="-0.0000904330600784653" calcext:value-type="float">
            <text:p>-9,04330600784653E-05</text:p>
          </table:table-cell>
          <table:table-cell table:number-columns-repeated="1020"/>
        </table:table-row>
        <table:table-row table:style-name="ro1">
          <table:table-cell table:style-name="ce17" office:value-type="float" office:value="360" calcext:value-type="float">
            <text:p>360</text:p>
          </table:table-cell>
          <table:table-cell table:style-name="ce17" table:formula="of:=SIN([.A146])" office:value-type="float" office:value="0.958915723414306" calcext:value-type="float">
            <text:p>0,958915723414306</text:p>
          </table:table-cell>
          <table:table-cell table:style-name="ce17" table:formula="of:=SIN([.A146]*3)" office:value-type="float" office:value="-0.650219136595464" calcext:value-type="float">
            <text:p>-0,650219136595464</text:p>
          </table:table-cell>
          <table:table-cell table:style-name="ce17" table:formula="of:=3*SIN([.A146])" office:value-type="float" office:value="2.87674717024292" calcext:value-type="float">
            <text:p>2,87674717024292</text:p>
          </table:table-cell>
          <table:table-cell table:number-columns-repeated="1020"/>
        </table:table-row>
        <table:table-row table:style-name="ro1" table:number-rows-repeated="72">
          <table:table-cell table:number-columns-repeated="1024"/>
        </table:table-row>
        <table:table-row table:style-name="ro1" table:number-rows-repeated="64">
          <table:table-cell table:style-name="ce19" table:number-columns-repeated="4"/>
          <table:table-cell table:number-columns-repeated="1020"/>
        </table:table-row>
        <table:table-row table:style-name="ro1" table:number-rows-repeated="8">
          <table:table-cell table:style-name="ce19" table:number-columns-repeated="4"/>
          <table:table-cell/>
          <table:table-cell table:style-name="ce19" table:number-columns-repeated="4"/>
          <table:table-cell table:number-columns-repeated="1015"/>
        </table:table-row>
        <table:table-row table:style-name="ro1" table:number-rows-repeated="64">
          <table:table-cell table:number-columns-repeated="5"/>
          <table:table-cell table:style-name="ce19" table:number-columns-repeated="4"/>
          <table:table-cell table:number-columns-repeated="1015"/>
        </table:table-row>
        <table:table-row table:style-name="ro1" table:number-rows-repeated="104822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5. Pomiary" table:style-name="ta6">
        <office:forms form:automatic-focus="false" form:apply-design-mode="false"/>
        <table:shapes>
          <draw:frame draw:z-index="0" draw:style-name="gr1" draw:text-style-name="P1" svg:width="159.99mm" svg:height="89.96mm" svg:x="49.72mm" svg:y="7.67mm">
            <loext:p/>
            <draw:object draw:notify-on-update-of-ranges="'5. Pomiary'.A2:'5. Pomiary'.A32 '5. Pomiary'.B1:'5. Pomiary'.B1 '5. Pomiary'.B2:'5. Pomiary'.B32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3" table:number-columns-repeated="1024" table:default-cell-style-name="ce15"/>
        <table:table-row table:style-name="ro1">
          <table:table-cell table:style-name="ce18" office:value-type="string" calcext:value-type="string">
            <text:p>a</text:p>
          </table:table-cell>
          <table:table-cell table:style-name="ce18" office:value-type="string" calcext:value-type="string">
            <text:p>b</text:p>
          </table:table-cell>
          <table:table-cell table:number-columns-repeated="1022"/>
        </table:table-row>
        <table:table-row table:style-name="ro1">
          <table:table-cell table:style-name="ce17" office:value-type="float" office:value="0" calcext:value-type="float">
            <text:p>0</text:p>
          </table:table-cell>
          <table:table-cell table:style-name="ce17" office:value-type="float" office:value="1.92407596103626" calcext:value-type="float">
            <text:p>1,92407596103626</text:p>
          </table:table-cell>
          <table:table-cell table:number-columns-repeated="1022"/>
        </table:table-row>
        <table:table-row table:style-name="ro1">
          <table:table-cell table:style-name="ce17" office:value-type="float" office:value="0.1" calcext:value-type="float">
            <text:p>0,1</text:p>
          </table:table-cell>
          <table:table-cell table:style-name="ce17" office:value-type="float" office:value="1.95221925969246" calcext:value-type="float">
            <text:p>1,95221925969246</text:p>
          </table:table-cell>
          <table:table-cell table:number-columns-repeated="1022"/>
        </table:table-row>
        <table:table-row table:style-name="ro1">
          <table:table-cell table:style-name="ce17" office:value-type="float" office:value="0.2" calcext:value-type="float">
            <text:p>0,2</text:p>
          </table:table-cell>
          <table:table-cell table:style-name="ce17" office:value-type="float" office:value="2.28347800786909" calcext:value-type="float">
            <text:p>2,28347800786909</text:p>
          </table:table-cell>
          <table:table-cell table:number-columns-repeated="1022"/>
        </table:table-row>
        <table:table-row table:style-name="ro1">
          <table:table-cell table:style-name="ce17" office:value-type="float" office:value="0.3" calcext:value-type="float">
            <text:p>0,3</text:p>
          </table:table-cell>
          <table:table-cell table:style-name="ce17" office:value-type="float" office:value="2.63040483190159" calcext:value-type="float">
            <text:p>2,63040483190159</text:p>
          </table:table-cell>
          <table:table-cell table:number-columns-repeated="1022"/>
        </table:table-row>
        <table:table-row table:style-name="ro1">
          <table:table-cell table:style-name="ce17" office:value-type="float" office:value="0.4" calcext:value-type="float">
            <text:p>0,4</text:p>
          </table:table-cell>
          <table:table-cell table:style-name="ce17" office:value-type="float" office:value="3.44787609620402" calcext:value-type="float">
            <text:p>3,44787609620402</text:p>
          </table:table-cell>
          <table:table-cell table:number-columns-repeated="1022"/>
        </table:table-row>
        <table:table-row table:style-name="ro1">
          <table:table-cell table:style-name="ce17" office:value-type="float" office:value="0.5" calcext:value-type="float">
            <text:p>0,5</text:p>
          </table:table-cell>
          <table:table-cell table:style-name="ce17" office:value-type="float" office:value="3.70257666832636" calcext:value-type="float">
            <text:p>3,70257666832636</text:p>
          </table:table-cell>
          <table:table-cell table:number-columns-repeated="1022"/>
        </table:table-row>
        <table:table-row table:style-name="ro1">
          <table:table-cell table:style-name="ce17" office:value-type="float" office:value="0.6" calcext:value-type="float">
            <text:p>0,6</text:p>
          </table:table-cell>
          <table:table-cell table:style-name="ce17" office:value-type="float" office:value="4.07335103227285" calcext:value-type="float">
            <text:p>4,07335103227285</text:p>
          </table:table-cell>
          <table:table-cell table:number-columns-repeated="1022"/>
        </table:table-row>
        <table:table-row table:style-name="ro1">
          <table:table-cell table:style-name="ce17" office:value-type="float" office:value="0.7" calcext:value-type="float">
            <text:p>0,7</text:p>
          </table:table-cell>
          <table:table-cell table:style-name="ce17" office:value-type="float" office:value="3.7564588807235" calcext:value-type="float">
            <text:p>3,7564588807235</text:p>
          </table:table-cell>
          <table:table-cell table:number-columns-repeated="1022"/>
        </table:table-row>
        <table:table-row table:style-name="ro1">
          <table:table-cell table:style-name="ce17" office:value-type="float" office:value="0.8" calcext:value-type="float">
            <text:p>0,8</text:p>
          </table:table-cell>
          <table:table-cell table:style-name="ce17" office:value-type="float" office:value="4.30576835584167" calcext:value-type="float">
            <text:p>4,30576835584167</text:p>
          </table:table-cell>
          <table:table-cell table:number-columns-repeated="1022"/>
        </table:table-row>
        <table:table-row table:style-name="ro1">
          <table:table-cell table:style-name="ce17" office:value-type="float" office:value="0.9" calcext:value-type="float">
            <text:p>0,9</text:p>
          </table:table-cell>
          <table:table-cell table:style-name="ce17" office:value-type="float" office:value="3.50570908290721" calcext:value-type="float">
            <text:p>3,50570908290721</text:p>
          </table:table-cell>
          <table:table-cell table:number-columns-repeated="1022"/>
        </table:table-row>
        <table:table-row table:style-name="ro1">
          <table:table-cell table:style-name="ce17" office:value-type="float" office:value="1" calcext:value-type="float">
            <text:p>1</text:p>
          </table:table-cell>
          <table:table-cell table:style-name="ce17" office:value-type="float" office:value="3.74797128376499" calcext:value-type="float">
            <text:p>3,74797128376499</text:p>
          </table:table-cell>
          <table:table-cell table:number-columns-repeated="1022"/>
        </table:table-row>
        <table:table-row table:style-name="ro1">
          <table:table-cell table:style-name="ce17" office:value-type="float" office:value="1.1" calcext:value-type="float">
            <text:p>1,1</text:p>
          </table:table-cell>
          <table:table-cell table:style-name="ce17" office:value-type="float" office:value="4.20006720943046" calcext:value-type="float">
            <text:p>4,20006720943046</text:p>
          </table:table-cell>
          <table:table-cell table:number-columns-repeated="1022"/>
        </table:table-row>
        <table:table-row table:style-name="ro1">
          <table:table-cell table:style-name="ce17" office:value-type="float" office:value="1.2" calcext:value-type="float">
            <text:p>1,2</text:p>
          </table:table-cell>
          <table:table-cell table:style-name="ce17" office:value-type="float" office:value="4.21969823470302" calcext:value-type="float">
            <text:p>4,21969823470302</text:p>
          </table:table-cell>
          <table:table-cell table:number-columns-repeated="1022"/>
        </table:table-row>
        <table:table-row table:style-name="ro1">
          <table:table-cell table:style-name="ce17" office:value-type="float" office:value="1.3" calcext:value-type="float">
            <text:p>1,3</text:p>
          </table:table-cell>
          <table:table-cell table:style-name="ce17" office:value-type="float" office:value="3.99089437986102" calcext:value-type="float">
            <text:p>3,99089437986102</text:p>
          </table:table-cell>
          <table:table-cell table:number-columns-repeated="1022"/>
        </table:table-row>
        <table:table-row table:style-name="ro1">
          <table:table-cell table:style-name="ce17" office:value-type="float" office:value="1.4" calcext:value-type="float">
            <text:p>1,4</text:p>
          </table:table-cell>
          <table:table-cell table:style-name="ce17" office:value-type="float" office:value="3.8694447276792" calcext:value-type="float">
            <text:p>3,8694447276792</text:p>
          </table:table-cell>
          <table:table-cell table:number-columns-repeated="1022"/>
        </table:table-row>
        <table:table-row table:style-name="ro1">
          <table:table-cell table:style-name="ce17" office:value-type="float" office:value="1.5" calcext:value-type="float">
            <text:p>1,5</text:p>
          </table:table-cell>
          <table:table-cell table:style-name="ce17" office:value-type="float" office:value="3.90854538332002" calcext:value-type="float">
            <text:p>3,90854538332002</text:p>
          </table:table-cell>
          <table:table-cell table:number-columns-repeated="1022"/>
        </table:table-row>
        <table:table-row table:style-name="ro1">
          <table:table-cell table:style-name="ce17" office:value-type="float" office:value="1.6" calcext:value-type="float">
            <text:p>1,6</text:p>
          </table:table-cell>
          <table:table-cell table:style-name="ce17" office:value-type="float" office:value="3.14649051606558" calcext:value-type="float">
            <text:p>3,14649051606558</text:p>
          </table:table-cell>
          <table:table-cell table:number-columns-repeated="1022"/>
        </table:table-row>
        <table:table-row table:style-name="ro1">
          <table:table-cell table:style-name="ce17" office:value-type="float" office:value="1.7" calcext:value-type="float">
            <text:p>1,7</text:p>
          </table:table-cell>
          <table:table-cell table:style-name="ce17" office:value-type="float" office:value="2.97821189446152" calcext:value-type="float">
            <text:p>2,97821189446152</text:p>
          </table:table-cell>
          <table:table-cell table:number-columns-repeated="1022"/>
        </table:table-row>
        <table:table-row table:style-name="ro1">
          <table:table-cell table:style-name="ce17" office:value-type="float" office:value="1.8" calcext:value-type="float">
            <text:p>1,8</text:p>
          </table:table-cell>
          <table:table-cell table:style-name="ce17" office:value-type="float" office:value="2.95795439531715" calcext:value-type="float">
            <text:p>2,95795439531715</text:p>
          </table:table-cell>
          <table:table-cell table:number-columns-repeated="1022"/>
        </table:table-row>
        <table:table-row table:style-name="ro1">
          <table:table-cell table:style-name="ce17" office:value-type="float" office:value="1.9" calcext:value-type="float">
            <text:p>1,9</text:p>
          </table:table-cell>
          <table:table-cell table:style-name="ce17" office:value-type="float" office:value="2.29156095248961" calcext:value-type="float">
            <text:p>2,29156095248961</text:p>
          </table:table-cell>
          <table:table-cell table:number-columns-repeated="1022"/>
        </table:table-row>
        <table:table-row table:style-name="ro1">
          <table:table-cell table:style-name="ce17" office:value-type="float" office:value="2" calcext:value-type="float">
            <text:p>2</text:p>
          </table:table-cell>
          <table:table-cell table:style-name="ce17" office:value-type="float" office:value="1.71967745788394" calcext:value-type="float">
            <text:p>1,71967745788394</text:p>
          </table:table-cell>
          <table:table-cell table:number-columns-repeated="1022"/>
        </table:table-row>
        <table:table-row table:style-name="ro1">
          <table:table-cell table:style-name="ce17" office:value-type="float" office:value="2.1" calcext:value-type="float">
            <text:p>2,1</text:p>
          </table:table-cell>
          <table:table-cell table:style-name="ce17" office:value-type="float" office:value="1.34314123168743" calcext:value-type="float">
            <text:p>1,34314123168743</text:p>
          </table:table-cell>
          <table:table-cell table:number-columns-repeated="1022"/>
        </table:table-row>
        <table:table-row table:style-name="ro1">
          <table:table-cell table:style-name="ce17" office:value-type="float" office:value="2.2" calcext:value-type="float">
            <text:p>2,2</text:p>
          </table:table-cell>
          <table:table-cell table:style-name="ce17" office:value-type="float" office:value="0.723510780611676" calcext:value-type="float">
            <text:p>0,723510780611676</text:p>
          </table:table-cell>
          <table:table-cell table:number-columns-repeated="1022"/>
        </table:table-row>
        <table:table-row table:style-name="ro1">
          <table:table-cell table:style-name="ce17" office:value-type="float" office:value="2.3" calcext:value-type="float">
            <text:p>2,3</text:p>
          </table:table-cell>
          <table:table-cell table:style-name="ce17" office:value-type="float" office:value="0.848259112569072" calcext:value-type="float">
            <text:p>0,848259112569072</text:p>
          </table:table-cell>
          <table:table-cell table:number-columns-repeated="1022"/>
        </table:table-row>
        <table:table-row table:style-name="ro1">
          <table:table-cell table:style-name="ce17" office:value-type="float" office:value="2.4" calcext:value-type="float">
            <text:p>2,4</text:p>
          </table:table-cell>
          <table:table-cell table:style-name="ce17" office:value-type="float" office:value="-0.0524148924599068" calcext:value-type="float">
            <text:p>-0,052414892459907</text:p>
          </table:table-cell>
          <table:table-cell table:number-columns-repeated="1022"/>
        </table:table-row>
        <table:table-row table:style-name="ro1">
          <table:table-cell table:style-name="ce17" office:value-type="float" office:value="2.5" calcext:value-type="float">
            <text:p>2,5</text:p>
          </table:table-cell>
          <table:table-cell table:style-name="ce17" office:value-type="float" office:value="-0.709962428520101" calcext:value-type="float">
            <text:p>-0,709962428520101</text:p>
          </table:table-cell>
          <table:table-cell table:number-columns-repeated="1022"/>
        </table:table-row>
        <table:table-row table:style-name="ro1">
          <table:table-cell table:style-name="ce17" office:value-type="float" office:value="2.6" calcext:value-type="float">
            <text:p>2,6</text:p>
          </table:table-cell>
          <table:table-cell table:style-name="ce17" office:value-type="float" office:value="-0.944883169419674" calcext:value-type="float">
            <text:p>-0,944883169419674</text:p>
          </table:table-cell>
          <table:table-cell table:number-columns-repeated="1022"/>
        </table:table-row>
        <table:table-row table:style-name="ro1">
          <table:table-cell table:style-name="ce17" office:value-type="float" office:value="2.7" calcext:value-type="float">
            <text:p>2,7</text:p>
          </table:table-cell>
          <table:table-cell table:style-name="ce17" office:value-type="float" office:value="-1.96973486215718" calcext:value-type="float">
            <text:p>-1,96973486215718</text:p>
          </table:table-cell>
          <table:table-cell table:number-columns-repeated="1022"/>
        </table:table-row>
        <table:table-row table:style-name="ro1">
          <table:table-cell table:style-name="ce17" office:value-type="float" office:value="2.8" calcext:value-type="float">
            <text:p>2,8</text:p>
          </table:table-cell>
          <table:table-cell table:style-name="ce17" office:value-type="float" office:value="-2.27204639230627" calcext:value-type="float">
            <text:p>-2,27204639230627</text:p>
          </table:table-cell>
          <table:table-cell table:number-columns-repeated="1022"/>
        </table:table-row>
        <table:table-row table:style-name="ro1">
          <table:table-cell table:style-name="ce17" office:value-type="float" office:value="2.9" calcext:value-type="float">
            <text:p>2,9</text:p>
          </table:table-cell>
          <table:table-cell table:style-name="ce17" office:value-type="float" office:value="-3.53501884565387" calcext:value-type="float">
            <text:p>-3,53501884565387</text:p>
          </table:table-cell>
          <table:table-cell table:number-columns-repeated="1022"/>
        </table:table-row>
        <table:table-row table:style-name="ro1">
          <table:table-cell table:style-name="ce17" office:value-type="float" office:value="3" calcext:value-type="float">
            <text:p>3</text:p>
          </table:table-cell>
          <table:table-cell table:style-name="ce17" office:value-type="float" office:value="-4.03215207991004" calcext:value-type="float">
            <text:p>-4,03215207991004</text:p>
          </table:table-cell>
          <table:table-cell table:number-columns-repeated="1022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6. Nazwiska" table:style-name="ta7">
        <office:forms form:automatic-focus="false" form:apply-design-mode="false"/>
        <table:shapes>
          <draw:frame draw:z-index="0" draw:style-name="gr1" draw:text-style-name="P1" svg:width="238.74mm" svg:height="155.85mm" svg:x="54.03mm" svg:y="1.85mm">
            <loext:p/>
            <draw:object draw:notify-on-update-of-ranges="'6. Nazwiska'.A2:'6. Nazwiska'.A9 '6. Nazwiska'.B1:'6. Nazwiska'.B1 '6. Nazwiska'.B2:'6. Nazwiska'.B9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9" table:default-cell-style-name="ce15"/>
        <table:table-column table:style-name="co3" table:number-columns-repeated="2" table:default-cell-style-name="ce15"/>
        <table:table-column table:style-name="co9" table:default-cell-style-name="ce15"/>
        <table:table-column table:style-name="co10" table:default-cell-style-name="ce15"/>
        <table:table-column table:style-name="co3" table:number-columns-repeated="1019" table:default-cell-style-name="ce15"/>
        <table:table-row table:style-name="ro1">
          <table:table-cell table:style-name="ce18" office:value-type="string" calcext:value-type="string">
            <text:p>Nazwisko</text:p>
          </table:table-cell>
          <table:table-cell table:style-name="ce18" office:value-type="string" calcext:value-type="string">
            <text:p>Częstość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Janik</text:p>
          </table:table-cell>
          <table:table-cell table:style-name="ce17" office:value-type="float" office:value="24773" calcext:value-type="float">
            <text:p>24773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Musiał</text:p>
          </table:table-cell>
          <table:table-cell table:style-name="ce17" office:value-type="float" office:value="23130" calcext:value-type="float">
            <text:p>23130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Wawrzyniak</text:p>
          </table:table-cell>
          <table:table-cell table:style-name="ce17" office:value-type="float" office:value="21569" calcext:value-type="float">
            <text:p>21569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Nowak</text:p>
          </table:table-cell>
          <table:table-cell table:style-name="ce17" office:value-type="float" office:value="205536" calcext:value-type="float">
            <text:p>205536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Wiśniewski</text:p>
          </table:table-cell>
          <table:table-cell table:style-name="ce17" office:value-type="float" office:value="52422" calcext:value-type="float">
            <text:p>52422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Erat</text:p>
          </table:table-cell>
          <table:table-cell table:style-name="ce17" office:value-type="float" office:value="35" calcext:value-type="float">
            <text:p>35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Erad</text:p>
          </table:table-cell>
          <table:table-cell table:style-name="ce17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Kołodziejczyk</text:p>
          </table:table-cell>
          <table:table-cell table:style-name="ce17" office:value-type="float" office:value="23115" calcext:value-type="float">
            <text:p>23115</text:p>
          </table:table-cell>
          <table:table-cell table:number-columns-repeated="1022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7. Klasyfikacja" table:style-name="ta8">
        <office:forms form:automatic-focus="false" form:apply-design-mode="false"/>
        <table:shapes>
          <draw:frame draw:z-index="0" draw:style-name="gr1" draw:text-style-name="P1" svg:width="159.99mm" svg:height="89.99mm" svg:x="58.1mm" svg:y="1mm">
            <loext:p/>
            <draw:object draw:notify-on-update-of-ranges="'7. Klasyfikacja'.A2:'7. Klasyfikacja'.A11 '7. Klasyfikacja'.B1:'7. Klasyfikacja'.B1 '7. Klasyfikacja'.B2:'7. Klasyfikacja'.B11 '7. Klasyfikacja'.C1:'7. Klasyfikacja'.C1 '7. Klasyfikacja'.C2:'7. Klasyfikacja'.C11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1" table:default-cell-style-name="ce15"/>
        <table:table-column table:style-name="co12" table:default-cell-style-name="ce15"/>
        <table:table-column table:style-name="co13" table:default-cell-style-name="ce15"/>
        <table:table-column table:style-name="co3" table:number-columns-repeated="1021" table:default-cell-style-name="ce15"/>
        <table:table-row table:style-name="ro1">
          <table:table-cell table:style-name="ce1" office:value-type="string" calcext:value-type="string">
            <text:p>Klasa</text:p>
          </table:table-cell>
          <table:table-cell table:style-name="ce1" office:value-type="string" calcext:value-type="string">
            <text:p>Średnia ocen</text:p>
          </table:table-cell>
          <table:table-cell table:style-name="ce1" office:value-type="string" calcext:value-type="string">
            <text:p>Frekwencja</text:p>
          </table:table-cell>
          <table:table-cell table:number-columns-repeated="1021"/>
        </table:table-row>
        <table:table-row table:style-name="ro1">
          <table:table-cell table:style-name="ce17" office:value-type="string" calcext:value-type="string">
            <text:p>1A</text:p>
          </table:table-cell>
          <table:table-cell table:style-name="ce17" table:formula="of:=ROUND(RAND()*5+1;2)" office:value-type="float" office:value="4.05" calcext:value-type="float">
            <text:p>4,05</text:p>
          </table:table-cell>
          <table:table-cell table:style-name="ce8" table:formula="of:=RAND()*0.5+0.5" office:value-type="percentage" office:value="0.863408229810883" calcext:value-type="percentage">
            <text:p>86%</text:p>
          </table:table-cell>
          <table:table-cell table:number-columns-repeated="1021"/>
        </table:table-row>
        <table:table-row table:style-name="ro1">
          <table:table-cell table:style-name="ce17" office:value-type="string" calcext:value-type="string">
            <text:p>1B</text:p>
          </table:table-cell>
          <table:table-cell table:style-name="ce17" table:formula="of:=ROUND(RAND()*5+1;2)" office:value-type="float" office:value="3.27" calcext:value-type="float">
            <text:p>3,27</text:p>
          </table:table-cell>
          <table:table-cell table:style-name="ce8" table:formula="of:=RAND()*0.5+0.5" office:value-type="percentage" office:value="0.784578738372111" calcext:value-type="percentage">
            <text:p>78%</text:p>
          </table:table-cell>
          <table:table-cell table:number-columns-repeated="1021"/>
        </table:table-row>
        <table:table-row table:style-name="ro1">
          <table:table-cell table:style-name="ce17" office:value-type="string" calcext:value-type="string">
            <text:p>1C</text:p>
          </table:table-cell>
          <table:table-cell table:style-name="ce17" table:formula="of:=ROUND(RAND()*5+1;2)" office:value-type="float" office:value="2.69" calcext:value-type="float">
            <text:p>2,69</text:p>
          </table:table-cell>
          <table:table-cell table:style-name="ce8" table:formula="of:=RAND()*0.5+0.5" office:value-type="percentage" office:value="0.779422354680431" calcext:value-type="percentage">
            <text:p>78%</text:p>
          </table:table-cell>
          <table:table-cell table:number-columns-repeated="1021"/>
        </table:table-row>
        <table:table-row table:style-name="ro1">
          <table:table-cell table:style-name="ce17" office:value-type="string" calcext:value-type="string">
            <text:p>1D</text:p>
          </table:table-cell>
          <table:table-cell table:style-name="ce17" table:formula="of:=ROUND(RAND()*5+1;2)" office:value-type="float" office:value="3.03" calcext:value-type="float">
            <text:p>3,03</text:p>
          </table:table-cell>
          <table:table-cell table:style-name="ce8" table:formula="of:=RAND()*0.5+0.5" office:value-type="percentage" office:value="0.630224542157636" calcext:value-type="percentage">
            <text:p>63%</text:p>
          </table:table-cell>
          <table:table-cell table:number-columns-repeated="1021"/>
        </table:table-row>
        <table:table-row table:style-name="ro1">
          <table:table-cell table:style-name="ce17" office:value-type="string" calcext:value-type="string">
            <text:p>1E</text:p>
          </table:table-cell>
          <table:table-cell table:style-name="ce17" table:formula="of:=ROUND(RAND()*5+1;2)" office:value-type="float" office:value="2.39" calcext:value-type="float">
            <text:p>2,39</text:p>
          </table:table-cell>
          <table:table-cell table:style-name="ce8" table:formula="of:=RAND()*0.5+0.5" office:value-type="percentage" office:value="0.929124148420098" calcext:value-type="percentage">
            <text:p>93%</text:p>
          </table:table-cell>
          <table:table-cell table:number-columns-repeated="1021"/>
        </table:table-row>
        <table:table-row table:style-name="ro1">
          <table:table-cell table:style-name="ce17" office:value-type="string" calcext:value-type="string">
            <text:p>2A</text:p>
          </table:table-cell>
          <table:table-cell table:style-name="ce17" table:formula="of:=ROUND(RAND()*5+1;2)" office:value-type="float" office:value="1.6" calcext:value-type="float">
            <text:p>1,6</text:p>
          </table:table-cell>
          <table:table-cell table:style-name="ce8" table:formula="of:=RAND()*0.5+0.5" office:value-type="percentage" office:value="0.595933961022122" calcext:value-type="percentage">
            <text:p>60%</text:p>
          </table:table-cell>
          <table:table-cell table:number-columns-repeated="1021"/>
        </table:table-row>
        <table:table-row table:style-name="ro1">
          <table:table-cell table:style-name="ce17" office:value-type="string" calcext:value-type="string">
            <text:p>2B</text:p>
          </table:table-cell>
          <table:table-cell table:style-name="ce17" table:formula="of:=ROUND(RAND()*5+1;2)" office:value-type="float" office:value="3.43" calcext:value-type="float">
            <text:p>3,43</text:p>
          </table:table-cell>
          <table:table-cell table:style-name="ce8" table:formula="of:=RAND()*0.5+0.5" office:value-type="percentage" office:value="0.843965802246178" calcext:value-type="percentage">
            <text:p>84%</text:p>
          </table:table-cell>
          <table:table-cell table:number-columns-repeated="1021"/>
        </table:table-row>
        <table:table-row table:style-name="ro1">
          <table:table-cell table:style-name="ce17" office:value-type="string" calcext:value-type="string">
            <text:p>2C</text:p>
          </table:table-cell>
          <table:table-cell table:style-name="ce17" table:formula="of:=ROUND(RAND()*5+1;2)" office:value-type="float" office:value="5.44" calcext:value-type="float">
            <text:p>5,44</text:p>
          </table:table-cell>
          <table:table-cell table:style-name="ce8" table:formula="of:=RAND()*0.5+0.5" office:value-type="percentage" office:value="0.995799831411424" calcext:value-type="percentage">
            <text:p>100%</text:p>
          </table:table-cell>
          <table:table-cell table:number-columns-repeated="1021"/>
        </table:table-row>
        <table:table-row table:style-name="ro1">
          <table:table-cell table:style-name="ce17" office:value-type="string" calcext:value-type="string">
            <text:p>2D</text:p>
          </table:table-cell>
          <table:table-cell table:style-name="ce17" table:formula="of:=ROUND(RAND()*5+1;2)" office:value-type="float" office:value="4.67" calcext:value-type="float">
            <text:p>4,67</text:p>
          </table:table-cell>
          <table:table-cell table:style-name="ce8" table:formula="of:=RAND()*0.5+0.5" office:value-type="percentage" office:value="0.664489006328958" calcext:value-type="percentage">
            <text:p>66%</text:p>
          </table:table-cell>
          <table:table-cell table:number-columns-repeated="1021"/>
        </table:table-row>
        <table:table-row table:style-name="ro1">
          <table:table-cell table:style-name="ce17" office:value-type="string" calcext:value-type="string">
            <text:p>2E</text:p>
          </table:table-cell>
          <table:table-cell table:style-name="ce17" table:formula="of:=ROUND(RAND()*5+1;2)" office:value-type="float" office:value="3.34" calcext:value-type="float">
            <text:p>3,34</text:p>
          </table:table-cell>
          <table:table-cell table:style-name="ce8" table:formula="of:=RAND()*0.5+0.5" office:value-type="percentage" office:value="0.69357159600428" calcext:value-type="percentage">
            <text:p>69%</text:p>
          </table:table-cell>
          <table:table-cell table:number-columns-repeated="1021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expression table:name="Imiona" table:base-cell-address="$'1. Giełda'.$A$1" table:expression="#REF!"/>
        <table:named-expression table:name="Kwerenda1" table:base-cell-address="$'1. Giełda'.$A$1" table:expression="#REF!"/>
        <table:named-expression table:name="__shared_3_0_0" table:base-cell-address="$'1. Giełda'.$B$1" table:expression="1/(POWER([.A1];2)-1)"/>
        <table:named-expression table:name="__shared_3_1_0" table:base-cell-address="$'1. Giełda'.$B$1" table:expression="1/(POWER([.A1];2)-1)"/>
        <table:named-expression table:name="__shared_4_0_0" table:base-cell-address="$'1. Giełda'.$B$1" table:expression="SIN([.A1]*PI()/180)"/>
        <table:named-expression table:name="__shared_4_10_0" table:base-cell-address="$'1. Giełda'.$C$1" table:expression="SIN(3*[.A1]*PI()/180)"/>
        <table:named-expression table:name="__shared_4_11_0" table:base-cell-address="$'1. Giełda'.$D$1" table:expression="3*SIN([.A1]*PI()/180)"/>
        <table:named-expression table:name="__shared_4_12_0" table:base-cell-address="$'1. Giełda'.$B$1" table:expression="SIN([.A1]*PI()/180)"/>
        <table:named-expression table:name="__shared_4_13_0" table:base-cell-address="$'1. Giełda'.$C$1" table:expression="SIN(3*[.A1]*PI()/180)"/>
        <table:named-expression table:name="__shared_4_14_0" table:base-cell-address="$'1. Giełda'.$D$1" table:expression="3*SIN([.A1]*PI()/180)"/>
        <table:named-expression table:name="__shared_4_1_0" table:base-cell-address="$'1. Giełda'.$C$1" table:expression="SIN(3*[.A1]*PI()/180)"/>
        <table:named-expression table:name="__shared_4_2_0" table:base-cell-address="$'1. Giełda'.$D$1" table:expression="3*SIN([.A1]*PI()/180)"/>
        <table:named-expression table:name="__shared_4_3_0" table:base-cell-address="$'1. Giełda'.$B$1" table:expression="SIN([.A1]*PI()/180)"/>
        <table:named-expression table:name="__shared_4_4_0" table:base-cell-address="$'1. Giełda'.$C$1" table:expression="SIN(3*[.A1]*PI()/180)"/>
        <table:named-expression table:name="__shared_4_5_0" table:base-cell-address="$'1. Giełda'.$D$1" table:expression="3*SIN([.A1]*PI()/180)"/>
        <table:named-expression table:name="__shared_4_6_0" table:base-cell-address="$'1. Giełda'.$B$1" table:expression="SIN([.A1]*PI()/180)"/>
        <table:named-expression table:name="__shared_4_7_0" table:base-cell-address="$'1. Giełda'.$C$1" table:expression="SIN(3*[.A1]*PI()/180)"/>
        <table:named-expression table:name="__shared_4_8_0" table:base-cell-address="$'1. Giełda'.$D$1" table:expression="3*SIN([.A1]*PI()/180)"/>
        <table:named-expression table:name="__shared_4_9_0" table:base-cell-address="$'1. Giełda'.$B$1" table:expression="SIN([.A1]*PI()/180)"/>
        <table:named-expression table:name="__shared_7_0_0" table:base-cell-address="$'1. Giełda'.$A$1" table:expression="ROUND(RAND()*5+1;2)"/>
        <table:named-expression table:name="__shared_7_1_0" table:base-cell-address="$'1. Giełda'.$A$1" table:expression="RAND()*0.5+0.5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pl" fo:country="PL" style:font-name-asian="DejaVu Sans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number:number-style style:name="N10000" number:language="pl" number:country="PL">
      <number:number number:min-integer-digits="1"/>
    </number:number-style>
    <number:percentage-style style:name="N10010" number:language="pl" number:country="PL">
      <number:number number:decimal-places="0" loext:min-decimal-places="0" number:min-integer-digits="1"/>
      <number:text>%</number:text>
    </number:percentage-style>
    <number:number-style style:name="N10109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09" number:language="pl" number:country="PL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09P0"/>
    </number:number-style>
    <number:number-style style:name="N10110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10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10P0"/>
    </number:number-style>
    <number:number-style style:name="N10112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2" number:language="pl" number:country="PL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2P0"/>
    </number:number-style>
    <number:number-style style:name="N10113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3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3P0"/>
    </number:number-style>
    <number:date-style style:name="N10114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10115" number:language="pl" number:country="PL">
      <number:day number:style="long"/>
      <number:text>-</number:text>
      <number:month number:textual="true"/>
    </number:date-style>
    <number:date-style style:name="N10116" number:language="pl" number:country="PL">
      <number:month number:textual="true"/>
      <number:text>-</number:text>
      <number:year/>
    </number:date-style>
    <number:time-style style:name="N10117" number:language="pl" number:country="PL">
      <number:hours/>
      <number:text>:</number:text>
      <number:minutes number:style="long"/>
      <number:text> </number:text>
      <number:am-pm/>
    </number:time-style>
    <number:time-style style:name="N10118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0" number:language="pl" number:country="PL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0P0"/>
    </number:number-style>
    <number:number-style style:name="N10121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1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1P0"/>
    </number:number-style>
    <number:number-style style:name="N10123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3" number:language="pl" number:country="PL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4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4P0"/>
    </number:number-style>
    <number:number-style style:name="N10128P0" style:volatile="true" number:language="pl" number:country="PL">
      <number:text> </number:text>
      <number:number number:decimal-places="0" loext:min-decimal-places="0" number:min-integer-digits="1" number:grouping="true"/>
      <number:text>      </number:text>
    </number:number-style>
    <number:number-style style:name="N10128P1" style:volatile="true" number:language="pl" number:country="PL">
      <number:text>-</number:text>
      <number:number number:decimal-places="0" loext:min-decimal-places="0" number:min-integer-digits="1" number:grouping="true"/>
      <number:text>      </number:text>
    </number:number-style>
    <number:number-style style:name="N10128P2" style:volatile="true" number:language="pl" number:country="PL">
      <number:text> -      </number:text>
    </number:number-style>
    <number:text-style style:name="N10128" number:language="pl" number:country="PL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pl" number:country="PL">
      <number:text> </number:text>
      <number:number number:decimal-places="0" loext:min-decimal-places="0" number:min-integer-digits="1" number:grouping="true"/>
      <number:text> zł </number:text>
    </number:number-style>
    <number:number-style style:name="N10132P1" style:volatile="true" number:language="pl" number:country="PL">
      <number:text>-</number:text>
      <number:number number:decimal-places="0" loext:min-decimal-places="0" number:min-integer-digits="1" number:grouping="true"/>
      <number:text> zł </number:text>
    </number:number-style>
    <number:number-style style:name="N10132P2" style:volatile="true" number:language="pl" number:country="PL">
      <number:text> - zł </number:text>
    </number:number-style>
    <number:text-style style:name="N10132" number:language="pl" number:country="PL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pl" number:country="PL">
      <number:text> </number:text>
      <number:number number:decimal-places="2" loext:min-decimal-places="2" number:min-integer-digits="1" number:grouping="true"/>
      <number:text>      </number:text>
    </number:number-style>
    <number:number-style style:name="N10136P1" style:volatile="true" number:language="pl" number:country="PL">
      <number:text>-</number:text>
      <number:number number:decimal-places="2" loext:min-decimal-places="2" number:min-integer-digits="1" number:grouping="true"/>
      <number:text>      </number:text>
    </number:number-style>
    <number:number-style style:name="N10136P2" style:volatile="true" number:language="pl" number:country="PL">
      <number:text>-</number:text>
      <number:number number:decimal-places="0" loext:min-decimal-places="0" number:min-integer-digits="0"/>
      <number:text>      </number:text>
    </number:number-style>
    <number:text-style style:name="N10136" number:language="pl" number:country="PL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pl" number:country="PL">
      <number:text> </number:text>
      <number:number number:decimal-places="2" loext:min-decimal-places="2" number:min-integer-digits="1" number:grouping="true"/>
      <number:text> zł </number:text>
    </number:number-style>
    <number:number-style style:name="N10140P1" style:volatile="true" number:language="pl" number:country="PL">
      <number:text>-</number:text>
      <number:number number:decimal-places="2" loext:min-decimal-places="2" number:min-integer-digits="1" number:grouping="true"/>
      <number:text> zł </number:text>
    </number:number-style>
    <number:number-style style:name="N10140P2" style:volatile="true" number:language="pl" number:country="PL">
      <number:text>-</number:text>
      <number:number number:decimal-places="0" loext:min-decimal-places="0" number:min-integer-digits="0"/>
      <number:text> zł </number:text>
    </number:number-style>
    <number:text-style style:name="N10140" number:language="pl" number:country="PL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time-style style:name="N10141" number:language="pl" number:country="PL">
      <number:minutes number:style="long"/>
      <number:text>:</number:text>
      <number:seconds number:style="long"/>
    </number:time-style>
    <number:time-style style:name="N10142" number:language="pl" number:country="PL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3" number:language="pl" number:country="PL">
      <number:minutes number:style="long"/>
      <number:text>:</number:text>
      <number:seconds number:style="long"/>
      <number:text>,</number:text>
    </number:time-style>
    <number:number-style style:name="N10144" number:language="pl" number:country="PL">
      <number:scientific-number number:decimal-places="1" loext:min-decimal-places="1" number:min-integer-digits="3" number:min-exponent-digits="1" loext:exponent-interval="3" loext:forced-exponent-sign="true"/>
    </number:number-style>
    <number:percentage-style style:name="N10145" number:language="pl" number:country="PL">
      <number:number number:decimal-places="1" loext:min-decimal-places="1" number:min-integer-digits="1"/>
      <number:text>%</number:text>
    </number:percentage-style>
    <style:style style:name="Default" style:family="table-cel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DejaVu Sans" style:font-family-complex="'DejaVu Sans'" style:font-family-generic-complex="system" style:font-pitch-complex="variable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Percent" style:display-name="Excel Built-in Percent" style:family="table-cell" style:parent-style-name="Default" style:data-style-name="N10010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17">00.00.0000</text:date>, <text:time style:data-style-name="N2" text:time-value="15:43:21.75200000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1._20_Giełda" style:display-name="PageStyle_1. Giełd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._20_Wybory" style:display-name="PageStyle_2. Wybor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3._20_Matematyczne_20_I" style:display-name="PageStyle_3. Matematyczne I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4._20_Matematyczne_20_II" style:display-name="PageStyle_4. Matematyczne II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5._20_Pomiary" style:display-name="PageStyle_5. Pomiar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6._20_Nazwiska" style:display-name="PageStyle_6. Nazwisk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7._20_Klasyfikacja" style:display-name="PageStyle_7. Klasyfikacja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05T14:33:57</meta:creation-date>
    <dc:date>2017-12-17T15:43:30.410000000</dc:date>
    <meta:generator>LibreOffice/5.4.2.2$Windows_X86_64 LibreOffice_project/22b09f6418e8c2d508a9eaf86b2399209b0990f4</meta:generator>
    <meta:editing-duration>PT2H21M39S</meta:editing-duration>
    <meta:editing-cycles>27</meta:editing-cycles>
    <meta:document-statistic meta:table-count="7" meta:cell-count="955" meta:object-count="6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4" number:language="pl" number:country="PL">
      <number:number number:decimal-places="2" loext:min-decimal-places="2" number:min-integer-digits="1" number:grouping="true"/>
    </number:number-style>
    <number:date-style style:name="N10084" number:language="pl" number:country="PL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 draw:fill-color="#fcd4d1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10084">
      <style:chart-properties chart:display-label="true" chart:logarithmic="false" chart:origin="1" chart:reverse-direction="false" text:line-break="false" loext:try-staggering-first="false" chart:link-data-style-to-source="true" chart:axis-position="0" style:rotation-angle="9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0004">
      <style:chart-properties chart:display-label="true" chart:logarithmic="false" chart:maximum="50000" chart:origin="0" chart:interval-major="10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10004">
      <style:chart-properties chart:symbol-type="none" chart:link-data-style-to-source="true"/>
      <style:graphic-properties svg:stroke-width="0.08cm" svg:stroke-color="#ef413d" draw:fill-color="#ef413d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solid" draw:fill-color="#ffe5ca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475cm" svg:y="0.316cm" chart:style-name="ch2">
          <text:p>Dane giełdowe</text:p>
        </chart:title>
        <chart:subtitle svg:x="6.911cm" svg:y="1.275cm" chart:style-name="ch3">
          <text:p>za rok 2012</text:p>
        </chart:subtitle>
        <chart:legend chart:legend-position="end" svg:x="12.83cm" svg:y="4.201cm" style:legend-expansion="high" chart:style-name="ch4"/>
        <chart:plot-area chart:style-name="ch5" table:cell-range-address="'1. Giełda'.A2:'1. Giełda'.B22 '1. Giełda'.B1:'1. Giełda'.B1" chart:data-source-has-labels="both" svg:x="1.331cm" svg:y="2.138cm" svg:width="11.179cm" svg:height="5.701cm">
          <chartooo:coordinate-region svg:x="3.09cm" svg:y="2.337cm" svg:width="9.382cm" svg:height="3.559cm"/>
          <chart:axis chart:dimension="x" chart:name="primary-x" chart:style-name="ch6" chartooo:axis-type="auto">
            <chartooo:date-scale/>
            <chart:title svg:x="6.519cm" svg:y="8.019cm" chart:style-name="ch7">
              <text:p>Data</text:p>
            </chart:title>
            <chart:categories table:cell-range-address="'1. Giełda'.A2:'1. Giełda'.A22"/>
            <chart:grid chart:style-name="ch8" chart:class="major"/>
          </chart:axis>
          <chart:axis chart:dimension="y" chart:name="primary-y" chart:style-name="ch9">
            <chart:title svg:x="0.451cm" svg:y="5.627cm" chart:style-name="ch10">
              <text:p>Wartość</text:p>
            </chart:title>
            <chart:grid chart:style-name="ch8" chart:class="major"/>
          </chart:axis>
          <chart:series chart:style-name="ch11" chart:values-cell-range-address="'1. Giełda'.B2:'1. Giełda'.B22" chart:label-cell-address="'1. Giełda'.B1:'1. Giełda'.B1" chart:class="chart:line">
            <chart:data-point chart:repeated="2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deks WIG</text:p>
                <draw:g>
                  <svg:desc>'1. Giełda'.B1:'1. Giełda'.B1</svg:desc>
                </draw:g>
              </table:table-cell>
            </table:table-row>
          </table:table-header-rows>
          <table:table-rows>
            <table:table-row>
              <table:table-cell office:value-type="float" office:value="41243">
                <text:p>41243</text:p>
                <draw:g>
                  <svg:desc>'1. Giełda'.A2:'1. Giełda'.A22</svg:desc>
                </draw:g>
              </table:table-cell>
              <table:table-cell office:value-type="float" office:value="47700.76">
                <text:p>47700.76</text:p>
                <draw:g>
                  <svg:desc>'1. Giełda'.B2:'1. Giełda'.B22</svg:desc>
                </draw:g>
              </table:table-cell>
            </table:table-row>
            <table:table-row>
              <table:table-cell office:value-type="float" office:value="41242">
                <text:p>41242</text:p>
              </table:table-cell>
              <table:table-cell office:value-type="float" office:value="47911.46">
                <text:p>47911.46</text:p>
              </table:table-cell>
            </table:table-row>
            <table:table-row>
              <table:table-cell office:value-type="float" office:value="41241">
                <text:p>41241</text:p>
              </table:table-cell>
              <table:table-cell office:value-type="float" office:value="47422.73">
                <text:p>47422.73</text:p>
              </table:table-cell>
            </table:table-row>
            <table:table-row>
              <table:table-cell office:value-type="float" office:value="41240">
                <text:p>41240</text:p>
              </table:table-cell>
              <table:table-cell office:value-type="float" office:value="47596.12">
                <text:p>47596.12</text:p>
              </table:table-cell>
            </table:table-row>
            <table:table-row>
              <table:table-cell office:value-type="float" office:value="41239">
                <text:p>41239</text:p>
              </table:table-cell>
              <table:table-cell office:value-type="float" office:value="47718.8">
                <text:p>47718.8</text:p>
              </table:table-cell>
            </table:table-row>
            <table:table-row>
              <table:table-cell office:value-type="float" office:value="41236">
                <text:p>41236</text:p>
              </table:table-cell>
              <table:table-cell office:value-type="float" office:value="47693.24">
                <text:p>47693.24</text:p>
              </table:table-cell>
            </table:table-row>
            <table:table-row>
              <table:table-cell office:value-type="float" office:value="41235">
                <text:p>41235</text:p>
              </table:table-cell>
              <table:table-cell office:value-type="float" office:value="47732.9">
                <text:p>47732.9</text:p>
              </table:table-cell>
            </table:table-row>
            <table:table-row>
              <table:table-cell office:value-type="float" office:value="41234">
                <text:p>41234</text:p>
              </table:table-cell>
              <table:table-cell office:value-type="float" office:value="47363.9">
                <text:p>47363.9</text:p>
              </table:table-cell>
            </table:table-row>
            <table:table-row>
              <table:table-cell office:value-type="float" office:value="41233">
                <text:p>41233</text:p>
              </table:table-cell>
              <table:table-cell office:value-type="float" office:value="47651.54">
                <text:p>47651.54</text:p>
              </table:table-cell>
            </table:table-row>
            <table:table-row>
              <table:table-cell office:value-type="float" office:value="41232">
                <text:p>41232</text:p>
              </table:table-cell>
              <table:table-cell office:value-type="float" office:value="47516.86">
                <text:p>47516.86</text:p>
              </table:table-cell>
            </table:table-row>
            <table:table-row>
              <table:table-cell office:value-type="float" office:value="41229">
                <text:p>41229</text:p>
              </table:table-cell>
              <table:table-cell office:value-type="float" office:value="47892.91">
                <text:p>47892.91</text:p>
              </table:table-cell>
            </table:table-row>
            <table:table-row>
              <table:table-cell office:value-type="float" office:value="41228">
                <text:p>41228</text:p>
              </table:table-cell>
              <table:table-cell office:value-type="float" office:value="47637.57">
                <text:p>47637.57</text:p>
              </table:table-cell>
            </table:table-row>
            <table:table-row>
              <table:table-cell office:value-type="float" office:value="41227">
                <text:p>41227</text:p>
              </table:table-cell>
              <table:table-cell office:value-type="float" office:value="47649.66">
                <text:p>47649.66</text:p>
              </table:table-cell>
            </table:table-row>
            <table:table-row>
              <table:table-cell office:value-type="float" office:value="41226">
                <text:p>41226</text:p>
              </table:table-cell>
              <table:table-cell office:value-type="float" office:value="47510.17">
                <text:p>47510.17</text:p>
              </table:table-cell>
            </table:table-row>
            <table:table-row>
              <table:table-cell office:value-type="float" office:value="41225">
                <text:p>41225</text:p>
              </table:table-cell>
              <table:table-cell office:value-type="float" office:value="47465.15">
                <text:p>47465.15</text:p>
              </table:table-cell>
            </table:table-row>
            <table:table-row>
              <table:table-cell office:value-type="float" office:value="41222">
                <text:p>41222</text:p>
              </table:table-cell>
              <table:table-cell office:value-type="float" office:value="47554.07">
                <text:p>47554.07</text:p>
              </table:table-cell>
            </table:table-row>
            <table:table-row>
              <table:table-cell office:value-type="float" office:value="41221">
                <text:p>41221</text:p>
              </table:table-cell>
              <table:table-cell office:value-type="float" office:value="47516.57">
                <text:p>47516.57</text:p>
              </table:table-cell>
            </table:table-row>
            <table:table-row>
              <table:table-cell office:value-type="float" office:value="41220">
                <text:p>41220</text:p>
              </table:table-cell>
              <table:table-cell office:value-type="float" office:value="47348.16">
                <text:p>47348.16</text:p>
              </table:table-cell>
            </table:table-row>
            <table:table-row>
              <table:table-cell office:value-type="float" office:value="41219">
                <text:p>41219</text:p>
              </table:table-cell>
              <table:table-cell office:value-type="float" office:value="46868.43">
                <text:p>46868.43</text:p>
              </table:table-cell>
            </table:table-row>
            <table:table-row>
              <table:table-cell office:value-type="float" office:value="41218">
                <text:p>41218</text:p>
              </table:table-cell>
              <table:table-cell office:value-type="float" office:value="46481.15">
                <text:p>46481.15</text:p>
              </table:table-cell>
            </table:table-row>
            <table:table-row>
              <table:table-cell office:value-type="float" office:value="41215">
                <text:p>41215</text:p>
              </table:table-cell>
              <table:table-cell office:value-type="float" office:value="46145.34">
                <text:p>46145.3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Windows_X86_64 LibreOffice_project/22b09f6418e8c2d508a9eaf86b2399209b0990f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0" number:language="pl" number:country="PL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right-angled-axes="true" chart:data-label-number="value-and-percentage" chart:data-label-text="true" chart:data-label-symbol="true"/>
    </style:style>
    <style:style style:name="ch5" style:family="chart" style:data-style-name="N1000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0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0000">
      <style:chart-properties loext:label-stroke-color="#3465a4" loext:label-stroke="none" chart:link-data-style-to-source="true" chart:data-label-number="value-and-percentage" chart:data-label-text="true" chart:data-label-symbol="true" chart:label-position="outside">
        <chart:label-separator>
          <text:p><text:line-break/></text:p>
        </chart:label-separator>
      </style:chart-properties>
      <style:graphic-properties draw:stroke="none" draw:fill-color="#004586" fo:wrap-option="wrap" dr3d:edge-rounding="5%"/>
      <style:text-properties fo:font-size="13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2.803cm" svg:height="14.697cm" xlink:href=".." xlink:type="simple" chart:class="chart:circle" chart:style-name="ch1">
        <chart:title svg:x="9.108cm" svg:y="0.429cm" chart:style-name="ch2">
          <text:p>Wybory samorządowe</text:p>
        </chart:title>
        <chart:legend chart:legend-position="end" svg:x="18.555cm" svg:y="6.302cm" style:legend-expansion="high" chart:style-name="ch3"/>
        <chart:plot-area chart:style-name="ch4" table:cell-range-address="'2. Wybory'.A2:'2. Wybory'.B5 '2. Wybory'.B1:'2. Wybory'.B1" chart:data-source-has-labels="both" svg:x="2.598cm" svg:y="1.665cm" svg:width="13.379cm" svg:height="9.772cm">
          <chartooo:coordinate-region svg:x="5.292cm" svg:y="3.582cm" svg:width="7.435cm" svg:height="7.435cm"/>
          <chart:axis chart:dimension="x" chart:name="primary-x" chart:style-name="ch5" chartooo:axis-type="auto">
            <chartooo:date-scale/>
            <chart:categories table:cell-range-address="'2. Wybory'.A2:'2. Wybory'.A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2. Wybory'.B2:'2. Wybory'.B5" chart:label-cell-address="'2. Wybory'.B1:'2. Wybory'.B1" chart:class="chart:circle"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czba głosów</text:p>
                <draw:g>
                  <svg:desc>'2. Wybory'.B1:'2. Wybory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Janek Wiśniewski (1C)</text:p>
                <draw:g>
                  <svg:desc>'2. Wybory'.A2:'2. Wybory'.A5</svg:desc>
                </draw:g>
              </table:table-cell>
              <table:table-cell office:value-type="float" office:value="45">
                <text:p>45</text:p>
                <draw:g>
                  <svg:desc>'2. Wybory'.B2:'2. Wybory'.B5</svg:desc>
                </draw:g>
              </table:table-cell>
            </table:table-row>
            <table:table-row>
              <table:table-cell office:value-type="string">
                <text:p>Kasia Nowak (3B)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Dorota Kowalska (2A)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Marek Kowalski (2A)</text:p>
              </table:table-cell>
              <table:table-cell office:value-type="float" office:value="201">
                <text:p>20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Windows_X86_64 LibreOffice_project/22b09f6418e8c2d508a9eaf86b2399209b0990f4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0" number:language="pl" number:country="PL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0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00">
      <style:chart-properties chart:display-label="true" chart:logarithmic="false" chart:origin="0" chart:reverse-direction="false" text:line-break="false" loext:try-staggering-first="false" chart:link-data-style-to-source="true" chart:axis-position="53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000">
      <style:chart-properties chart:symbol-type="none" chart:link-data-style-to-source="true"/>
      <style:graphic-properties svg:stroke-width="0.08cm" svg:stroke-color="#21409a" draw:fill-color="#21409a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4.471cm" svg:y="4.201cm" style:legend-expansion="high" chart:style-name="ch2"/>
        <chart:plot-area chart:style-name="ch3" table:cell-range-address="'3. Matematyczne I'.B1:'3. Matematyczne I'.B102" chart:data-source-has-labels="row" svg:x="0.32cm" svg:y="0.18cm" svg:width="13.831cm" svg:height="8.64cm">
          <chartooo:coordinate-region svg:x="0.413cm" svg:y="0.379cm" svg:width="13.417cm" svg:height="8.24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3. Matematyczne I'.B2:'3. Matematyczne I'.B102" chart:label-cell-address="'3. Matematyczne I'.B1:'3. Matematyczne I'.B1" chart:class="chart:line">
            <chart:data-point chart:repeated="10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y</text:p>
                <draw:g>
                  <svg:desc>'3. Matematyczne I'.B1:'3. Matematyczne I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416666666666667">
                <text:p>0.0416666666666667</text:p>
                <draw:g>
                  <svg:desc>'3. Matematyczne I'.B2:'3. Matematyczne I'.B1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434593654932638">
                <text:p>0.04345936549326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53720508166969">
                <text:p>0.045372050816696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474158368895211">
                <text:p>0.04741583688952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496031746031746">
                <text:p>0.049603174603174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51948051948052">
                <text:p>0.05194805194805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544662309368192">
                <text:p>0.054466230936819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571755288736421">
                <text:p>0.057175528873642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600961538461538">
                <text:p>0.060096153846153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632511068943707">
                <text:p>0.063251106894370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666666666666667">
                <text:p>0.06666666666666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703729767769177">
                <text:p>0.070372976776917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744047619047619">
                <text:p>0.074404761904761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788022064617809">
                <text:p>0.078802206461780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836120401337793">
                <text:p>0.083612040133779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888888888888883">
                <text:p>0.088888888888888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946969696969691">
                <text:p>0.094696969696969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01112234580384">
                <text:p>0.10111223458038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08225108225107">
                <text:p>0.10822510822510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16144018583042">
                <text:p>0.11614401858304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124999999999999">
                <text:p>0.12499999999999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134952766531713">
                <text:p>0.13495276653171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146198830409356">
                <text:p>0.14619883040935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158982511923687">
                <text:p>0.15898251192368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17361111111111">
                <text:p>0.1736111111111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90476190476189">
                <text:p>0.19047619047618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10084033613443">
                <text:p>0.21008403361344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33100233100231">
                <text:p>0.23310023310023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60416666666664">
                <text:p>0.26041666666666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93255131964806">
                <text:p>0.29325513196480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33333333333329">
                <text:p>0.33333333333332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83141762452102">
                <text:p>0.38314176245210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446428571428564">
                <text:p>0.44642857142856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52910052910052">
                <text:p>0.5291005291005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41025641025628">
                <text:p>0.64102564102562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99999999999981">
                <text:p>0.79999999999998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04166666666664">
                <text:p>1.0416666666666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44927536231879">
                <text:p>1.4492753623187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.27272727272715">
                <text:p>2.2727272727271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.76190476190426">
                <text:p>4.7619047619042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5.26315789473734">
                <text:p>-5.2631578947373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2.7777777777779">
                <text:p>-2.777777777777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1.96078431372554">
                <text:p>-1.9607843137255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1.56250000000003">
                <text:p>-1.5625000000000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1.33333333333335">
                <text:p>-1.3333333333333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1.1904761904762">
                <text:p>-1.190476190476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1.09890109890111">
                <text:p>-1.0989010989011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1.04166666666667">
                <text:p>-1.0416666666666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1.01010101010101">
                <text:p>-1.0101010101010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1.01010101010101">
                <text:p>-1.0101010101010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1.04166666666666">
                <text:p>-1.0416666666666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1.09890109890109">
                <text:p>-1.0989010989010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1.19047619047618">
                <text:p>-1.1904761904761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1.33333333333332">
                <text:p>-1.3333333333333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1.56249999999997">
                <text:p>-1.5624999999999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1.96078431372544">
                <text:p>-1.9607843137254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2.77777777777766">
                <text:p>-2.7777777777776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5.26315789473635">
                <text:p>-5.2631578947363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.76190476190526">
                <text:p>4.7619047619052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.2727272727274">
                <text:p>2.272727272727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44927536231889">
                <text:p>1.4492753623188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0416666666667">
                <text:p>1.041666666666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800000000000019">
                <text:p>0.80000000000001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641025641025654">
                <text:p>0.64102564102565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529100529100539">
                <text:p>0.52910052910053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446428571428579">
                <text:p>0.44642857142857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383141762452113">
                <text:p>0.38314176245211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333333333333338">
                <text:p>0.33333333333333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293255131964813">
                <text:p>0.29325513196481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26041666666667">
                <text:p>0.2604166666666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233100233100236">
                <text:p>0.23310023310023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210084033613447">
                <text:p>0.21008403361344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190476190476192">
                <text:p>0.19047619047619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173611111111113">
                <text:p>0.17361111111111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15898251192369">
                <text:p>0.1589825119236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146198830409358">
                <text:p>0.14619883040935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134952766531715">
                <text:p>0.13495276653171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125000000000001">
                <text:p>0.12500000000000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116144018583044">
                <text:p>0.11614401858304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108225108225109">
                <text:p>0.10822510822510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101112234580385">
                <text:p>0.10111223458038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946969696969703">
                <text:p>0.094696969696970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888888888888894">
                <text:p>0.088888888888889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836120401337798">
                <text:p>0.083612040133779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788022064617814">
                <text:p>0.078802206461781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744047619047623">
                <text:p>0.074404761904762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70372976776918">
                <text:p>0.07037297677691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66666666666667">
                <text:p>0.06666666666666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63251106894371">
                <text:p>0.06325110689437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600961538461541">
                <text:p>0.060096153846154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571755288736424">
                <text:p>0.057175528873642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544662309368192">
                <text:p>0.054466230936819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519480519480522">
                <text:p>0.051948051948052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496031746031748">
                <text:p>0.049603174603174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474158368895211">
                <text:p>0.047415836889521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453720508166969">
                <text:p>0.045372050816696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434593654932638">
                <text:p>0.043459365493263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416666666666668">
                <text:p>0.041666666666666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Windows_X86_64 LibreOffice_project/22b09f6418e8c2d508a9eaf86b2399209b0990f4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0" number:language="pl" number:country="PL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100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00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8.997cm" xlink:href=".." xlink:type="simple" chart:class="chart:scatter" chart:style-name="ch1">
        <chart:legend chart:legend-position="end" svg:x="14.471cm" svg:y="4.199cm" style:legend-expansion="high" chart:style-name="ch2"/>
        <chart:plot-area chart:style-name="ch3" table:cell-range-address="'5. Pomiary'.A2:'5. Pomiary'.B32 '5. Pomiary'.B1:'5. Pomiary'.B1" chart:data-source-has-labels="row" svg:x="0.32cm" svg:y="0.179cm" svg:width="13.831cm" svg:height="8.639cm">
          <chartooo:coordinate-region svg:x="0.862cm" svg:y="0.378cm" svg:width="13.049cm" svg:height="8.24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5. Pomiary'.B2:'5. Pomiary'.B32" chart:label-cell-address="'5. Pomiary'.B1:'5. Pomiary'.B1" chart:class="chart:scatter">
            <chart:domain table:cell-range-address="'5. Pomiary'.A2:'5. Pomiary'.A32"/>
            <chart:data-point chart:repeated="3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b</text:p>
                <draw:g>
                  <svg:desc>'5. Pomiary'.B1:'5. Pomiary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5. Pomiary'.A2:'5. Pomiary'.A32</svg:desc>
                </draw:g>
              </table:table-cell>
              <table:table-cell office:value-type="float" office:value="1.92407596103626">
                <text:p>1.92407596103626</text:p>
                <draw:g>
                  <svg:desc>'5. Pomiary'.B2:'5. Pomiary'.B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1.95221925969246">
                <text:p>1.9522192596924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2.28347800786909">
                <text:p>2.283478007869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2.63040483190159">
                <text:p>2.6304048319015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3.44787609620402">
                <text:p>3.447876096204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3.70257666832636">
                <text:p>3.7025766683263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">
                <text:p>0.6</text:p>
              </table:table-cell>
              <table:table-cell office:value-type="float" office:value="4.07335103227285">
                <text:p>4.0733510322728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">
                <text:p>0.7</text:p>
              </table:table-cell>
              <table:table-cell office:value-type="float" office:value="3.7564588807235">
                <text:p>3.756458880723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">
                <text:p>0.8</text:p>
              </table:table-cell>
              <table:table-cell office:value-type="float" office:value="4.30576835584167">
                <text:p>4.305768355841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">
                <text:p>0.9</text:p>
              </table:table-cell>
              <table:table-cell office:value-type="float" office:value="3.50570908290721">
                <text:p>3.5057090829072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3.74797128376499">
                <text:p>3.7479712837649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1">
                <text:p>1.1</text:p>
              </table:table-cell>
              <table:table-cell office:value-type="float" office:value="4.20006720943046">
                <text:p>4.2000672094304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2">
                <text:p>1.2</text:p>
              </table:table-cell>
              <table:table-cell office:value-type="float" office:value="4.21969823470302">
                <text:p>4.2196982347030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3">
                <text:p>1.3</text:p>
              </table:table-cell>
              <table:table-cell office:value-type="float" office:value="3.99089437986102">
                <text:p>3.9908943798610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4">
                <text:p>1.4</text:p>
              </table:table-cell>
              <table:table-cell office:value-type="float" office:value="3.8694447276792">
                <text:p>3.869444727679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5">
                <text:p>1.5</text:p>
              </table:table-cell>
              <table:table-cell office:value-type="float" office:value="3.90854538332002">
                <text:p>3.9085453833200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6">
                <text:p>1.6</text:p>
              </table:table-cell>
              <table:table-cell office:value-type="float" office:value="3.14649051606558">
                <text:p>3.1464905160655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7">
                <text:p>1.7</text:p>
              </table:table-cell>
              <table:table-cell office:value-type="float" office:value="2.97821189446152">
                <text:p>2.9782118944615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8">
                <text:p>1.8</text:p>
              </table:table-cell>
              <table:table-cell office:value-type="float" office:value="2.95795439531715">
                <text:p>2.9579543953171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9">
                <text:p>1.9</text:p>
              </table:table-cell>
              <table:table-cell office:value-type="float" office:value="2.29156095248961">
                <text:p>2.2915609524896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">
                <text:p>2</text:p>
              </table:table-cell>
              <table:table-cell office:value-type="float" office:value="1.71967745788394">
                <text:p>1.7196774578839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1">
                <text:p>2.1</text:p>
              </table:table-cell>
              <table:table-cell office:value-type="float" office:value="1.34314123168743">
                <text:p>1.3431412316874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2">
                <text:p>2.2</text:p>
              </table:table-cell>
              <table:table-cell office:value-type="float" office:value="0.723510780611676">
                <text:p>0.72351078061167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3">
                <text:p>2.3</text:p>
              </table:table-cell>
              <table:table-cell office:value-type="float" office:value="0.848259112569072">
                <text:p>0.84825911256907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4">
                <text:p>2.4</text:p>
              </table:table-cell>
              <table:table-cell office:value-type="float" office:value="-0.0524148924599068">
                <text:p>-0.052414892459906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5">
                <text:p>2.5</text:p>
              </table:table-cell>
              <table:table-cell office:value-type="float" office:value="-0.709962428520101">
                <text:p>-0.70996242852010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6">
                <text:p>2.6</text:p>
              </table:table-cell>
              <table:table-cell office:value-type="float" office:value="-0.944883169419674">
                <text:p>-0.94488316941967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7">
                <text:p>2.7</text:p>
              </table:table-cell>
              <table:table-cell office:value-type="float" office:value="-1.96973486215718">
                <text:p>-1.9697348621571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8">
                <text:p>2.8</text:p>
              </table:table-cell>
              <table:table-cell office:value-type="float" office:value="-2.27204639230627">
                <text:p>-2.2720463923062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9">
                <text:p>2.9</text:p>
              </table:table-cell>
              <table:table-cell office:value-type="float" office:value="-3.53501884565387">
                <text:p>-3.5350188456538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">
                <text:p>3</text:p>
              </table:table-cell>
              <table:table-cell office:value-type="float" office:value="-4.03215207991004">
                <text:p>-4.0321520799100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Windows_X86_64 LibreOffice_project/22b09f6418e8c2d508a9eaf86b2399209b0990f4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0" number:language="pl" number:country="PL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10000">
      <style:chart-properties chart:display-label="true" chart:logarithmic="false" chart:reverse-direction="false" text:line-break="true" loext:try-staggering-first="false" chart:link-data-style-to-source="true" chart:axis-position="0" style:rotation-angle="48"/>
      <style:graphic-properties svg:stroke-color="#b3b3b3"/>
      <style:text-properties fo:font-size="10pt" style:font-size-asian="10pt" style:font-size-complex="10pt"/>
    </style:style>
    <style:style style:name="ch5" style:family="chart" style:data-style-name="N10000">
      <style:chart-properties chart:display-label="true" chart:logarithmic="tru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000">
      <style:chart-properties chart:link-data-style-to-source="true"/>
      <style:graphic-properties draw:stroke="none" draw:fill-color="#21409a" dr3d:edge-rounding="5%"/>
      <style:text-properties fo:font-size="10pt" style:font-size-asian="10pt" style:font-size-complex="10pt"/>
    </style:style>
    <style:style style:name="ch8" style:family="chart">
      <style:chart-properties chart:solid-type="cuboid"/>
    </style:style>
    <style:style style:name="ch9" style:family="chart">
      <style:chart-properties chart:solid-type="cuboid"/>
      <style:graphic-properties draw:fill-color="#ed1c24"/>
    </style:style>
    <style:style style:name="ch10" style:family="chart">
      <style:chart-properties chart:solid-type="cuboid"/>
      <style:graphic-properties draw:fill-color="#fff200"/>
    </style:style>
    <style:style style:name="ch11" style:family="chart">
      <style:chart-properties chart:solid-type="cuboid"/>
      <style:graphic-properties draw:fill-color="#72bf44"/>
    </style:style>
    <style:style style:name="ch12" style:family="chart">
      <style:chart-properties chart:solid-type="cuboid"/>
      <style:graphic-properties draw:fill-color="#bc312e"/>
    </style:style>
    <style:style style:name="ch13" style:family="chart">
      <style:chart-properties chart:solid-type="cuboid"/>
      <style:graphic-properties draw:fill-color="#adc5e7"/>
    </style:style>
    <style:style style:name="ch14" style:family="chart">
      <style:chart-properties chart:solid-type="cuboid"/>
      <style:graphic-properties draw:fill-color="#808080"/>
    </style:style>
    <style:style style:name="ch15" style:family="chart">
      <style:chart-properties chart:solid-type="cuboid"/>
      <style:graphic-properties draw:fill-color="#add58a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3.875cm" svg:height="15.586cm" xlink:href=".." xlink:type="simple" chart:class="chart:bar" chart:style-name="ch1">
        <chart:legend chart:legend-position="end" svg:x="21.665cm" svg:y="7.494cm" style:legend-expansion="high" chart:style-name="ch2"/>
        <chart:plot-area chart:style-name="ch3" table:cell-range-address="'6. Nazwiska'.A2:'6. Nazwiska'.B9 '6. Nazwiska'.B1:'6. Nazwiska'.B1" chart:data-source-has-labels="both" svg:x="0.713cm" svg:y="0.452cm" svg:width="19.112cm" svg:height="15.985cm">
          <chartooo:coordinate-region svg:x="2.26cm" svg:y="0.651cm" svg:width="17.565cm" svg:height="13.677cm"/>
          <chart:axis chart:dimension="x" chart:name="primary-x" chart:style-name="ch4" chartooo:axis-type="auto">
            <chartooo:date-scale/>
            <chart:categories table:cell-range-address="'6. Nazwiska'.A2:'6. Nazwiska'.A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6. Nazwiska'.B2:'6. Nazwiska'.B9" chart:label-cell-address="'6. Nazwiska'.B1:'6. Nazwiska'.B1" chart:class="chart:bar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zęstość</text:p>
                <draw:g>
                  <svg:desc>'6. Nazwiska'.B1:'6. Nazwiska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Janik</text:p>
                <draw:g>
                  <svg:desc>'6. Nazwiska'.A2:'6. Nazwiska'.A9</svg:desc>
                </draw:g>
              </table:table-cell>
              <table:table-cell office:value-type="float" office:value="24773">
                <text:p>24773</text:p>
                <draw:g>
                  <svg:desc>'6. Nazwiska'.B2:'6. Nazwiska'.B9</svg:desc>
                </draw:g>
              </table:table-cell>
            </table:table-row>
            <table:table-row>
              <table:table-cell office:value-type="string">
                <text:p>Musiał</text:p>
              </table:table-cell>
              <table:table-cell office:value-type="float" office:value="23130">
                <text:p>23130</text:p>
              </table:table-cell>
            </table:table-row>
            <table:table-row>
              <table:table-cell office:value-type="string">
                <text:p>Wawrzyniak</text:p>
              </table:table-cell>
              <table:table-cell office:value-type="float" office:value="21569">
                <text:p>21569</text:p>
              </table:table-cell>
            </table:table-row>
            <table:table-row>
              <table:table-cell office:value-type="string">
                <text:p>Nowak</text:p>
              </table:table-cell>
              <table:table-cell office:value-type="float" office:value="205536">
                <text:p>205536</text:p>
              </table:table-cell>
            </table:table-row>
            <table:table-row>
              <table:table-cell office:value-type="string">
                <text:p>Wiśniewski</text:p>
              </table:table-cell>
              <table:table-cell office:value-type="float" office:value="52422">
                <text:p>52422</text:p>
              </table:table-cell>
            </table:table-row>
            <table:table-row>
              <table:table-cell office:value-type="string">
                <text:p>Erat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Erad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Kołodziejczyk</text:p>
              </table:table-cell>
              <table:table-cell office:value-type="float" office:value="23115">
                <text:p>2311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Windows_X86_64 LibreOffice_project/22b09f6418e8c2d508a9eaf86b2399209b0990f4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0" number:language="pl" number:country="PL">
      <number:number number:min-integer-digits="1"/>
    </number:number-style>
    <number:percentage-style style:name="N10010" number:language="pl" number:country="PL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01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1000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1000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svg:x="11.024cm" svg:y="0.389cm" style:legend-expansion="custom" chartooo:width="3.145cm" chartooo:height="1.096cm" style:legend-expansion-aspect-ratio="2.86952554744526" chart:style-name="ch2"/>
        <chart:plot-area chart:style-name="ch3" table:cell-range-address="'7. Klasyfikacja'.A2:'7. Klasyfikacja'.C11 '7. Klasyfikacja'.B1:'7. Klasyfikacja'.C1" chart:data-source-has-labels="both" svg:x="0.32cm" svg:y="0.18cm" svg:width="15.36cm" svg:height="8.64cm">
          <chartooo:coordinate-region svg:x="0.756cm" svg:y="0.38cm" svg:width="13.799cm" svg:height="7.793cm"/>
          <chart:axis chart:dimension="x" chart:name="primary-x" chart:style-name="ch4" chartooo:axis-type="auto">
            <chartooo:date-scale/>
            <chart:categories table:cell-range-address="'7. Klasyfikacja'.A2:'7. Klasyfikacja'.A11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primary-y" chart:style-name="ch8" chart:values-cell-range-address="'7. Klasyfikacja'.B2:'7. Klasyfikacja'.B11" chart:label-cell-address="'7. Klasyfikacja'.B1:'7. Klasyfikacja'.B1" chart:class="chart:bar">
            <chart:data-point chart:repeated="10"/>
          </chart:series>
          <chart:series chart:attached-axis="secondary-y" chart:style-name="ch9" chart:values-cell-range-address="'7. Klasyfikacja'.C2:'7. Klasyfikacja'.C11" chart:label-cell-address="'7. Klasyfikacja'.C1:'7. Klasyfikacja'.C1" chart:class="chart:line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Średnia ocen</text:p>
                <draw:g>
                  <svg:desc>'7. Klasyfikacja'.B1:'7. Klasyfikacja'.B1</svg:desc>
                </draw:g>
              </table:table-cell>
              <table:table-cell office:value-type="string">
                <text:p>Frekwencja</text:p>
                <draw:g>
                  <svg:desc>'7. Klasyfikacja'.C1:'7. Klasyfikacja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A</text:p>
                <draw:g>
                  <svg:desc>'7. Klasyfikacja'.A2:'7. Klasyfikacja'.A11</svg:desc>
                </draw:g>
              </table:table-cell>
              <table:table-cell office:value-type="float" office:value="4.05">
                <text:p>4.05</text:p>
                <draw:g>
                  <svg:desc>'7. Klasyfikacja'.B2:'7. Klasyfikacja'.B11</svg:desc>
                </draw:g>
              </table:table-cell>
              <table:table-cell office:value-type="float" office:value="0.863408229810883">
                <text:p>0.863408229810883</text:p>
                <draw:g>
                  <svg:desc>'7. Klasyfikacja'.C2:'7. Klasyfikacja'.C11</svg:desc>
                </draw:g>
              </table:table-cell>
            </table:table-row>
            <table:table-row>
              <table:table-cell office:value-type="string">
                <text:p>1B</text:p>
              </table:table-cell>
              <table:table-cell office:value-type="float" office:value="3.27">
                <text:p>3.27</text:p>
              </table:table-cell>
              <table:table-cell office:value-type="float" office:value="0.784578738372111">
                <text:p>0.784578738372111</text:p>
              </table:table-cell>
            </table:table-row>
            <table:table-row>
              <table:table-cell office:value-type="string">
                <text:p>1C</text:p>
              </table:table-cell>
              <table:table-cell office:value-type="float" office:value="2.69">
                <text:p>2.69</text:p>
              </table:table-cell>
              <table:table-cell office:value-type="float" office:value="0.779422354680431">
                <text:p>0.779422354680431</text:p>
              </table:table-cell>
            </table:table-row>
            <table:table-row>
              <table:table-cell office:value-type="string">
                <text:p>1D</text:p>
              </table:table-cell>
              <table:table-cell office:value-type="float" office:value="3.03">
                <text:p>3.03</text:p>
              </table:table-cell>
              <table:table-cell office:value-type="float" office:value="0.630224542157636">
                <text:p>0.630224542157636</text:p>
              </table:table-cell>
            </table:table-row>
            <table:table-row>
              <table:table-cell office:value-type="string">
                <text:p>1E</text:p>
              </table:table-cell>
              <table:table-cell office:value-type="float" office:value="2.39">
                <text:p>2.39</text:p>
              </table:table-cell>
              <table:table-cell office:value-type="float" office:value="0.929124148420098">
                <text:p>0.929124148420098</text:p>
              </table:table-cell>
            </table:table-row>
            <table:table-row>
              <table:table-cell office:value-type="string">
                <text:p>2A</text:p>
              </table:table-cell>
              <table:table-cell office:value-type="float" office:value="1.6">
                <text:p>1.6</text:p>
              </table:table-cell>
              <table:table-cell office:value-type="float" office:value="0.595933961022122">
                <text:p>0.595933961022122</text:p>
              </table:table-cell>
            </table:table-row>
            <table:table-row>
              <table:table-cell office:value-type="string">
                <text:p>2B</text:p>
              </table:table-cell>
              <table:table-cell office:value-type="float" office:value="3.43">
                <text:p>3.43</text:p>
              </table:table-cell>
              <table:table-cell office:value-type="float" office:value="0.843965802246178">
                <text:p>0.843965802246178</text:p>
              </table:table-cell>
            </table:table-row>
            <table:table-row>
              <table:table-cell office:value-type="string">
                <text:p>2C</text:p>
              </table:table-cell>
              <table:table-cell office:value-type="float" office:value="5.44">
                <text:p>5.44</text:p>
              </table:table-cell>
              <table:table-cell office:value-type="float" office:value="0.995799831411424">
                <text:p>0.995799831411424</text:p>
              </table:table-cell>
            </table:table-row>
            <table:table-row>
              <table:table-cell office:value-type="string">
                <text:p>2D</text:p>
              </table:table-cell>
              <table:table-cell office:value-type="float" office:value="4.67">
                <text:p>4.67</text:p>
              </table:table-cell>
              <table:table-cell office:value-type="float" office:value="0.664489006328958">
                <text:p>0.664489006328958</text:p>
              </table:table-cell>
            </table:table-row>
            <table:table-row>
              <table:table-cell office:value-type="string">
                <text:p>2E</text:p>
              </table:table-cell>
              <table:table-cell office:value-type="float" office:value="3.34">
                <text:p>3.34</text:p>
              </table:table-cell>
              <table:table-cell office:value-type="float" office:value="0.69357159600428">
                <text:p>0.6935715960042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Windows_X86_64 LibreOffice_project/22b09f6418e8c2d508a9eaf86b2399209b0990f4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